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d7e0e"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9d3a"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6153b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6" style:family="paragraph" style:parent-style-name="Standard">
      <style:text-properties officeooo:paragraph-rsid="04063b26"/>
    </style:style>
    <style:style style:name="P527" style:family="paragraph" style:parent-style-name="Standard">
      <style:text-properties officeooo:paragraph-rsid="042a488d"/>
    </style:style>
    <style:style style:name="P528" style:family="paragraph" style:parent-style-name="Standard">
      <style:text-properties officeooo:rsid="0442b418" officeooo:paragraph-rsid="0442b418"/>
    </style:style>
    <style:style style:name="P529" style:family="paragraph" style:parent-style-name="Standard">
      <style:text-properties officeooo:paragraph-rsid="0432d5f4"/>
    </style:style>
    <style:style style:name="P530" style:family="paragraph" style:parent-style-name="Standard">
      <style:paragraph-properties fo:margin-left="2.159cm" fo:margin-right="0cm" fo:text-indent="-0.635cm" style:auto-text-indent="false"/>
      <style:text-properties officeooo:rsid="01686afd" officeooo:paragraph-rsid="00150877" fo:background-color="#ffffff"/>
    </style:style>
    <style:style style:name="P531" style:family="paragraph" style:parent-style-name="Standard">
      <style:paragraph-properties fo:margin-left="2.159cm" fo:margin-right="0cm" fo:text-indent="-0.635cm" style:auto-text-indent="false"/>
      <style:text-properties officeooo:rsid="01686afd" officeooo:paragraph-rsid="015b2629" fo:background-color="#ffffff"/>
    </style:style>
    <style:style style:name="P532" style:family="paragraph" style:parent-style-name="Standard">
      <style:paragraph-properties fo:margin-left="2.159cm" fo:margin-right="0cm" fo:text-indent="-0.635cm"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3"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4"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5" style:family="paragraph" style:parent-style-name="Standard">
      <style:paragraph-properties fo:margin-left="2.159cm" fo:margin-right="0cm" fo:text-indent="-0.635cm"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6"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37" style:family="paragraph" style:parent-style-name="Standard">
      <style:paragraph-properties fo:margin-left="2.159cm" fo:margin-right="0cm" fo:text-indent="-0.635cm"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38"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39" style:family="paragraph" style:parent-style-name="Standard">
      <style:paragraph-properties fo:margin-left="2.159cm" fo:margin-right="0cm" fo:text-indent="-0.635cm"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0"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1"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2.159cm" fo:margin-right="0cm" fo:text-indent="-0.635cm"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2.159cm" fo:margin-right="0cm" fo:text-indent="-0.635cm"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2.159cm" fo:margin-right="0cm" fo:text-indent="-0.635cm"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5" style:family="paragraph" style:parent-style-name="Standard">
      <style:paragraph-properties fo:margin-left="2.159cm" fo:margin-right="0cm" fo:text-indent="-0.635cm"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6"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47" style:family="paragraph" style:parent-style-name="Standard">
      <style:paragraph-properties fo:margin-left="2.159cm" fo:margin-right="0cm" fo:text-indent="-0.635cm"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2.159cm" fo:margin-right="0cm" fo:text-indent="-0.635cm"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2.159cm" fo:margin-right="0cm" fo:text-indent="-0.635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2.159cm" fo:margin-right="0cm" fo:text-indent="-0.635cm"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2.159cm" fo:margin-right="0cm" fo:text-indent="-0.635cm"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2.159cm" fo:margin-right="0cm" fo:text-indent="-0.635cm"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2.159cm" fo:margin-right="0cm" fo:text-indent="-0.635cm"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2.159cm" fo:margin-right="0cm" fo:text-indent="-0.635cm"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2.159cm" fo:margin-right="0cm" fo:text-indent="-0.635cm"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2.159cm" fo:margin-right="0cm" fo:text-indent="-0.635cm"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2.159cm" fo:margin-right="0cm" fo:text-indent="-0.635cm"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2.159cm" fo:margin-right="0cm" fo:text-indent="-0.635cm"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2.159cm" fo:margin-right="0cm" fo:text-indent="-0.635cm"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2.159cm" fo:margin-right="0cm" fo:text-indent="-0.635cm"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2.159cm" fo:margin-right="0cm" fo:text-indent="-0.635cm"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2.159cm" fo:margin-right="0cm" fo:text-indent="-0.635cm"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2.159cm" fo:margin-right="0cm" fo:text-indent="-0.635cm"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2.159cm" fo:margin-right="0cm" fo:text-indent="-0.635cm"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2.159cm" fo:margin-right="0cm" fo:text-indent="-0.635cm"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2.159cm" fo:margin-right="0cm" fo:text-indent="-0.635cm"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2.159cm" fo:margin-right="0cm" fo:text-indent="-0.635cm"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2.159cm" fo:margin-right="0cm" fo:text-indent="-0.635cm"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2.159cm" fo:margin-right="0cm" fo:text-indent="-0.635cm"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2.159cm" fo:margin-right="0cm" fo:text-indent="-0.635cm"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2.159cm" fo:margin-right="0cm" fo:text-indent="-0.635cm"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2.159cm" fo:margin-right="0cm" fo:text-indent="-0.635cm"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2.159cm" fo:margin-right="0cm" fo:text-indent="-0.635cm"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2.159cm" fo:margin-right="0cm" fo:text-indent="-0.635cm"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2.159cm" fo:margin-right="0cm" fo:text-indent="-0.635cm"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2.159cm" fo:margin-right="0cm" fo:text-indent="-0.635cm"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2.159cm" fo:margin-right="0cm" fo:text-indent="-0.635cm"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2.159cm" fo:margin-right="0cm" fo:text-indent="-0.635cm"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2.159cm" fo:margin-right="0cm" fo:text-indent="-0.635cm"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2.159cm" fo:margin-right="0cm" fo:text-indent="-0.635cm"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2.159cm" fo:margin-right="0cm" fo:text-indent="-0.635cm"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2.159cm" fo:margin-right="0cm" fo:text-indent="-0.635cm"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2.159cm" fo:margin-right="0cm" fo:text-indent="-0.635cm"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2.159cm" fo:margin-right="0cm" fo:text-indent="-0.635cm"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2.159cm" fo:margin-right="0cm" fo:text-indent="-0.635cm"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2.159cm" fo:margin-right="0cm" fo:text-indent="-0.635cm"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2.159cm" fo:margin-right="0cm" fo:text-indent="-0.635cm"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2.159cm" fo:margin-right="0cm" fo:text-indent="-0.635cm"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2.159cm" fo:margin-right="0cm" fo:text-indent="-0.635cm"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2.159cm" fo:margin-right="0cm" fo:text-indent="-0.635cm"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2.159cm" fo:margin-right="0cm" fo:text-indent="-0.635cm"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2.159cm" fo:margin-right="0cm" fo:text-indent="-0.635cm"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2.159cm" fo:margin-right="0cm" fo:text-indent="-0.635cm"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2.159cm" fo:margin-right="0cm" fo:text-indent="-0.635cm"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2.159cm" fo:margin-right="0cm" fo:text-indent="-0.635cm"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2.159cm" fo:margin-right="0cm" fo:text-indent="-0.635cm"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2.159cm" fo:margin-right="0cm" fo:text-indent="-0.635cm"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2.159cm" fo:margin-right="0cm" fo:text-indent="-0.635cm"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2.159cm" fo:margin-right="0cm" fo:text-indent="-0.635cm"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2.159cm" fo:margin-right="0cm" fo:text-indent="-0.635cm"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2.159cm" fo:margin-right="0cm" fo:text-indent="-0.635cm"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2.159cm" fo:margin-right="0cm" fo:text-indent="-0.635cm"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2.159cm" fo:margin-right="0cm" fo:text-indent="-0.635cm"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2.159cm" fo:margin-right="0cm" fo:text-indent="-0.635cm"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2.159cm" fo:margin-right="0cm" fo:text-indent="-0.635cm"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2.159cm" fo:margin-right="0cm" fo:text-indent="-0.635cm"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2.159cm" fo:margin-right="0cm" fo:text-indent="-0.635cm"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2.159cm" fo:margin-right="0cm" fo:text-indent="-0.635cm"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2.159cm" fo:margin-right="0cm" fo:text-indent="-0.635cm"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2.159cm" fo:margin-right="0cm" fo:text-indent="-0.635cm"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2.159cm" fo:margin-right="0cm" fo:text-indent="-0.635cm"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2.159cm" fo:margin-right="0cm" fo:text-indent="-0.635cm"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2.159cm" fo:margin-right="0cm" fo:text-indent="-0.635cm"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2.159cm" fo:margin-right="0cm" fo:text-indent="-0.635cm"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2.159cm" fo:margin-right="0cm" fo:text-indent="-0.635cm"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2.159cm" fo:margin-right="0cm" fo:text-indent="-0.635cm"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2.159cm" fo:margin-right="0cm" fo:text-indent="-0.635cm"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2.159cm" fo:margin-right="0cm" fo:text-indent="-0.635cm"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2.159cm" fo:margin-right="0cm" fo:text-indent="-0.635cm"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2.159cm" fo:margin-right="0cm" fo:text-indent="-0.635cm"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2.159cm" fo:margin-right="0cm" fo:text-indent="-0.635cm"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2.159cm" fo:margin-right="0cm" fo:text-indent="-0.635cm"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2.159cm" fo:margin-right="0cm" fo:text-indent="-0.635cm"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2.159cm" fo:margin-right="0cm" fo:text-indent="-0.635cm"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2.159cm" fo:margin-right="0cm" fo:text-indent="-0.635cm"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2.159cm" fo:margin-right="0cm" fo:text-indent="-0.635cm"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2.159cm" fo:margin-right="0cm" fo:text-indent="-0.635cm"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2.159cm" fo:margin-right="0cm" fo:text-indent="-0.635cm"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2.159cm" fo:margin-right="0cm" fo:text-indent="-0.635cm"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2.159cm" fo:margin-right="0cm" fo:text-indent="-0.635cm"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2.159cm" fo:margin-right="0cm" fo:text-indent="-0.635cm"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2.159cm" fo:margin-right="0cm" fo:text-indent="-0.635cm"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2.159cm" fo:margin-right="0cm" fo:text-indent="-0.635cm"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2.159cm" fo:margin-right="0cm" fo:text-indent="-0.635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2.159cm" fo:margin-right="0cm" fo:text-indent="-0.635cm"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2.159cm" fo:margin-right="0cm" fo:text-indent="-0.635cm"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2.159cm" fo:margin-right="0cm" fo:text-indent="-0.635cm"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2.159cm" fo:margin-right="0cm" fo:text-indent="-0.635cm"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2.159cm" fo:margin-right="0cm" fo:text-indent="-0.635cm"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2.159cm" fo:margin-right="0cm" fo:text-indent="-0.635cm"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2.159cm" fo:margin-right="0cm" fo:text-indent="-0.635cm"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2.159cm" fo:margin-right="0cm" fo:text-indent="-0.635cm"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2.159cm" fo:margin-right="0cm" fo:text-indent="-0.635cm"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2.159cm" fo:margin-right="0cm" fo:text-indent="-0.635cm"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2.159cm" fo:margin-right="0cm" fo:text-indent="-0.635cm"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2.159cm" fo:margin-right="0cm" fo:text-indent="-0.635cm"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2.159cm" fo:margin-right="0cm" fo:text-indent="-0.635cm"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2.159cm" fo:margin-right="0cm" fo:text-indent="-0.635cm"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2.159cm" fo:margin-right="0cm" fo:text-indent="-0.635cm"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2.159cm" fo:margin-right="0cm" fo:text-indent="-0.635cm"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2.159cm" fo:margin-right="0cm" fo:text-indent="-0.635cm"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2.159cm" fo:margin-right="0cm" fo:text-indent="-0.635cm"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2.159cm" fo:margin-right="0cm" fo:text-indent="-0.635cm"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2.159cm" fo:margin-right="0cm" fo:text-indent="-0.635cm"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2.159cm" fo:margin-right="0cm" fo:text-indent="-0.635cm"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2.159cm" fo:margin-right="0cm" fo:text-indent="-0.635cm"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2.159cm" fo:margin-right="0cm" fo:text-indent="-0.635cm"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2.159cm" fo:margin-right="0cm" fo:text-indent="-0.635cm"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2.159cm" fo:margin-right="0cm" fo:text-indent="-0.635cm"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2.159cm" fo:margin-right="0cm" fo:text-indent="-0.635cm"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2.159cm" fo:margin-right="0cm" fo:text-indent="-0.635cm"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2.159cm" fo:margin-right="0cm" fo:text-indent="-0.635cm"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2.159cm" fo:margin-right="0cm" fo:text-indent="-0.635cm"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2.159cm" fo:margin-right="0cm" fo:text-indent="-0.635cm" style:auto-text-indent="false"/>
      <style:text-properties style:font-name="Liberation Serif" fo:font-size="12pt" officeooo:paragraph-rsid="024f10be"/>
    </style:style>
    <style:style style:name="P687" style:family="paragraph" style:parent-style-name="Standard">
      <style:paragraph-properties fo:margin-left="2.159cm" fo:margin-right="0cm" fo:text-indent="-0.635cm" style:auto-text-indent="false"/>
      <style:text-properties style:font-name="Liberation Serif" fo:font-size="12pt" officeooo:paragraph-rsid="02550900"/>
    </style:style>
    <style:style style:name="P688"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89" style:family="paragraph" style:parent-style-name="Standard">
      <style:paragraph-properties fo:margin-left="2.159cm" fo:margin-right="0cm" fo:text-indent="-0.635cm"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0" style:family="paragraph" style:parent-style-name="Standard">
      <style:paragraph-properties fo:margin-left="2.159cm" fo:margin-right="0cm" fo:text-indent="-0.635cm"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1" style:family="paragraph" style:parent-style-name="Standard">
      <style:paragraph-properties fo:margin-left="2.159cm" fo:margin-right="0cm" fo:text-indent="-0.635cm"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2"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3" style:family="paragraph" style:parent-style-name="Standard">
      <style:paragraph-properties fo:margin-left="2.159cm" fo:margin-right="0cm" fo:text-indent="-0.635cm"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4"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2.159cm" fo:margin-right="0cm" fo:text-indent="-0.635cm"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2.159cm" fo:margin-right="0cm" fo:text-indent="-0.635cm"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2.159cm" fo:margin-right="0cm" fo:text-indent="-0.635cm"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2.159cm" fo:margin-right="0cm" fo:text-indent="-0.635cm" style:auto-text-indent="false"/>
      <style:text-properties fo:font-style="italic" officeooo:rsid="01686afd" officeooo:paragraph-rsid="01e5fe68" fo:background-color="#ffffff" style:font-style-asian="italic" style:font-style-complex="italic"/>
    </style:style>
    <style:style style:name="P699" style:family="paragraph" style:parent-style-name="Standard">
      <style:paragraph-properties fo:margin-left="2.159cm" fo:margin-right="0cm" fo:text-indent="-0.635cm" style:auto-text-indent="false"/>
      <style:text-properties fo:font-style="italic" officeooo:rsid="01686afd" officeooo:paragraph-rsid="01f985cf" fo:background-color="#ffffff" style:font-style-asian="italic" style:font-style-complex="italic"/>
    </style:style>
    <style:style style:name="P700" style:family="paragraph" style:parent-style-name="Standard">
      <style:paragraph-properties fo:margin-left="2.159cm" fo:margin-right="0cm" fo:text-indent="-0.635cm" style:auto-text-indent="false"/>
      <style:text-properties officeooo:paragraph-rsid="02aa2dc0"/>
    </style:style>
    <style:style style:name="P701" style:family="paragraph" style:parent-style-name="Standard">
      <style:paragraph-properties fo:margin-left="2.159cm" fo:margin-right="0cm" fo:text-indent="-0.635cm" style:auto-text-indent="false"/>
      <style:text-properties fo:font-size="15pt" fo:font-weight="bold" officeooo:paragraph-rsid="03505f97" style:font-size-asian="15pt" style:font-weight-asian="bold" style:font-size-complex="15pt" style:font-weight-complex="bold"/>
    </style:style>
    <style:style style:name="P702" style:family="paragraph" style:parent-style-name="Text_20_body">
      <style:paragraph-properties fo:margin-left="2.159cm" fo:margin-right="0cm" fo:text-indent="-0.635cm"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3" style:family="paragraph" style:parent-style-name="Text_20_body">
      <style:paragraph-properties fo:margin-left="2.159cm" fo:margin-right="0cm" fo:text-indent="-0.635cm"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4" style:family="paragraph" style:parent-style-name="Preformatted_20_Text">
      <style:paragraph-properties fo:margin-left="2.159cm" fo:margin-right="0cm" fo:text-indent="-0.635cm"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72cm" fo:margin-right="0cm" fo:text-indent="0cm" style:auto-text-indent="false"/>
      <style:text-properties officeooo:rsid="01686afd" officeooo:paragraph-rsid="00150877" fo:background-color="#ffffff"/>
    </style:style>
    <style:style style:name="P706" style:family="paragraph" style:parent-style-name="Standard">
      <style:paragraph-properties fo:margin-left="0.72cm" fo:margin-right="0cm" fo:text-indent="0cm" style:auto-text-indent="false"/>
      <style:text-properties officeooo:rsid="01686afd" officeooo:paragraph-rsid="015b2629" fo:background-color="#ffffff"/>
    </style:style>
    <style:style style:name="P707" style:family="paragraph" style:parent-style-name="Standard">
      <style:paragraph-properties fo:margin-left="0.72cm" fo:margin-right="0cm" fo:text-indent="0cm" style:auto-text-indent="false"/>
      <style:text-properties fo:font-style="italic" officeooo:rsid="01686afd" officeooo:paragraph-rsid="01e5fe68" fo:background-color="#ffffff" style:font-style-asian="italic" style:font-style-complex="italic"/>
    </style:style>
    <style:style style:name="P708" style:family="paragraph" style:parent-style-name="Standard">
      <style:paragraph-properties fo:margin-left="0.72cm" fo:margin-right="0cm" fo:text-indent="0cm" style:auto-text-indent="false"/>
      <style:text-properties fo:font-style="italic" officeooo:rsid="01686afd" officeooo:paragraph-rsid="01f985cf" fo:background-color="#ffffff" style:font-style-asian="italic" style:font-style-complex="italic"/>
    </style:style>
    <style:style style:name="P709" style:family="paragraph" style:parent-style-name="Standard">
      <style:paragraph-properties fo:margin-left="1.439cm" fo:margin-right="0cm" fo:text-indent="0cm" style:auto-text-indent="false"/>
      <style:text-properties officeooo:rsid="01686afd" officeooo:paragraph-rsid="00150877" fo:background-color="#ffffff"/>
    </style:style>
    <style:style style:name="P710" style:family="paragraph" style:parent-style-name="Standard">
      <style:paragraph-properties fo:margin-left="1.439cm" fo:margin-right="0cm" fo:text-indent="0cm" style:auto-text-indent="false"/>
      <style:text-properties officeooo:rsid="01686afd" officeooo:paragraph-rsid="015b2629" fo:background-color="#ffffff"/>
    </style:style>
    <style:style style:name="P711" style:family="paragraph" style:parent-style-name="Standard">
      <style:paragraph-properties fo:margin-left="1.439cm" fo:margin-right="0cm" fo:text-indent="0cm" style:auto-text-indent="false"/>
      <style:text-properties fo:font-style="italic" officeooo:rsid="01686afd" officeooo:paragraph-rsid="01e5fe68" fo:background-color="#ffffff" style:font-style-asian="italic" style:font-style-complex="italic"/>
    </style:style>
    <style:style style:name="P712" style:family="paragraph" style:parent-style-name="Standard">
      <style:paragraph-properties fo:margin-left="1.439cm" fo:margin-right="0cm" fo:text-indent="0cm" style:auto-text-indent="false"/>
      <style:text-properties fo:font-style="italic" officeooo:rsid="01686afd" officeooo:paragraph-rsid="01f985cf" fo:background-color="#ffffff" style:font-style-asian="italic" style:font-style-complex="italic"/>
    </style:style>
    <style:style style:name="P713" style:family="paragraph" style:parent-style-name="Standard">
      <style:paragraph-properties fo:margin-left="0cm" fo:margin-right="0cm" fo:text-indent="0cm" style:auto-text-indent="false"/>
      <style:text-properties officeooo:rsid="01686afd" officeooo:paragraph-rsid="00150877" fo:background-color="#ffffff"/>
    </style:style>
    <style:style style:name="P714"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text-indent="0cm"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cm" fo:margin-right="0cm" fo:text-indent="0cm"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cm" fo:margin-right="0cm" fo:text-indent="0cm"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cm" fo:margin-right="0cm" fo:text-indent="0cm"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cm" fo:margin-right="0cm" fo:text-indent="0cm"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cm" fo:margin-right="0cm" fo:text-indent="0cm"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cm" fo:margin-right="0cm" fo:text-indent="0cm"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cm" fo:margin-right="0cm" fo:text-indent="0cm"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cm" fo:margin-right="0cm" fo:text-indent="0cm"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cm" fo:margin-right="0cm" fo:text-indent="0cm"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cm" fo:margin-right="0cm" fo:text-indent="0cm"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cm" fo:margin-right="0cm" fo:text-indent="0cm"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cm" fo:margin-right="0cm" fo:text-indent="0cm"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cm" fo:margin-right="0cm" fo:text-indent="0cm"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cm" fo:margin-right="0cm" fo:text-indent="0cm"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cm" fo:margin-right="0cm" fo:text-indent="0cm"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cm" fo:margin-right="0cm" fo:text-indent="0cm"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cm" fo:margin-right="0cm" fo:text-indent="0cm"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cm" fo:margin-right="0cm" fo:text-indent="0cm"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cm" fo:margin-right="0cm" fo:text-indent="0cm"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cm" fo:margin-right="0cm" fo:text-indent="0cm"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cm" fo:margin-right="0cm" fo:text-indent="0cm"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cm" fo:margin-right="0cm" fo:text-indent="0cm"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cm" fo:margin-right="0cm" fo:text-indent="0cm"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cm" fo:margin-right="0cm" fo:text-indent="0cm"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cm" fo:margin-right="0cm" fo:text-indent="0cm"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cm" fo:margin-right="0cm" fo:text-indent="0cm"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cm" fo:margin-right="0cm" fo:text-indent="0cm"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cm" fo:margin-right="0cm" fo:text-indent="0cm"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cm" fo:margin-right="0cm" fo:text-indent="0cm"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cm" fo:margin-right="0cm" fo:text-indent="0cm"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cm" fo:margin-right="0cm" fo:text-indent="0cm"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cm" fo:margin-right="0cm" fo:text-indent="0cm"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cm" fo:margin-right="0cm" fo:text-indent="0cm"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cm" fo:margin-right="0cm" fo:text-indent="0cm"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cm" fo:margin-right="0cm" fo:text-indent="0cm"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cm" fo:margin-right="0cm" fo:text-indent="0cm"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cm" fo:margin-right="0cm" fo:text-indent="0cm"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cm" fo:margin-right="0cm" fo:text-indent="0cm"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cm" fo:margin-right="0cm" fo:text-indent="0cm"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cm" fo:margin-right="0cm" fo:text-indent="0cm"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cm" fo:margin-right="0cm" fo:text-indent="0cm"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cm" fo:margin-right="0cm" fo:text-indent="0cm"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cm" fo:margin-right="0cm" fo:text-indent="0cm"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cm" fo:margin-right="0cm" fo:text-indent="0cm"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cm" fo:margin-right="0cm" fo:text-indent="0cm"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cm" fo:margin-right="0cm" fo:text-indent="0cm"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cm" fo:margin-right="0cm" fo:text-indent="0cm"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cm" fo:margin-right="0cm" fo:text-indent="0cm"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cm" fo:margin-right="0cm" fo:text-indent="0cm"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cm" fo:margin-right="0cm" fo:text-indent="0cm"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cm" fo:margin-right="0cm" fo:text-indent="0cm"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cm" fo:margin-right="0cm" fo:text-indent="0cm"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cm" fo:margin-right="0cm" fo:text-indent="0cm"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cm" fo:margin-right="0cm" fo:text-indent="0cm"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cm" fo:margin-right="0cm" fo:text-indent="0cm"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cm" fo:margin-right="0cm" fo:text-indent="0cm"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cm" fo:margin-right="0cm" fo:text-indent="0cm"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cm" fo:margin-right="0cm" fo:text-indent="0cm"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cm" fo:margin-right="0cm" fo:text-indent="0cm"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cm" fo:margin-right="0cm" fo:text-indent="0cm"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cm" fo:margin-right="0cm" fo:text-indent="0cm"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cm" fo:margin-right="0cm" fo:text-indent="0cm"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cm" fo:margin-right="0cm" fo:text-indent="0cm"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98" style:family="paragraph" style:parent-style-name="Standard">
      <style:paragraph-properties fo:margin-left="0cm" fo:margin-right="0cm" fo:text-indent="0cm"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99"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0" style:family="paragraph" style:parent-style-name="Standard">
      <style:paragraph-properties fo:margin-left="0cm" fo:margin-right="0cm" fo:text-indent="0cm"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cm" fo:margin-right="0cm" fo:text-indent="0cm"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cm" fo:margin-right="0cm" fo:text-indent="0cm"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cm" fo:margin-right="0cm" fo:text-indent="0cm"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cm" fo:margin-right="0cm" fo:text-indent="0cm"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cm" fo:margin-right="0cm" fo:text-indent="0cm"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07" style:family="paragraph" style:parent-style-name="Standard">
      <style:paragraph-properties fo:margin-left="0cm" fo:margin-right="0cm" fo:text-indent="0cm" style:auto-text-indent="false"/>
      <style:text-properties officeooo:paragraph-rsid="038c6edf"/>
    </style:style>
    <style:style style:name="P808"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09" style:family="paragraph" style:parent-style-name="Preformatted_20_Text">
      <style:paragraph-properties fo:margin-left="0cm" fo:margin-right="0cm" fo:text-indent="0cm"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0" style:family="paragraph" style:parent-style-name="Text_20_body">
      <style:text-properties fo:font-style="italic" style:text-underline-style="solid" style:text-underline-width="auto" style:text-underline-color="font-color" fo:font-weight="bold"/>
    </style:style>
    <style:style style:name="P811" style:family="paragraph" style:parent-style-name="Text_20_body">
      <style:text-properties fo:font-size="14pt"/>
    </style:style>
    <style:style style:name="P812" style:family="paragraph" style:parent-style-name="Text_20_body">
      <style:text-properties officeooo:rsid="03cb5098" officeooo:paragraph-rsid="03d19252"/>
    </style:style>
    <style:style style:name="P813" style:family="paragraph" style:parent-style-name="Text_20_body">
      <style:text-properties officeooo:rsid="03d29f43" officeooo:paragraph-rsid="03d29f43"/>
    </style:style>
    <style:style style:name="P814" style:family="paragraph" style:parent-style-name="Text_20_body">
      <style:text-properties officeooo:rsid="03d50cdf" officeooo:paragraph-rsid="03d50cdf"/>
    </style:style>
    <style:style style:name="P815" style:family="paragraph" style:parent-style-name="Text_20_body">
      <style:text-properties officeooo:paragraph-rsid="041f2deb"/>
    </style:style>
    <style:style style:name="P816" style:family="paragraph" style:parent-style-name="Text_20_body">
      <style:text-properties officeooo:rsid="041f2deb" officeooo:paragraph-rsid="041f2deb"/>
    </style:style>
    <style:style style:name="P817" style:family="paragraph" style:parent-style-name="Text_20_body">
      <style:text-properties officeooo:rsid="041ff8bf" officeooo:paragraph-rsid="041ff8bf"/>
    </style:style>
    <style:style style:name="P818" style:family="paragraph" style:parent-style-name="Preformatted_20_Text">
      <style:text-properties fo:font-weight="normal" officeooo:rsid="009b96ec" officeooo:paragraph-rsid="00a2efb5" style:font-weight-asian="normal" style:font-weight-complex="normal"/>
    </style:style>
    <style:style style:name="P819"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0" style:family="paragraph" style:parent-style-name="Preformatted_20_Text">
      <style:text-properties officeooo:paragraph-rsid="01568c27"/>
    </style:style>
    <style:style style:name="P821" style:family="paragraph" style:parent-style-name="Preformatted_20_Text">
      <style:text-properties officeooo:rsid="01587979" officeooo:paragraph-rsid="01587979"/>
    </style:style>
    <style:style style:name="P822" style:family="paragraph" style:parent-style-name="Preformatted_20_Text">
      <loext:graphic-properties draw:fill="solid" draw:fill-color="#ffffff" draw:opacity="100%"/>
      <style:paragraph-properties fo:margin-top="0cm" fo:margin-bottom="0.265cm" loext:contextual-spacing="false" fo:line-height="142%" fo:orphans="2" fo:widows="2" fo:background-color="#ffffff" fo:padding="0.238cm" fo:border="0.06pt solid #cccccc"/>
    </style:style>
    <style:style style:name="P823" style:family="paragraph" style:parent-style-name="Standard">
      <style:paragraph-properties fo:margin-left="1.439cm" fo:margin-right="0cm" fo:text-indent="-0.635cm" style:auto-text-indent="false"/>
      <style:text-properties officeooo:rsid="016ba9fc" officeooo:paragraph-rsid="00150877" fo:background-color="#ffffff"/>
    </style:style>
    <style:style style:name="P824" style:family="paragraph" style:parent-style-name="Standard">
      <style:paragraph-properties fo:margin-left="1.439cm" fo:margin-right="0cm" fo:text-indent="-0.635cm" style:auto-text-indent="false"/>
      <style:text-properties officeooo:rsid="016ba9fc" officeooo:paragraph-rsid="015b2629" fo:background-color="#ffffff"/>
    </style:style>
    <style:style style:name="P825" style:family="paragraph" style:parent-style-name="Standard">
      <style:paragraph-properties fo:margin-left="1.439cm" fo:margin-right="0cm" fo:text-indent="-0.635cm" style:auto-text-indent="false"/>
      <style:text-properties officeooo:rsid="00b3a436" officeooo:paragraph-rsid="00b3a436" fo:background-color="#ffffff"/>
    </style:style>
    <style:style style:name="P826" style:family="paragraph" style:parent-style-name="Standard">
      <style:paragraph-properties fo:margin-left="1.439cm" fo:margin-right="0cm" fo:text-indent="-0.635cm" style:auto-text-indent="false"/>
      <style:text-properties officeooo:rsid="00b3a436" officeooo:paragraph-rsid="00b514df" fo:background-color="#ffffff"/>
    </style:style>
    <style:style style:name="P827" style:family="paragraph" style:parent-style-name="Standard">
      <style:paragraph-properties fo:margin-left="1.439cm" fo:margin-right="0cm" fo:text-indent="-0.635cm" style:auto-text-indent="false"/>
      <style:text-properties officeooo:rsid="00b3a436" officeooo:paragraph-rsid="015b2629" fo:background-color="#ffffff"/>
    </style:style>
    <style:style style:name="P828" style:family="paragraph" style:parent-style-name="Standard">
      <style:paragraph-properties fo:margin-left="1.439cm" fo:margin-right="0cm" fo:text-indent="-0.635cm" style:auto-text-indent="false"/>
      <style:text-properties style:font-name="Ubuntu Mono" fo:font-size="10.3999996185303pt" fo:font-weight="bold" officeooo:rsid="00b3a436" officeooo:paragraph-rsid="015b2629" fo:background-color="#ffffff" style:font-weight-asian="bold" style:font-weight-complex="bold"/>
    </style:style>
    <style:style style:name="P829" style:family="paragraph" style:parent-style-name="Standard">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30" style:family="paragraph" style:parent-style-name="Standard">
      <style:paragraph-properties fo:margin-left="1.439cm" fo:margin-right="0cm" fo:text-indent="-0.635cm" style:auto-text-indent="false"/>
      <style:text-properties style:font-name="Ubuntu Mono" fo:font-size="10.3999996185303pt" fo:font-weight="bold" officeooo:rsid="0164629c" officeooo:paragraph-rsid="016589d0" fo:background-color="#ffffff" style:font-weight-asian="bold" style:font-weight-complex="bold"/>
    </style:style>
    <style:style style:name="P831"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712f64" fo:background-color="#ffffff" style:font-weight-asian="bold" style:font-weight-complex="bold"/>
    </style:style>
    <style:style style:name="P832"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18aaabf" fo:background-color="#ffffff" style:font-weight-asian="bold" style:font-weight-complex="bold"/>
    </style:style>
    <style:style style:name="P833"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14ced" fo:background-color="#ffffff" style:font-weight-asian="bold" style:font-weight-complex="bold"/>
    </style:style>
    <style:style style:name="P834"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047a09" fo:background-color="#ffffff" style:font-weight-asian="bold" style:font-weight-complex="bold"/>
    </style:style>
    <style:style style:name="P835" style:family="paragraph" style:parent-style-name="Standard">
      <style:paragraph-properties fo:margin-left="1.439cm" fo:margin-right="0cm" fo:text-indent="-0.635cm" style:auto-text-indent="false"/>
      <style:text-properties style:font-name="Ubuntu Mono" fo:font-size="10.3999996185303pt" fo:font-weight="bold" officeooo:rsid="01712f64" officeooo:paragraph-rsid="02cbdee7" fo:background-color="#ffffff" style:font-weight-asian="bold" style:font-weight-complex="bold"/>
    </style:style>
    <style:style style:name="P836" style:family="paragraph" style:parent-style-name="Standard">
      <style:paragraph-properties fo:margin-left="1.439cm" fo:margin-right="0cm" fo:text-indent="-0.635cm" style:auto-text-indent="false"/>
      <style:text-properties style:font-name="Ubuntu Mono" fo:font-size="10.3999996185303pt" fo:font-weight="bold" officeooo:rsid="010c8d3f" officeooo:paragraph-rsid="01cada71" fo:background-color="#ffffff" style:font-weight-asian="bold" style:font-weight-complex="bold"/>
    </style:style>
    <style:style style:name="P837" style:family="paragraph" style:parent-style-name="Standard">
      <style:paragraph-properties fo:margin-left="1.439cm" fo:margin-right="0cm" fo:text-indent="-0.635cm"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38" style:family="paragraph" style:parent-style-name="Standard">
      <style:paragraph-properties fo:margin-left="1.439cm" fo:margin-right="0cm" fo:text-indent="-0.635cm"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39" style:family="paragraph" style:parent-style-name="Standard">
      <style:paragraph-properties fo:margin-left="1.439cm" fo:margin-right="0cm" fo:text-indent="-0.635cm"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0" style:family="paragraph" style:parent-style-name="Standard">
      <style:paragraph-properties fo:margin-left="1.439cm" fo:margin-right="0cm" fo:text-indent="-0.635cm"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1" style:family="paragraph" style:parent-style-name="Standard">
      <style:paragraph-properties fo:margin-left="1.439cm" fo:margin-right="0cm" fo:text-indent="-0.635cm"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2" style:family="paragraph" style:parent-style-name="Standard">
      <style:paragraph-properties fo:margin-left="1.439cm" fo:margin-right="0cm" fo:text-indent="-0.635cm"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3" style:family="paragraph" style:parent-style-name="Standard">
      <style:paragraph-properties fo:margin-left="1.439cm" fo:margin-right="0cm" fo:text-indent="-0.635cm"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4" style:family="paragraph" style:parent-style-name="Standard">
      <style:paragraph-properties fo:margin-left="1.439cm" fo:margin-right="0cm" fo:text-indent="-0.635cm"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5"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6"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47"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48" style:family="paragraph" style:parent-style-name="Standard">
      <style:paragraph-properties fo:margin-left="1.439cm" fo:margin-right="0cm" fo:text-indent="-0.635cm"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49"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0" style:family="paragraph" style:parent-style-name="Standard">
      <style:paragraph-properties fo:margin-left="1.439cm" fo:margin-right="0cm" fo:text-indent="-0.635cm"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1"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2" style:family="paragraph" style:parent-style-name="Standard">
      <style:paragraph-properties fo:margin-left="1.439cm" fo:margin-right="0cm" fo:text-indent="-0.635cm"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3" style:family="paragraph" style:parent-style-name="Standard">
      <style:paragraph-properties fo:margin-left="1.439cm" fo:margin-right="0cm" fo:text-indent="-0.635cm"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4" style:family="paragraph" style:parent-style-name="Standard">
      <style:paragraph-properties fo:margin-left="1.439cm" fo:margin-right="0cm" fo:text-indent="-0.635cm"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5" style:family="paragraph" style:parent-style-name="Standard">
      <style:paragraph-properties fo:margin-left="1.439cm" fo:margin-right="0cm" fo:text-indent="-0.635cm"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6" style:family="paragraph" style:parent-style-name="Standard">
      <style:paragraph-properties fo:margin-left="1.439cm" fo:margin-right="0cm" fo:text-indent="-0.635cm"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57" style:family="paragraph" style:parent-style-name="Standard">
      <style:paragraph-properties fo:margin-left="1.439cm" fo:margin-right="0cm" fo:text-indent="-0.635cm"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58" style:family="paragraph" style:parent-style-name="Standard">
      <style:paragraph-properties fo:margin-left="1.439cm" fo:margin-right="0cm" fo:text-indent="-0.635cm"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59" style:family="paragraph" style:parent-style-name="Standard">
      <style:paragraph-properties fo:margin-left="1.439cm" fo:margin-right="0cm" fo:text-indent="-0.635cm"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0" style:family="paragraph" style:parent-style-name="Standard">
      <style:paragraph-properties fo:margin-left="1.439cm" fo:margin-right="0cm" fo:text-indent="-0.635cm"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1" style:family="paragraph" style:parent-style-name="Standard">
      <style:paragraph-properties fo:margin-left="1.439cm" fo:margin-right="0cm" fo:text-indent="-0.635cm"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2" style:family="paragraph" style:parent-style-name="Standard">
      <style:paragraph-properties fo:margin-left="1.439cm" fo:margin-right="0cm" fo:text-indent="-0.635cm"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3" style:family="paragraph" style:parent-style-name="Standard">
      <style:paragraph-properties fo:margin-left="1.439cm" fo:margin-right="0cm" fo:text-indent="-0.635cm"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4"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5" style:family="paragraph" style:parent-style-name="Standard">
      <style:paragraph-properties fo:margin-left="1.439cm" fo:margin-right="0cm" fo:text-indent="-0.635cm"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6" style:family="paragraph" style:parent-style-name="Standard">
      <style:paragraph-properties fo:margin-left="1.439cm" fo:margin-right="0cm" fo:text-indent="-0.635cm"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67" style:family="paragraph" style:parent-style-name="Standard">
      <style:paragraph-properties fo:margin-left="1.439cm" fo:margin-right="0cm" fo:text-indent="-0.635cm"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68" style:family="paragraph" style:parent-style-name="Standard">
      <style:paragraph-properties fo:margin-left="1.439cm" fo:margin-right="0cm" fo:text-indent="-0.635cm"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69" style:family="paragraph" style:parent-style-name="Standard">
      <style:paragraph-properties fo:margin-left="1.439cm" fo:margin-right="0cm" fo:text-indent="-0.635cm"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0" style:family="paragraph" style:parent-style-name="Standard">
      <style:paragraph-properties fo:margin-left="1.439cm" fo:margin-right="0cm" fo:text-indent="-0.635cm"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1" style:family="paragraph" style:parent-style-name="Standard">
      <style:paragraph-properties fo:margin-left="1.439cm" fo:margin-right="0cm" fo:text-indent="-0.635cm"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2"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3"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4"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5"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1.439cm" fo:margin-right="0cm" fo:text-indent="-0.635cm"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1.439cm" fo:margin-right="0cm" fo:text-indent="-0.635cm"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1.439cm" fo:margin-right="0cm" fo:text-indent="-0.635cm"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1.439cm" fo:margin-right="0cm" fo:text-indent="-0.635cm"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1.439cm" fo:margin-right="0cm" fo:text-indent="-0.635cm"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1.439cm" fo:margin-right="0cm" fo:text-indent="-0.635cm"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1.439cm" fo:margin-right="0cm" fo:text-indent="-0.635cm"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1.439cm" fo:margin-right="0cm" fo:text-indent="-0.635cm"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0" style:family="paragraph" style:parent-style-name="Text_20_body">
      <style:paragraph-properties fo:margin-left="1.439cm" fo:margin-right="0cm" fo:text-indent="-0.635cm" style:auto-text-indent="false"/>
      <style:text-properties style:font-name="Ubuntu Mono" fo:font-size="10.3999996185303pt" fo:font-weight="bold" officeooo:rsid="015e081f" officeooo:paragraph-rsid="015e081f" fo:background-color="#ffffff" style:font-weight-asian="bold" style:font-weight-complex="bold"/>
    </style:style>
    <style:style style:name="P891" style:family="paragraph" style:parent-style-name="Text_20_body">
      <style:paragraph-properties fo:margin-left="1.439cm" fo:margin-right="0cm" fo:text-indent="-0.635cm"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2" style:family="paragraph" style:parent-style-name="Standard">
      <style:paragraph-properties fo:margin-left="1.524cm" fo:margin-right="0cm" fo:text-indent="0cm"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1.524cm" fo:margin-right="0cm" fo:text-indent="0cm"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1.524cm" fo:margin-right="0cm" fo:text-indent="0cm"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1.524cm" fo:margin-right="0cm" fo:text-indent="0cm"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1.524cm" fo:margin-right="0cm" fo:text-indent="0cm"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1.524cm" fo:margin-right="0cm" fo:text-indent="0cm"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1.524cm" fo:margin-right="0cm" fo:text-indent="0cm"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1.524cm" fo:margin-right="0cm" fo:text-indent="0cm"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1.524cm" fo:margin-right="0cm" fo:text-indent="0cm"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1.524cm" fo:margin-right="0cm" fo:text-indent="0cm"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1.524cm" fo:margin-right="0cm" fo:text-indent="0cm"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1.524cm" fo:margin-right="0cm" fo:text-indent="0cm"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1.524cm" fo:margin-right="0cm" fo:text-indent="0cm"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1.524cm" fo:margin-right="0cm" fo:text-indent="0cm"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1.524cm" fo:margin-right="0cm" fo:text-indent="0cm"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1.524cm" fo:margin-right="0cm" fo:text-indent="0cm"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1.524cm" fo:margin-right="0cm" fo:text-indent="0cm"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1.524cm" fo:margin-right="0cm" fo:text-indent="0cm"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1.524cm" fo:margin-right="0cm" fo:text-indent="0cm"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1.524cm" fo:margin-right="0cm" fo:text-indent="0cm"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1.524cm" fo:margin-right="0cm" fo:text-indent="0cm"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1.524cm" fo:margin-right="0cm" fo:text-indent="0cm"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1.524cm" fo:margin-right="0cm" fo:text-indent="0cm"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1.524cm" fo:margin-right="0cm" fo:text-indent="0cm"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1.524cm" fo:margin-right="0cm" fo:text-indent="0cm"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1.524cm" fo:margin-right="0cm" fo:text-indent="0cm"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1.524cm" fo:margin-right="0cm" fo:text-indent="0cm"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0" style:family="paragraph" style:parent-style-name="Standard">
      <style:paragraph-properties fo:margin-left="1.524cm" fo:margin-right="0cm" fo:text-indent="0cm"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1"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2"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3" style:family="paragraph" style:parent-style-name="Standard">
      <style:paragraph-properties fo:margin-left="1.524cm" fo:margin-right="0cm" fo:text-indent="0cm"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4" style:family="paragraph" style:parent-style-name="Standard">
      <style:paragraph-properties fo:margin-left="1.524cm" fo:margin-right="0cm" fo:text-indent="0cm"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5" style:family="paragraph" style:parent-style-name="Standard">
      <style:paragraph-properties fo:margin-left="1.524cm" fo:margin-right="0cm" fo:text-indent="0cm" style:auto-text-indent="false"/>
      <style:text-properties officeooo:paragraph-rsid="03559951"/>
    </style:style>
    <style:style style:name="P956" style:family="paragraph" style:parent-style-name="Standard">
      <style:paragraph-properties fo:margin-left="1.524cm" fo:margin-right="0cm" fo:text-indent="0cm" style:auto-text-indent="false"/>
      <style:text-properties fo:font-weight="normal" officeooo:paragraph-rsid="03ec3d3f" style:font-weight-asian="normal" style:font-weight-complex="normal"/>
    </style:style>
    <style:style style:name="P957" style:family="paragraph" style:parent-style-name="Standard">
      <style:paragraph-properties fo:margin-left="1.524cm" fo:margin-right="0cm" fo:text-indent="0cm" style:auto-text-indent="false"/>
      <style:text-properties fo:font-weight="normal" officeooo:rsid="03edd6ab" officeooo:paragraph-rsid="03edd6ab" style:font-weight-asian="normal" style:font-weight-complex="normal"/>
    </style:style>
    <style:style style:name="P958" style:family="paragraph" style:parent-style-name="Standard">
      <style:paragraph-properties fo:margin-left="1.524cm" fo:margin-right="0cm" fo:text-indent="0cm" style:auto-text-indent="false"/>
      <style:text-properties fo:font-weight="normal" officeooo:rsid="03f119d8" officeooo:paragraph-rsid="03f119d8" style:font-weight-asian="normal" style:font-weight-complex="normal"/>
    </style:style>
    <style:style style:name="P959"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0"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1"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2"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3"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1.524cm" fo:margin-right="0cm" fo:text-indent="0cm"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1.524cm" fo:margin-right="0cm" fo:text-indent="0cm"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1.524cm" fo:margin-right="0cm" fo:text-indent="0cm"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1.524cm" fo:margin-right="0cm" fo:text-indent="0cm"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1.524cm" fo:margin-right="0cm" fo:text-indent="0cm"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top="0cm" fo:margin-bottom="0cm" loext:contextual-spacing="false" fo:padding="0cm" fo:border="none"/>
    </style:style>
    <style:style style:name="P975" style:family="paragraph" style:parent-style-name="Preformatted_20_Text">
      <style:paragraph-properties fo:margin-top="0cm" fo:margin-bottom="0cm" loext:contextual-spacing="false" fo:padding="0cm" fo:border="none"/>
      <style:text-properties fo:color="#f99157" style:font-name="Ubuntu Mono" fo:font-size="10.3999996185303pt"/>
    </style:style>
    <style:style style:name="P976" style:family="paragraph" style:parent-style-name="Preformatted_20_Text">
      <style:paragraph-properties fo:margin-top="0cm" fo:margin-bottom="0cm" loext:contextual-spacing="false" fo:padding="0cm" fo:border="none"/>
      <style:text-properties style:font-name="Ubuntu Mono" fo:font-size="12.3999996185303pt"/>
    </style:style>
    <style:style style:name="P977" style:family="paragraph" style:parent-style-name="Standard">
      <style:paragraph-properties fo:margin-left="1.251cm" fo:margin-right="0cm" fo:text-indent="0cm"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78"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79" style:family="paragraph" style:parent-style-name="Standard">
      <style:paragraph-properties fo:margin-left="1.251cm" fo:margin-right="0cm" fo:text-indent="0cm"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0" style:family="paragraph" style:parent-style-name="Standard">
      <style:paragraph-properties fo:margin-left="1.251cm" fo:margin-right="0cm" fo:text-indent="0cm"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1" style:family="paragraph" style:parent-style-name="Standard">
      <style:paragraph-properties fo:margin-left="1.251cm" fo:margin-right="0cm" fo:text-indent="0cm"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2"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
      <style:text-properties officeooo:paragraph-rsid="00150877"/>
    </style:style>
    <style:style style:name="P984" style:family="paragraph" style:parent-style-name="Standard" style:list-style-name="L1">
      <style:text-properties officeooo:paragraph-rsid="015b2629"/>
    </style:style>
    <style:style style:name="P985" style:family="paragraph" style:parent-style-name="Standard" style:list-style-name="L1">
      <style:text-properties officeooo:rsid="0166086a" officeooo:paragraph-rsid="00150877" fo:background-color="#ffffff"/>
    </style:style>
    <style:style style:name="P986" style:family="paragraph" style:parent-style-name="Standard" style:list-style-name="L1">
      <style:text-properties officeooo:rsid="01672563" officeooo:paragraph-rsid="00911618" fo:background-color="#ffffff"/>
    </style:style>
    <style:style style:name="P987" style:family="paragraph" style:parent-style-name="Standard" style:list-style-name="L1">
      <style:text-properties officeooo:rsid="01672563" officeooo:paragraph-rsid="015b2629" fo:background-color="#ffffff"/>
    </style:style>
    <style:style style:name="P988" style:family="paragraph" style:parent-style-name="Standard" style:list-style-name="L2">
      <style:text-properties officeooo:rsid="01686afd" officeooo:paragraph-rsid="00150877" fo:background-color="#ffffff"/>
    </style:style>
    <style:style style:name="P989" style:family="paragraph" style:parent-style-name="Standard" style:list-style-name="L3">
      <style:text-properties officeooo:rsid="01686afd" officeooo:paragraph-rsid="00150877" fo:background-color="#ffffff"/>
    </style:style>
    <style:style style:name="P990" style:family="paragraph" style:parent-style-name="Standard" style:list-style-name="L4">
      <style:text-properties fo:font-style="italic" officeooo:paragraph-rsid="01e5fe68" style:font-style-asian="italic" style:font-style-complex="italic"/>
    </style:style>
    <style:style style:name="P991" style:family="paragraph" style:parent-style-name="Standard" style:list-style-name="L4">
      <style:text-properties fo:font-style="italic" officeooo:paragraph-rsid="01f985cf" style:font-style-asian="italic" style:font-style-complex="italic"/>
    </style:style>
    <style:style style:name="P99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96" style:family="paragraph" style:parent-style-name="Standard" style:list-style-name="L10">
      <style:text-properties style:font-name="Liberation Serif" fo:font-size="12pt" fo:font-style="normal" fo:font-weight="normal" officeooo:rsid="02efb63b" officeooo:paragraph-rsid="04607bca"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
      <style:paragraph-properties fo:margin-left="1.439cm" fo:margin-right="0cm" fo:text-indent="-0.635cm" style:auto-text-indent="false"/>
      <style:text-properties officeooo:rsid="01686afd" officeooo:paragraph-rsid="004fe489" fo:background-color="#ffffff"/>
    </style:style>
    <style:style style:name="P998" style:family="paragraph" style:parent-style-name="Standard" style:list-style-name="L1">
      <style:paragraph-properties fo:margin-left="1.439cm" fo:margin-right="0cm" fo:text-indent="-0.635cm" style:auto-text-indent="false"/>
      <style:text-properties officeooo:rsid="01686afd" officeooo:paragraph-rsid="015b2629" fo:background-color="#ffffff"/>
    </style:style>
    <style:style style:name="P999" style:family="paragraph" style:parent-style-name="Standard" style:list-style-name="L1">
      <style:paragraph-properties fo:margin-left="1.439cm" fo:margin-right="0cm" fo:text-indent="-0.635cm" style:auto-text-indent="false"/>
      <style:text-properties officeooo:rsid="016ba9fc" officeooo:paragraph-rsid="00150877" fo:background-color="#ffffff"/>
    </style:style>
    <style:style style:name="P1000" style:family="paragraph" style:parent-style-name="Standard" style:list-style-name="L1">
      <style:paragraph-properties fo:margin-left="1.439cm" fo:margin-right="0cm" fo:text-indent="-0.635cm" style:auto-text-indent="false"/>
      <style:text-properties officeooo:rsid="016ba9fc" officeooo:paragraph-rsid="015b2629" fo:background-color="#ffffff"/>
    </style:style>
    <style:style style:name="P1001" style:family="paragraph" style:parent-style-name="Text_20_body" style:list-style-name="L7"/>
    <style:style style:name="P1002" style:family="paragraph" style:parent-style-name="Text_20_body" style:list-style-name="L8"/>
    <style:style style:name="P1003"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cm"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cm"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officeooo:rsid="042191d4"/>
    </style:style>
    <style:style style:name="T314" style:family="text">
      <style:text-properties fo:color="#800000" style:font-name="Liberation Serif" officeooo:rsid="0425a968"/>
    </style:style>
    <style:style style:name="T315" style:family="text">
      <style:text-properties fo:color="#800000" style:font-name="Liberation Serif" officeooo:rsid="0426f1bf"/>
    </style:style>
    <style:style style:name="T316" style:family="text">
      <style:text-properties fo:color="#800000" style:font-name="Liberation Serif" officeooo:rsid="042dc499"/>
    </style:style>
    <style:style style:name="T317" style:family="text">
      <style:text-properties fo:color="#800000" style:font-name="Liberation Serif" officeooo:rsid="042efaf7"/>
    </style:style>
    <style:style style:name="T318" style:family="text">
      <style:text-properties fo:color="#800000" style:font-name="Liberation Serif" officeooo:rsid="044454fe"/>
    </style:style>
    <style:style style:name="T319" style:family="text">
      <style:text-properties fo:color="#800000" style:font-name="Liberation Serif" officeooo:rsid="0444d698"/>
    </style:style>
    <style:style style:name="T320" style:family="text">
      <style:text-properties fo:color="#800000" style:font-name="Liberation Serif" officeooo:rsid="0446652b"/>
    </style:style>
    <style:style style:name="T321" style:family="text">
      <style:text-properties fo:color="#800000" style:font-name="Liberation Serif" officeooo:rsid="04482f94"/>
    </style:style>
    <style:style style:name="T322" style:family="text">
      <style:text-properties fo:color="#800000" style:font-name="Liberation Serif" officeooo:rsid="04483f90"/>
    </style:style>
    <style:style style:name="T323" style:family="text">
      <style:text-properties fo:color="#800000" style:font-name="Liberation Serif" officeooo:rsid="04495b81"/>
    </style:style>
    <style:style style:name="T324" style:family="text">
      <style:text-properties fo:color="#800000" style:font-name="Liberation Serif" officeooo:rsid="044a7ff5"/>
    </style:style>
    <style:style style:name="T325" style:family="text">
      <style:text-properties fo:color="#800000" style:font-name="Liberation Serif" officeooo:rsid="044de620"/>
    </style:style>
    <style:style style:name="T326" style:family="text">
      <style:text-properties fo:color="#800000" style:font-name="Liberation Serif" officeooo:rsid="044edade"/>
    </style:style>
    <style:style style:name="T327" style:family="text">
      <style:text-properties fo:color="#800000" style:font-name="Liberation Serif" officeooo:rsid="0450b39d"/>
    </style:style>
    <style:style style:name="T328" style:family="text">
      <style:text-properties fo:color="#800000" style:font-name="Liberation Serif" officeooo:rsid="045175c8"/>
    </style:style>
    <style:style style:name="T329" style:family="text">
      <style:text-properties fo:color="#800000" style:font-name="Liberation Serif" officeooo:rsid="04529ccc"/>
    </style:style>
    <style:style style:name="T330" style:family="text">
      <style:text-properties fo:color="#800000" style:font-name="Liberation Serif" officeooo:rsid="045333c7"/>
    </style:style>
    <style:style style:name="T331" style:family="text">
      <style:text-properties fo:color="#800000" style:font-name="Liberation Serif" officeooo:rsid="04541800"/>
    </style:style>
    <style:style style:name="T332" style:family="text">
      <style:text-properties fo:color="#800000" style:font-name="Liberation Serif" officeooo:rsid="045418be"/>
    </style:style>
    <style:style style:name="T333" style:family="text">
      <style:text-properties fo:color="#800000" style:font-name="Liberation Serif" officeooo:rsid="045737f8"/>
    </style:style>
    <style:style style:name="T334" style:family="text">
      <style:text-properties fo:color="#800000" style:font-name="Liberation Serif" officeooo:rsid="045841b3"/>
    </style:style>
    <style:style style:name="T335" style:family="text">
      <style:text-properties fo:color="#800000" style:font-name="Liberation Serif" officeooo:rsid="04597758"/>
    </style:style>
    <style:style style:name="T336" style:family="text">
      <style:text-properties fo:color="#800000" style:font-name="Liberation Serif" officeooo:rsid="045a7a02"/>
    </style:style>
    <style:style style:name="T337" style:family="text">
      <style:text-properties fo:color="#800000" style:font-name="Liberation Serif" officeooo:rsid="045b173c"/>
    </style:style>
    <style:style style:name="T338" style:family="text">
      <style:text-properties fo:color="#800000" style:font-name="Liberation Serif" officeooo:rsid="045d2ba8"/>
    </style:style>
    <style:style style:name="T339" style:family="text">
      <style:text-properties fo:color="#800000" style:font-name="Liberation Serif" officeooo:rsid="045d7e0e"/>
    </style:style>
    <style:style style:name="T340" style:family="text">
      <style:text-properties fo:color="#800000" style:font-name="Liberation Serif" fo:font-weight="bold" officeooo:rsid="045d7e0e" style:font-weight-asian="bold" style:font-weight-complex="bold"/>
    </style:style>
    <style:style style:name="T341" style:family="text">
      <style:text-properties fo:color="#800000" style:font-name="Liberation Serif" fo:font-weight="bold" officeooo:rsid="045e9d3a" style:font-weight-asian="bold" style:font-weight-complex="bold"/>
    </style:style>
    <style:style style:name="T342" style:family="text">
      <style:text-properties fo:color="#800000" style:font-name="Liberation Serif" fo:font-weight="bold" officeooo:rsid="046153bb" style:font-weight-asian="bold" style:font-weight-complex="bold"/>
    </style:style>
    <style:style style:name="T343" style:family="text">
      <style:text-properties fo:color="#800000" style:font-name="Liberation Serif" fo:font-weight="bold" officeooo:rsid="0464947b" style:font-weight-asian="bold" style:font-weight-complex="bold"/>
    </style:style>
    <style:style style:name="T344" style:family="text">
      <style:text-properties officeooo:rsid="0195b04b"/>
    </style:style>
    <style:style style:name="T345" style:family="text">
      <style:text-properties officeooo:rsid="018febf9"/>
    </style:style>
    <style:style style:name="T346" style:family="text">
      <style:text-properties officeooo:rsid="019890b4"/>
    </style:style>
    <style:style style:name="T347" style:family="text">
      <style:text-properties officeooo:rsid="019b8db2"/>
    </style:style>
    <style:style style:name="T348" style:family="text">
      <style:text-properties officeooo:rsid="01a0e420"/>
    </style:style>
    <style:style style:name="T349" style:family="text">
      <style:text-properties officeooo:rsid="01a3c931"/>
    </style:style>
    <style:style style:name="T350" style:family="text">
      <style:text-properties officeooo:rsid="01a58d37"/>
    </style:style>
    <style:style style:name="T351" style:family="text">
      <style:text-properties officeooo:rsid="01ac4515"/>
    </style:style>
    <style:style style:name="T352" style:family="text">
      <style:text-properties officeooo:rsid="01ac9195"/>
    </style:style>
    <style:style style:name="T353" style:family="text">
      <style:text-properties officeooo:rsid="01afcc91"/>
    </style:style>
    <style:style style:name="T354" style:family="text">
      <style:text-properties officeooo:rsid="01b13734"/>
    </style:style>
    <style:style style:name="T355" style:family="text">
      <style:text-properties officeooo:rsid="01b49fbd"/>
    </style:style>
    <style:style style:name="T356" style:family="text">
      <style:text-properties officeooo:rsid="01b861a2"/>
    </style:style>
    <style:style style:name="T357" style:family="text">
      <style:text-properties officeooo:rsid="01bc8a33"/>
    </style:style>
    <style:style style:name="T358" style:family="text">
      <style:text-properties officeooo:rsid="01c04a89"/>
    </style:style>
    <style:style style:name="T359" style:family="text">
      <style:text-properties officeooo:rsid="01c0c2ab"/>
    </style:style>
    <style:style style:name="T360" style:family="text">
      <style:text-properties officeooo:rsid="01c279a1"/>
    </style:style>
    <style:style style:name="T361" style:family="text">
      <style:text-properties officeooo:rsid="01b645b0"/>
    </style:style>
    <style:style style:name="T362" style:family="text">
      <style:text-properties officeooo:rsid="01c6e93e"/>
    </style:style>
    <style:style style:name="T363" style:family="text">
      <style:text-properties officeooo:rsid="01c9601f"/>
    </style:style>
    <style:style style:name="T364" style:family="text">
      <style:text-properties officeooo:rsid="01d9559f"/>
    </style:style>
    <style:style style:name="T365" style:family="text">
      <style:text-properties officeooo:rsid="01e5bcf9"/>
    </style:style>
    <style:style style:name="T366" style:family="text">
      <style:text-properties officeooo:rsid="01e77c8d"/>
    </style:style>
    <style:style style:name="T367" style:family="text">
      <style:text-properties officeooo:rsid="01e9f1db"/>
    </style:style>
    <style:style style:name="T368" style:family="text">
      <style:text-properties officeooo:rsid="01ebbcf4"/>
    </style:style>
    <style:style style:name="T369" style:family="text">
      <style:text-properties officeooo:rsid="01f3917f"/>
    </style:style>
    <style:style style:name="T370" style:family="text">
      <style:text-properties officeooo:rsid="01f6d3ca"/>
    </style:style>
    <style:style style:name="T371" style:family="text">
      <style:text-properties officeooo:rsid="01faadd4"/>
    </style:style>
    <style:style style:name="T372" style:family="text">
      <style:text-properties officeooo:rsid="01fb8183"/>
    </style:style>
    <style:style style:name="T373" style:family="text">
      <style:text-properties officeooo:rsid="01fe1cf0"/>
    </style:style>
    <style:style style:name="T374" style:family="text">
      <style:text-properties officeooo:rsid="01ff8cd5"/>
    </style:style>
    <style:style style:name="T375" style:family="text">
      <style:text-properties officeooo:rsid="01f604d1" style:font-size-asian="10.5pt"/>
    </style:style>
    <style:style style:name="T376" style:family="text">
      <style:text-properties officeooo:rsid="02014ced" style:font-size-asian="10.5pt"/>
    </style:style>
    <style:style style:name="T377" style:family="text">
      <style:text-properties officeooo:rsid="02014ced"/>
    </style:style>
    <style:style style:name="T378" style:family="text">
      <style:text-properties style:font-size-asian="12pt"/>
    </style:style>
    <style:style style:name="T379" style:family="text">
      <style:text-properties officeooo:rsid="016f8962" style:font-size-asian="12pt"/>
    </style:style>
    <style:style style:name="T380" style:family="text">
      <style:text-properties officeooo:rsid="01ff8cd5" style:font-size-asian="12pt"/>
    </style:style>
    <style:style style:name="T381" style:family="text">
      <style:text-properties officeooo:rsid="02124c12" style:font-size-asian="12pt"/>
    </style:style>
    <style:style style:name="T382" style:family="text">
      <style:text-properties officeooo:rsid="02cbdee7" style:font-size-asian="12pt"/>
    </style:style>
    <style:style style:name="T383" style:family="text">
      <style:text-properties officeooo:rsid="02cc32fe" style:font-size-asian="12pt"/>
    </style:style>
    <style:style style:name="T384" style:family="text">
      <style:text-properties officeooo:rsid="02da49da" style:font-size-asian="12pt"/>
    </style:style>
    <style:style style:name="T385" style:family="text">
      <style:text-properties officeooo:rsid="020329a2"/>
    </style:style>
    <style:style style:name="T386" style:family="text">
      <style:text-properties officeooo:rsid="02073a64"/>
    </style:style>
    <style:style style:name="T387" style:family="text">
      <style:text-properties officeooo:rsid="02124c12"/>
    </style:style>
    <style:style style:name="T388" style:family="text">
      <style:text-properties officeooo:rsid="0177a011"/>
    </style:style>
    <style:style style:name="T389" style:family="text">
      <style:text-properties officeooo:rsid="01186fea"/>
    </style:style>
    <style:style style:name="T390" style:family="text">
      <style:text-properties officeooo:rsid="0216e0a3"/>
    </style:style>
    <style:style style:name="T391" style:family="text">
      <style:text-properties officeooo:rsid="02181966"/>
    </style:style>
    <style:style style:name="T392" style:family="text">
      <style:text-properties officeooo:rsid="02216647"/>
    </style:style>
    <style:style style:name="T393" style:family="text">
      <style:text-properties officeooo:rsid="02289604"/>
    </style:style>
    <style:style style:name="T394" style:family="text">
      <style:text-properties officeooo:rsid="022959d7"/>
    </style:style>
    <style:style style:name="T395" style:family="text">
      <style:text-properties officeooo:rsid="022a4aa7"/>
    </style:style>
    <style:style style:name="T396" style:family="text">
      <style:text-properties style:text-position="super 58%" officeooo:rsid="022959d7"/>
    </style:style>
    <style:style style:name="T397" style:family="text">
      <style:text-properties officeooo:rsid="022c3706"/>
    </style:style>
    <style:style style:name="T398" style:family="text">
      <style:text-properties officeooo:rsid="022f230e"/>
    </style:style>
    <style:style style:name="T399" style:family="text">
      <style:text-properties officeooo:rsid="0232738e"/>
    </style:style>
    <style:style style:name="T400" style:family="text">
      <style:text-properties officeooo:rsid="02338d2e"/>
    </style:style>
    <style:style style:name="T401" style:family="text">
      <style:text-properties officeooo:rsid="02354fc3"/>
    </style:style>
    <style:style style:name="T402" style:family="text">
      <style:text-properties officeooo:rsid="02381bb9"/>
    </style:style>
    <style:style style:name="T403" style:family="text">
      <style:text-properties officeooo:rsid="02399c4c"/>
    </style:style>
    <style:style style:name="T404" style:family="text">
      <style:text-properties officeooo:rsid="023a9904"/>
    </style:style>
    <style:style style:name="T405" style:family="text">
      <style:text-properties officeooo:rsid="023cbc51"/>
    </style:style>
    <style:style style:name="T406" style:family="text">
      <style:text-properties officeooo:rsid="023d697b"/>
    </style:style>
    <style:style style:name="T407" style:family="text">
      <style:text-properties officeooo:rsid="024065cc"/>
    </style:style>
    <style:style style:name="T408" style:family="text">
      <style:text-properties fo:color="#f99157" style:font-name="Ubuntu Mono" fo:font-size="10.3999996185303pt" fo:font-weight="bold" style:font-weight-asian="bold" style:font-weight-complex="bold"/>
    </style:style>
    <style:style style:name="T409" style:family="text">
      <style:text-properties fo:color="#f99157" style:font-name="Ubuntu Mono" fo:font-size="10.3999996185303pt" fo:font-weight="bold" officeooo:rsid="02429b07" style:font-weight-asian="bold" style:font-weight-complex="bold"/>
    </style:style>
    <style:style style:name="T410" style:family="text">
      <style:text-properties fo:color="#f99157" style:font-name="Ubuntu Mono" fo:font-size="10.3999996185303pt" fo:font-weight="bold" officeooo:rsid="024345cb" style:font-weight-asian="bold" style:font-weight-complex="bold"/>
    </style:style>
    <style:style style:name="T411" style:family="text">
      <style:text-properties fo:color="#f99157" style:font-name="Ubuntu Mono" fo:font-size="10.3999996185303pt" fo:font-weight="bold" officeooo:rsid="0244111c" style:font-weight-asian="bold" style:font-weight-complex="bold"/>
    </style:style>
    <style:style style:name="T412" style:family="text">
      <style:text-properties fo:color="#f99157" style:font-name="Ubuntu Mono" fo:font-size="10.3999996185303pt" fo:font-weight="bold" officeooo:rsid="024601fe" style:font-weight-asian="bold" style:font-weight-complex="bold"/>
    </style:style>
    <style:style style:name="T413" style:family="text">
      <style:text-properties fo:color="#f99157" fo:font-weight="bold" officeooo:rsid="022d6b2d" fo:background-color="#ffffff" loext:char-shading-value="0" style:font-size-asian="10.5pt" style:font-weight-asian="bold" style:font-size-complex="12pt" style:font-weight-complex="bold"/>
    </style:style>
    <style:style style:name="T414" style:family="text">
      <style:text-properties fo:color="#f99157" fo:font-weight="bold" officeooo:rsid="024601fe" fo:background-color="#ffffff" loext:char-shading-value="0" style:font-size-asian="10.5pt" style:font-weight-asian="bold" style:font-size-complex="12pt" style:font-weight-complex="bold"/>
    </style:style>
    <style:style style:name="T415" style:family="text">
      <style:text-properties fo:color="#000000" fo:font-weight="bold" officeooo:rsid="022d6b2d" fo:background-color="#ffffff" loext:char-shading-value="0" style:font-size-asian="10.5pt" style:font-weight-asian="bold" style:font-size-complex="12pt" style:font-weight-complex="bold"/>
    </style:style>
    <style:style style:name="T416" style:family="text">
      <style:text-properties fo:color="#000000" style:font-name="FreeSans1" fo:font-weight="bold" officeooo:rsid="04607bca" style:font-weight-asian="bold" style:font-weight-complex="bold"/>
    </style:style>
    <style:style style:name="T417" style:family="text">
      <style:text-properties fo:color="#000000" style:font-name="FreeSans1" fo:font-size="10pt" officeooo:rsid="04607bca" style:font-size-asian="10pt" style:font-size-complex="10pt"/>
    </style:style>
    <style:style style:name="T418"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19"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20"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21" style:family="text">
      <style:text-properties fo:font-style="normal" officeooo:rsid="01c6e93e" style:font-style-asian="normal" style:font-style-complex="normal"/>
    </style:style>
    <style:style style:name="T422" style:family="text">
      <style:text-properties officeooo:rsid="025c04bd"/>
    </style:style>
    <style:style style:name="T423" style:family="text">
      <style:text-properties officeooo:rsid="025c9a0a"/>
    </style:style>
    <style:style style:name="T424" style:family="text">
      <style:text-properties officeooo:rsid="025e2d4f"/>
    </style:style>
    <style:style style:name="T425" style:family="text">
      <style:text-properties officeooo:rsid="025f618b"/>
    </style:style>
    <style:style style:name="T426" style:family="text">
      <style:text-properties officeooo:rsid="0260e88a"/>
    </style:style>
    <style:style style:name="T427" style:family="text">
      <style:text-properties officeooo:rsid="0262d606"/>
    </style:style>
    <style:style style:name="T428" style:family="text">
      <style:text-properties officeooo:rsid="026697d0"/>
    </style:style>
    <style:style style:name="T429" style:family="text">
      <style:text-properties officeooo:rsid="026cae1c"/>
    </style:style>
    <style:style style:name="T430" style:family="text">
      <style:text-properties officeooo:rsid="026ed9b3"/>
    </style:style>
    <style:style style:name="T431" style:family="text">
      <style:text-properties officeooo:rsid="027783b7"/>
    </style:style>
    <style:style style:name="T432" style:family="text">
      <style:text-properties officeooo:rsid="0277a781"/>
    </style:style>
    <style:style style:name="T433" style:family="text">
      <style:text-properties officeooo:rsid="0278d0db"/>
    </style:style>
    <style:style style:name="T434" style:family="text">
      <style:text-properties officeooo:rsid="028064a6"/>
    </style:style>
    <style:style style:name="T435" style:family="text">
      <style:text-properties officeooo:rsid="0282a36b"/>
    </style:style>
    <style:style style:name="T436" style:family="text">
      <style:text-properties officeooo:rsid="02867117"/>
    </style:style>
    <style:style style:name="T437" style:family="text">
      <style:text-properties officeooo:rsid="02899717"/>
    </style:style>
    <style:style style:name="T438" style:family="text">
      <style:text-properties officeooo:rsid="028e4a94"/>
    </style:style>
    <style:style style:name="T439" style:family="text">
      <style:text-properties officeooo:rsid="029b4ed7"/>
    </style:style>
    <style:style style:name="T440" style:family="text">
      <style:text-properties officeooo:rsid="029cd238"/>
    </style:style>
    <style:style style:name="T441" style:family="text">
      <style:text-properties officeooo:rsid="029d87d7"/>
    </style:style>
    <style:style style:name="T442" style:family="text">
      <style:text-properties officeooo:rsid="02a0eae6"/>
    </style:style>
    <style:style style:name="T443" style:family="text">
      <style:text-properties officeooo:rsid="02a1d2ff"/>
    </style:style>
    <style:style style:name="T444" style:family="text">
      <style:text-properties officeooo:rsid="02a53af0"/>
    </style:style>
    <style:style style:name="T445" style:family="text">
      <style:text-properties style:font-name="Liberation Serif" fo:font-size="12pt"/>
    </style:style>
    <style:style style:name="T446"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47"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48"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49"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50"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51"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52"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53"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54"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55"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56"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57"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58"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59" style:family="text">
      <style:text-properties style:font-name="Liberation Serif" fo:font-size="12pt" officeooo:rsid="03b23f89"/>
    </style:style>
    <style:style style:name="T460" style:family="text">
      <style:text-properties style:font-name="Liberation Serif" officeooo:rsid="03228f61"/>
    </style:style>
    <style:style style:name="T461" style:family="text">
      <style:text-properties style:font-name="Liberation Serif" officeooo:rsid="036a1bd8"/>
    </style:style>
    <style:style style:name="T462" style:family="text">
      <style:text-properties style:font-name="Liberation Serif" officeooo:rsid="036cf71a"/>
    </style:style>
    <style:style style:name="T463" style:family="text">
      <style:text-properties style:font-name="Liberation Serif" fo:font-weight="bold" officeooo:rsid="020bab8e" style:font-weight-asian="bold" style:font-weight-complex="bold"/>
    </style:style>
    <style:style style:name="T464" style:family="text">
      <style:text-properties style:font-name="Liberation Serif" fo:font-weight="bold" officeooo:rsid="01805a53" style:font-weight-asian="bold" style:font-weight-complex="bold"/>
    </style:style>
    <style:style style:name="T465" style:family="text">
      <style:text-properties style:font-name="Liberation Serif" fo:font-weight="bold" officeooo:rsid="020bab8e" style:font-size-asian="12pt" style:font-weight-asian="bold" style:font-weight-complex="bold"/>
    </style:style>
    <style:style style:name="T466" style:family="text">
      <style:text-properties style:font-name="Liberation Serif" fo:font-weight="bold" officeooo:rsid="01805a53" style:font-size-asian="12pt" style:font-weight-asian="bold" style:font-weight-complex="bold"/>
    </style:style>
    <style:style style:name="T467" style:family="text">
      <style:text-properties fo:font-size="12pt" style:font-size-asian="12pt" style:font-size-complex="12pt"/>
    </style:style>
    <style:style style:name="T468" style:family="text">
      <style:text-properties fo:font-size="12pt" officeooo:rsid="027fb1d2" style:font-size-asian="10.5pt" style:font-size-complex="12pt"/>
    </style:style>
    <style:style style:name="T469" style:family="text">
      <style:text-properties fo:font-size="12pt" officeooo:rsid="02a71e18" style:font-size-asian="10.5pt" style:font-size-complex="12pt"/>
    </style:style>
    <style:style style:name="T470"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71" style:family="text">
      <style:text-properties fo:font-size="12pt" fo:font-style="normal" officeooo:rsid="03fc0b72" fo:background-color="#ffffff" loext:char-shading-value="0" style:font-size-asian="10.5pt" style:font-style-asian="normal" style:font-size-complex="12pt" style:font-style-complex="normal"/>
    </style:style>
    <style:style style:name="T472" style:family="text">
      <style:text-properties officeooo:rsid="02a58a47"/>
    </style:style>
    <style:style style:name="T473" style:family="text">
      <style:text-properties officeooo:rsid="02a71e18"/>
    </style:style>
    <style:style style:name="T474" style:family="text">
      <style:text-properties officeooo:rsid="02649100"/>
    </style:style>
    <style:style style:name="T475" style:family="text">
      <style:text-properties officeooo:rsid="02a726ff"/>
    </style:style>
    <style:style style:name="T476" style:family="text">
      <style:text-properties fo:font-size="14pt" style:font-size-asian="14pt" style:font-size-complex="14pt"/>
    </style:style>
    <style:style style:name="T477" style:family="text">
      <style:text-properties fo:font-size="14pt" officeooo:rsid="02a58a47" style:font-size-asian="14pt" style:font-size-complex="14pt"/>
    </style:style>
    <style:style style:name="T478" style:family="text">
      <style:text-properties fo:font-size="14pt" officeooo:rsid="02a726ff" style:font-size-asian="14pt" style:font-size-complex="14pt"/>
    </style:style>
    <style:style style:name="T479" style:family="text">
      <style:text-properties fo:font-size="14pt" officeooo:rsid="02a810dc" style:font-size-asian="14pt" style:font-size-complex="14pt"/>
    </style:style>
    <style:style style:name="T480" style:family="text">
      <style:text-properties officeooo:rsid="0282bf6e"/>
    </style:style>
    <style:style style:name="T481" style:family="text">
      <style:text-properties officeooo:rsid="02a8f638"/>
    </style:style>
    <style:style style:name="T482" style:family="text">
      <style:text-properties officeooo:rsid="02aa29c0"/>
    </style:style>
    <style:style style:name="T483" style:family="text">
      <style:text-properties officeooo:rsid="02aa2dc0"/>
    </style:style>
    <style:style style:name="T484" style:family="text">
      <style:text-properties officeooo:rsid="02ad8dd0"/>
    </style:style>
    <style:style style:name="T485" style:family="text">
      <style:text-properties officeooo:rsid="02aeefd3"/>
    </style:style>
    <style:style style:name="T486" style:family="text">
      <style:text-properties officeooo:rsid="02b50f11"/>
    </style:style>
    <style:style style:name="T487" style:family="text">
      <style:text-properties officeooo:rsid="02be47f1"/>
    </style:style>
    <style:style style:name="T488" style:family="text">
      <style:text-properties officeooo:rsid="02c253a6"/>
    </style:style>
    <style:style style:name="T489" style:family="text">
      <style:text-properties officeooo:rsid="02c390e7"/>
    </style:style>
    <style:style style:name="T490" style:family="text">
      <style:text-properties officeooo:rsid="02c48e0f"/>
    </style:style>
    <style:style style:name="T491" style:family="text">
      <style:text-properties officeooo:rsid="02c50a9d"/>
    </style:style>
    <style:style style:name="T492" style:family="text">
      <style:text-properties officeooo:rsid="02c7868a"/>
    </style:style>
    <style:style style:name="T493" style:family="text">
      <style:text-properties officeooo:rsid="02c96a00"/>
    </style:style>
    <style:style style:name="T494" style:family="text">
      <style:text-properties officeooo:rsid="02cb97ff"/>
    </style:style>
    <style:style style:name="T495" style:family="text">
      <style:text-properties officeooo:rsid="02cbdee7"/>
    </style:style>
    <style:style style:name="T496" style:family="text">
      <style:text-properties officeooo:rsid="02cc32fe"/>
    </style:style>
    <style:style style:name="T497" style:family="text">
      <style:text-properties officeooo:rsid="02cc600f"/>
    </style:style>
    <style:style style:name="T498" style:family="text">
      <style:text-properties officeooo:rsid="02d0a2d2"/>
    </style:style>
    <style:style style:name="T499" style:family="text">
      <style:text-properties officeooo:rsid="02df2240"/>
    </style:style>
    <style:style style:name="T500" style:family="text">
      <style:text-properties officeooo:rsid="02efb63b"/>
    </style:style>
    <style:style style:name="T501" style:family="text">
      <style:text-properties officeooo:rsid="02f5c76f"/>
    </style:style>
    <style:style style:name="T502" style:family="text">
      <style:text-properties officeooo:rsid="02fcd022"/>
    </style:style>
    <style:style style:name="T503" style:family="text">
      <style:text-properties officeooo:rsid="030109dd"/>
    </style:style>
    <style:style style:name="T504" style:family="text">
      <style:text-properties officeooo:rsid="030161fa"/>
    </style:style>
    <style:style style:name="T505" style:family="text">
      <style:text-properties officeooo:rsid="0305e3af"/>
    </style:style>
    <style:style style:name="T506" style:family="text">
      <style:text-properties officeooo:rsid="030761ff"/>
    </style:style>
    <style:style style:name="T507" style:family="text">
      <style:text-properties officeooo:rsid="0308eca5"/>
    </style:style>
    <style:style style:name="T508" style:family="text">
      <style:text-properties officeooo:rsid="0309f13d"/>
    </style:style>
    <style:style style:name="T509" style:family="text">
      <style:text-properties officeooo:rsid="030f50fd"/>
    </style:style>
    <style:style style:name="T510" style:family="text">
      <style:text-properties officeooo:rsid="03125fa5"/>
    </style:style>
    <style:style style:name="T511" style:family="text">
      <style:text-properties officeooo:rsid="0314bcb4"/>
    </style:style>
    <style:style style:name="T512" style:family="text">
      <style:text-properties officeooo:rsid="0316fab6"/>
    </style:style>
    <style:style style:name="T513" style:family="text">
      <style:text-properties officeooo:rsid="0319a2b0"/>
    </style:style>
    <style:style style:name="T514" style:family="text">
      <style:text-properties officeooo:rsid="031f51ce"/>
    </style:style>
    <style:style style:name="T515" style:family="text">
      <style:text-properties officeooo:rsid="0326e7f2"/>
    </style:style>
    <style:style style:name="T516" style:family="text">
      <style:text-properties officeooo:rsid="03271009"/>
    </style:style>
    <style:style style:name="T517" style:family="text">
      <style:text-properties officeooo:rsid="03313a5f"/>
    </style:style>
    <style:style style:name="T518" style:family="text">
      <style:text-properties officeooo:rsid="03359e7c"/>
    </style:style>
    <style:style style:name="T519" style:family="text">
      <style:text-properties officeooo:rsid="03389fa5"/>
    </style:style>
    <style:style style:name="T520" style:family="text">
      <style:text-properties officeooo:rsid="0339c024"/>
    </style:style>
    <style:style style:name="T521" style:family="text">
      <style:text-properties officeooo:rsid="03408135"/>
    </style:style>
    <style:style style:name="T522" style:family="text">
      <style:text-properties officeooo:rsid="03463533"/>
    </style:style>
    <style:style style:name="T523" style:family="text">
      <style:text-properties officeooo:rsid="034bb64f"/>
    </style:style>
    <style:style style:name="T524" style:family="text">
      <style:text-properties officeooo:rsid="034cfac3"/>
    </style:style>
    <style:style style:name="T525" style:family="text">
      <style:text-properties officeooo:rsid="034da132"/>
    </style:style>
    <style:style style:name="T526" style:family="text">
      <style:text-properties officeooo:rsid="034e0c73"/>
    </style:style>
    <style:style style:name="T527" style:family="text">
      <style:text-properties officeooo:rsid="03505f97"/>
    </style:style>
    <style:style style:name="T528" style:family="text">
      <style:text-properties officeooo:rsid="03537aee"/>
    </style:style>
    <style:style style:name="T529" style:family="text">
      <style:text-properties officeooo:rsid="0353a1a6"/>
    </style:style>
    <style:style style:name="T530" style:family="text">
      <style:text-properties officeooo:rsid="0353e13e"/>
    </style:style>
    <style:style style:name="T531" style:family="text">
      <style:text-properties officeooo:rsid="03559951"/>
    </style:style>
    <style:style style:name="T532" style:family="text">
      <style:text-properties officeooo:rsid="0356f429"/>
    </style:style>
    <style:style style:name="T533" style:family="text">
      <style:text-properties officeooo:rsid="035a3008"/>
    </style:style>
    <style:style style:name="T534" style:family="text">
      <style:text-properties officeooo:rsid="035cce46"/>
    </style:style>
    <style:style style:name="T535" style:family="text">
      <style:text-properties officeooo:rsid="035ff8c9"/>
    </style:style>
    <style:style style:name="T536" style:family="text">
      <style:text-properties officeooo:rsid="03604575"/>
    </style:style>
    <style:style style:name="T537" style:family="text">
      <style:text-properties officeooo:rsid="036221e1"/>
    </style:style>
    <style:style style:name="T538" style:family="text">
      <style:text-properties officeooo:rsid="03663c6c"/>
    </style:style>
    <style:style style:name="T539" style:family="text">
      <style:text-properties officeooo:rsid="03686666"/>
    </style:style>
    <style:style style:name="T540" style:family="text">
      <style:text-properties officeooo:rsid="036a1bd8"/>
    </style:style>
    <style:style style:name="T541" style:family="text">
      <style:text-properties officeooo:rsid="036bae16"/>
    </style:style>
    <style:style style:name="T542" style:family="text">
      <style:text-properties officeooo:rsid="036cf71a"/>
    </style:style>
    <style:style style:name="T543" style:family="text">
      <style:text-properties officeooo:rsid="036e8fcd"/>
    </style:style>
    <style:style style:name="T544" style:family="text">
      <style:text-properties officeooo:rsid="036ffc1b"/>
    </style:style>
    <style:style style:name="T545" style:family="text">
      <style:text-properties officeooo:rsid="03700e1b"/>
    </style:style>
    <style:style style:name="T546" style:family="text">
      <style:text-properties officeooo:rsid="037096d2"/>
    </style:style>
    <style:style style:name="T547" style:family="text">
      <style:text-properties officeooo:rsid="03712cd7"/>
    </style:style>
    <style:style style:name="T548" style:family="text">
      <style:text-properties officeooo:rsid="03714113"/>
    </style:style>
    <style:style style:name="T549" style:family="text">
      <style:text-properties officeooo:rsid="03722142"/>
    </style:style>
    <style:style style:name="T550" style:family="text">
      <style:text-properties officeooo:rsid="03735717"/>
    </style:style>
    <style:style style:name="T551" style:family="text">
      <style:text-properties officeooo:rsid="0378079b"/>
    </style:style>
    <style:style style:name="T552" style:family="text">
      <style:text-properties officeooo:rsid="03788551"/>
    </style:style>
    <style:style style:name="T553" style:family="text">
      <style:text-properties officeooo:rsid="037aa301"/>
    </style:style>
    <style:style style:name="T554"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55"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56"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57"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58"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59"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60" style:family="text">
      <style:text-properties officeooo:rsid="03950234"/>
    </style:style>
    <style:style style:name="T561" style:family="text">
      <style:text-properties officeooo:rsid="03a0bdf7"/>
    </style:style>
    <style:style style:name="T562" style:family="text">
      <style:text-properties officeooo:rsid="03a59ccd"/>
    </style:style>
    <style:style style:name="T563" style:family="text">
      <style:text-properties officeooo:rsid="03b5db4d"/>
    </style:style>
    <style:style style:name="T564" style:family="text">
      <style:text-properties officeooo:rsid="03bb2e1b"/>
    </style:style>
    <style:style style:name="T565" style:family="text">
      <style:text-properties officeooo:rsid="03bc5bbd"/>
    </style:style>
    <style:style style:name="T566" style:family="text">
      <style:text-properties officeooo:rsid="03bd9ce8"/>
    </style:style>
    <style:style style:name="T567" style:family="text">
      <style:text-properties officeooo:rsid="03c1340b"/>
    </style:style>
    <style:style style:name="T568" style:family="text">
      <style:text-properties officeooo:rsid="03c59e51"/>
    </style:style>
    <style:style style:name="T569" style:family="text">
      <style:text-properties officeooo:rsid="03c7a24d"/>
    </style:style>
    <style:style style:name="T570" style:family="text">
      <style:text-properties officeooo:rsid="03cb5098"/>
    </style:style>
    <style:style style:name="T571" style:family="text">
      <style:text-properties officeooo:rsid="03d01536"/>
    </style:style>
    <style:style style:name="T572" style:family="text">
      <style:text-properties officeooo:rsid="03d19252"/>
    </style:style>
    <style:style style:name="T573" style:family="text">
      <style:text-properties officeooo:rsid="03d43116"/>
    </style:style>
    <style:style style:name="T574" style:family="text">
      <style:text-properties officeooo:rsid="03d7d797"/>
    </style:style>
    <style:style style:name="T575" style:family="text">
      <style:text-properties officeooo:rsid="03d869c2"/>
    </style:style>
    <style:style style:name="T576" style:family="text">
      <style:text-properties officeooo:rsid="03da5e59"/>
    </style:style>
    <style:style style:name="T577" style:family="text">
      <style:text-properties officeooo:rsid="03dc4bb0"/>
    </style:style>
    <style:style style:name="T578" style:family="text">
      <style:text-properties officeooo:rsid="03deb7c3"/>
    </style:style>
    <style:style style:name="T579" style:family="text">
      <style:text-properties officeooo:rsid="03df6aa8"/>
    </style:style>
    <style:style style:name="T580" style:family="text">
      <style:text-properties officeooo:rsid="03e1419a"/>
    </style:style>
    <style:style style:name="T581" style:family="text">
      <style:text-properties officeooo:rsid="03e62379"/>
    </style:style>
    <style:style style:name="T582" style:family="text">
      <style:text-properties officeooo:rsid="03ed0b08"/>
    </style:style>
    <style:style style:name="T583" style:family="text">
      <style:text-properties officeooo:rsid="03f3141d"/>
    </style:style>
    <style:style style:name="T584" style:family="text">
      <style:text-properties officeooo:rsid="03f50383"/>
    </style:style>
    <style:style style:name="T585" style:family="text">
      <style:text-properties officeooo:rsid="03f8b3ec"/>
    </style:style>
    <style:style style:name="T586" style:family="text">
      <style:text-properties officeooo:rsid="03fcaa7a"/>
    </style:style>
    <style:style style:name="T587" style:family="text">
      <style:text-properties officeooo:rsid="03fd72a3"/>
    </style:style>
    <style:style style:name="T588" style:family="text">
      <style:text-properties officeooo:rsid="03fe454d"/>
    </style:style>
    <style:style style:name="T589" style:family="text">
      <style:text-properties officeooo:rsid="03fee73b"/>
    </style:style>
    <style:style style:name="T590" style:family="text">
      <style:text-properties officeooo:rsid="03ff21cb"/>
    </style:style>
    <style:style style:name="T591" style:family="text">
      <style:text-properties officeooo:rsid="040dfcac"/>
    </style:style>
    <style:style style:name="T592" style:family="text">
      <style:text-properties officeooo:rsid="041f2deb"/>
    </style:style>
    <style:style style:name="T593" style:family="text">
      <style:text-properties officeooo:rsid="0420ac8c"/>
    </style:style>
    <style:style style:name="T594" style:family="text">
      <style:text-properties officeooo:rsid="042bd45f"/>
    </style:style>
    <style:style style:name="T595" style:family="text">
      <style:text-properties officeooo:rsid="042efaf7"/>
    </style:style>
    <style:style style:name="T596" style:family="text">
      <style:text-properties officeooo:rsid="0432d5f4"/>
    </style:style>
    <style:style style:name="T597" style:family="text">
      <style:text-properties officeooo:rsid="043db1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74cm" fo:text-indent="-0.635cm" fo:margin-left="7.8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9cm" fo:text-indent="-0.635cm" fo:margin-left="8.509cm"/>
        </style:list-level-properties>
      </text:list-level-style-bullet>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2991914610" text:style-name="L1">
        <text:list-item>
          <text:p text:style-name="P98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3"><text:span text:style-name="T18">Change the name of</text:span><text:span text:style-name="T19"> the .Rnw </text:span><text:span text:style-name="T18">file and open it.</text:span></text:p>
        </text:list-item>
        <text:list-item>
          <text:p text:style-name="P98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86">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30">In the console locally: cd <text:span text:style-name="T22">GADGET/Realgadgetgit/gadgetanchovy </text:span></text:p>
      <text:p text:style-name="P705"><text:s/><text:tab/>git add Anchovyb*</text:p>
      <text:p text:style-name="P709"><text:span text:style-name="T23">git </text:span>commit -m "Files for benchmark analysis ...”</text:p>
      <text:p text:style-name="P530">git push [mmrinconh Nugr]</text:p>
      <text:p text:style-name="P530"/>
      <text:list xml:id="list182416186192508" text:continue-numbering="true" text:style-name="L1">
        <text:list-item>
          <text:p text:style-name="P997">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99">Compilar en Rstudio</text:p>
        </text:list-item>
        <text:list-item>
          <text:p text:style-name="P999">Abrir el .tex y compilar con PDFlatex...it gives you the chance to change a dash in González – Quirós bibliography entry in .bbl file, save it and compile again.</text:p>
        </text:list-item>
      </text:list>
      <text:p text:style-name="P823"/>
      <text:p text:style-name="P825">Muchos de estos pasos se han automatizado en un fichero que se llama report_generation.r en TEXdocuments/benchmark</text:p>
      <text:p text:style-name="P826">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713"/>
      <text:p text:style-name="P46">OJO, Revisar lengthweight relation ship file!</text:p>
      <text:list xml:id="list3591751378" text:style-name="L2">
        <text:list-header>
          <text:p text:style-name="P988"/>
        </text:list-header>
      </text:list>
      <text:list xml:id="list881609985" text:style-name="L3">
        <text:list-header>
          <text:p text:style-name="P98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0"/>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18"><text:span text:style-name="Source_20_Text"><text:span text:style-name="T166">## <text:s text:c="5"/>age <text:s text:c="3"/>m.gis1 <text:s text:c="2"/>m.gis2 <text:s text:c="2"/>m.gis3 <text:s text:c="2"/>m.gis4</text:span></text:span></text:p>
      <text:p text:style-name="P822"><text:span text:style-name="Source_20_Text"><text:span text:style-name="T165">## [1,] <text:s text:c="2"/>0 <text:s text:c="7"/>NA 2.722670 2.892500 2.420441</text:span></text:span></text:p>
      <text:p text:style-name="P822"><text:span text:style-name="Source_20_Text"><text:span text:style-name="T165">## [2,] <text:s text:c="2"/>1 2.1489236 1.595922 2.213295 2.005761</text:span></text:span></text:p>
      <text:p text:style-name="P822"><text:span text:style-name="Source_20_Text"><text:span text:style-name="T165">## [3,] <text:s text:c="2"/>2 1.2522716 1.334262 1.392797 1.488761</text:span></text:span></text:p>
      <text:p text:style-name="P822"><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Anchovy2017_benchmark_allnumbers_59_2018_1 en TEXDocuments</text:span>, en WGTSfv anch.rec con <text:soft-page-break/>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home/marga/GADGET/Assessment/Assessment2018/<text:soft-page-break/>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19">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17cm" svg:height="9.557cm"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820"><text:span text:style-name="T45">module load gadget/2.2.00-BETA-f4089fe </text:span><text:s/></text:p>
      <text:p text:style-name="P821">R</text:p>
      <text:p text:style-name="P821">He instalado reshape2 y dplyr para que funcionara</text:p>
      <text:p text:style-name="P820"/>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
      <text:list xml:id="list182415326278504" text:continue-list="list182416186192508" text:style-name="L1">
        <text:list-item text:start-value="1">
          <text:p text:style-name="P984"><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984"><text:span text:style-name="T18">Change the name of</text:span><text:span text:style-name="T19"> the .Rnw </text:span><text:span text:style-name="T18">file and open it.</text:span></text:p>
        </text:list-item>
        <text:list-item>
          <text:p text:style-name="P987">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31">In the console locally: cd <text:span text:style-name="T22">GADGET/Realgadgetgit/gadgetanchovy </text:span></text:p>
      <text:p text:style-name="P706"><text:s/><text:tab/>git add Anchovyb*</text:p>
      <text:p text:style-name="P710"><text:span text:style-name="T23">git </text:span>commit -m "Files for benchmark analysis ...”</text:p>
      <text:p text:style-name="P531">git push [mmrinconh Nugr]</text:p>
      <text:p text:style-name="P531"/>
      <text:list xml:id="list182415855479590" text:continue-numbering="true" text:style-name="L1">
        <text:list-item>
          <text:p text:style-name="P998">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0">Compilar en Rstudio</text:p>
        </text:list-item>
        <text:list-item>
          <text:p text:style-name="P1000">Abrir el .tex y compilar con PDFlatex...it gives you the chance to change a dash in González – Quirós bibliography entry in .bbl file, save it and compile again.</text:p>
        </text:list-item>
      </text:list>
      <text:p text:style-name="P824"/>
      <text:p text:style-name="P827">Muchos de estos pasos se han automatizado en un fichero que se llama report_generation.r en TEXdocuments/benchmark</text:p>
      <text:p text:style-name="P828">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28"/>
      <text:p text:style-name="P828"/>
      <text:p text:style-name="P829">Versión Rgadget 0.5 <text:span text:style-name="T274">en mi pc</text:span></text:p>
      <text:p text:style-name="P890">This is just to tell you about some errors I'm getting with Rgadget version 0.5. in my pc but I guess in cesga the latest version is installed.</text:p>
      <text:p text:style-name="P891">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38">Actualizo Rgadget a la última versión <text:span text:style-name="T275">sin actualizar ningún otro paquete. No funciona </text:span></text:p>
      <text:p text:style-name="P839"/>
      <text:p text:style-name="P840">problema en resildist <text:span text:style-name="T276">solucionado con bubbles siguiendo las instrucciones que hay para Rgadget en la página de github</text:span></text:p>
      <text:p text:style-name="P841">El gadget.fit fallaba porque no generaba el res.by.year <text:s/>correctamente, por eso hice mi propia versión gadget_fit4_2step.r que creo que era lo mismo que el gadget.fit <text:span text:style-name="T277">después de llamar al Gadget</text:span></text:p>
      <text:p text:style-name="P842">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30"/>
      <text:p text:style-name="P843">Ahora cambio la última línea del runner para que llame a gadget_fit4_2step_2019.r <text:span text:style-name="T279">y ese es el que voy a usar de base para el del assessment 2019</text:span></text:p>
      <text:p text:style-name="P844"><text:soft-page-break/>Ya se ha reproducido el del año pasado.</text:p>
      <text:p text:style-name="P844">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45">Cambio wd a Assessment2019 y el nombre del Gadget directory Anchovy2018_benchmark_allnumbers_A2018endyear_estesisisi_3_2019_2</text:p>
      <text:p text:style-name="P845"/>
      <text:p text:style-name="P845">Cambio en <text:span text:style-name="T281">(Línea 537) </text:span>for (i in c(2015:2017)){ </text:p>
      <text:p text:style-name="P845"><text:s text:c="2"/>name&lt;-paste("Ecocadiz",i,sep="") <text:span text:style-name="T281">que me interesa biomasa y bioage0</text:span></text:p>
      <text:p text:style-name="P845"/>
      <text:p text:style-name="P845">2017 por 2018</text:p>
      <text:p text:style-name="P831"/>
      <text:p text:style-name="P832"/>
      <text:p text:style-name="P831"/>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oft-page-break/><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44">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45">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46">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47">la completo manualmente pero debería arreglarlo en el setup</text:span></text:p>
      <text:p text:style-name="P395"/>
      <text:p text:style-name="P400"/>
      <text:p text:style-name="P398">[csmdpmrh@fs6803 Anchovy2018_benchmark_allnumbers_A2018endyear_estesisisi_3_2019_2_completo]$ sbatch --<text:soft-page-break/>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48">y lo mismo con la ecocadiz_ald</text:span></text:p>
      <text:p text:style-name="P400">corro <text:span text:style-name="T58">fromcesga_mejorado</text:span> pero sólo para robarme las <text:span text:style-name="T349">tres</text:span> ecocadiz <text:span text:style-name="T349">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52">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50">me he robado las ecocadiz de Anchovy2018_benchmark_allnumbers_A2018endyear_estesisisi_3_2019_2_ecocadiz en Assessment2019 local) y no copié el archivo fleet.ECO.data.</text:span></text:p>
      <text:p text:style-name="P402"/>
      <text:p text:style-name="P404">En el cesga <text:span text:style-name="T351">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53">y Latestadvice&lt;-3760</text:span></text:p>
      <text:p text:style-name="P409"/>
      <text:p text:style-name="P409">y cambiarlo en la línea Advice&lt;-</text:p>
      <text:p text:style-name="P408"><text:span text:style-name="T354">#</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55">y ver los ylims</text:span></text:p>
      <text:p text:style-name="P413"/>
      <text:p text:style-name="P415">Duplicar toda esta sección: \section{Catch advice for July 2018 to June 2019} y comentar el anterior</text:p>
      <text:p text:style-name="P415"/>
      <text:p text:style-name="P421">Error en el cálculo de puntos de referencia hemos asumido que los mayores del 1+ son maduros pero no <text:s/>he quitado los de edad cero para multiplicar por propmat</text:p>
      <text:p text:style-name="P423">Cambiar 2018 por 2019 en recSSB</text:p>
      <text:p text:style-name="P423"><text:soft-page-break/>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56">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59">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57">sftp://csmdpmrh@ft2.cesga.es/mnt/netapp1/Store_CSIC/home/csic/mdp/mrh/GADGET_backup/assessment2019/Anchovy2019_completo_ecocadiz2018_estesi_Rec2019_onlyuntil2018_2</text:span></text:a><text:span text:style-name="T357">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58">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60">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62">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61">Assessment2019_27may_ecocadiz2018_estesi_</text:span>junio30</text:p>
      <text:p text:style-name="P222">[csmdpmrh@fs6803 Anchovy2019_completo_ecocadiz2018_estesi_junio30]$ sbatch --time=8:00:00 -p shared --qos=shared trabajo.sh</text:p>
      <text:p text:style-name="P222">Submitted batch job 2680375</text:p>
      <text:p text:style-name="P222"/>
      <text:p text:style-name="P433">Modelcomparison en ecocadiz2018_estesi en TEX documents</text:p>
      <text:p text:style-name="P836"><text:s/><text:span text:style-name="T363">/home/marga/Back up de MIPC/Documentos/TEXdocuments/Benchmark/Assessment2019/Anchovy2017_benchmark_allnumbers_59_2018_2_fv_june25_2019_27may_ecocadiz2018_estesi/</text:span><text:soft-page-break/><text:span text:style-name="T363">Modelcomparison_estesi2019_2018pluspelagoALK1718.Rmd</text:span></text:p>
      <text:p text:style-name="P836"/>
      <text:p text:style-name="P836"/>
      <text:p text:style-name="P853">In the text check “Remarkable Model Assumptions”</text:p>
      <text:p text:style-name="P854">“Overview of the likelihood” </text:p>
      <text:p text:style-name="P854"/>
      <text:p text:style-name="P855">Copia del junio 30 [csmdpmrh@fs6804 Anchovy2019_completo_ecocadiz2018_estesi_junio30_replica]$ sbatch --time=8:00:00 -p shared --qos=shared trabajo.sh</text:p>
      <text:p text:style-name="P855">Submitted batch job 2686909</text:p>
      <text:p text:style-name="P855"/>
      <text:p text:style-name="P857">Quitar ecocadiz</text:p>
      <text:p text:style-name="P856">[csmdpmrh@fs6804 Anchovy2019_completo_ecocadiz2018_sinecocadiz2018]$ sbatch --time=8:00:00 -p shared --qos=shared trabajo.sh</text:p>
      <text:p text:style-name="P856">Submitted batch job 2687663</text:p>
      <text:p text:style-name="P856"/>
      <text:p text:style-name="P857">Para los retros tengo que quitar el reclutamiento del año en curso</text:p>
      <text:p text:style-name="P857"/>
      <text:p text:style-name="P858">[csmdpmrh@fs6804 Anchovy2019_completo_ecocadiz2018_estesi_junio30_retro17]$ sbatch --time=8:00:00 -p shared --qos=shared trabajo.sh</text:p>
      <text:p text:style-name="P858">Submitted batch job 2689255</text:p>
      <text:p text:style-name="P858">[csmdpmrh@fs6804 Anchovy2019_completo_ecocadiz2018_estesi_junio30_retro17]$ cd ..</text:p>
      <text:p text:style-name="P858">[csmdpmrh@fs6804 assessment2019]$ cd Anchovy2019_completo_ecocadiz2018_estesi_junio30_retro16</text:p>
      <text:p text:style-name="P858">[csmdpmrh@fs6804 Anchovy2019_completo_ecocadiz2018_estesi_junio30_retro16]$ sbatch --time=8:00:00 -p shared --qos=shared trabajo.sh</text:p>
      <text:p text:style-name="P858">Submitted batch job 2689256</text:p>
      <text:p text:style-name="P858"/>
      <text:p text:style-name="P859">Error en la fórmula porque B del último año no incluye bichos de edad cero mientras que las B del denominador si. </text:p>
      <text:p text:style-name="P859">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generado con un Rnw</text:p>
      <text:p text:style-name="P471">El resultado es WD_Assessment2019_ane9aSouth.pdf en Assessment2019</text:p>
      <text:p text:style-name="P469"/>
      <text:p text:style-name="P470"><text:soft-page-break/>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0">Hay que corregirle algunas cosas manualmente como unos NA’s en la Pelago</text:p>
      <text:p text:style-name="P860"/>
      <text:p text:style-name="P860">Útimo run del Gadget:</text:p>
      <text:p text:style-name="P860"><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0"/>
      <text:p text:style-name="P860"/>
      <text:p text:style-name="P861">No olvidar pasarle a Andrés el std con </text:p>
      <text:p text:style-name="P861">require(XLConnect)</text:p>
      <text:p text:style-name="P861">writeWorksheetToFile("/home/marga/Documents/ICES grupos/WGHANSA/WGHANSA2019/anchovystd.xlsx", sheet="Hoja1", data = fit$stock.std%&gt;%filter(year&gt;1988))</text:p>
      <text:p text:style-name="P861"/>
      <text:p text:style-name="P863">OJO: Abrir el proyecto R del TAF desde aquí:</text:p>
      <text:p text:style-name="P868">/home/marga/Documents/ICES grupos/TAF/2020_ane.27.9a_assessment</text:p>
      <text:p text:style-name="P862">For the TAF, it is done now for 2019 it produces a .tex document <text:span text:style-name="T364">it is neccesary to put .bib .bst and .cls in the report folder manually but it works (No he hecho push al poner esos archivos es decir están solo localmente)</text:span></text:p>
      <text:p text:style-name="P862"/>
      <text:p text:style-name="P889">2020 Asessment (año de la pandemia) <text:span text:style-name="T369">Mayo 7</text:span></text:p>
      <text:p text:style-name="P865">Primero en el CESGA en la carpeta Asessment busco el último folder del Gadget:</text:p>
      <text:p text:style-name="P865">Anchovy2019_completo_ecocadiz2018_estesi_junio30, hago una copia con el mismo nombre pero con prueba2020 al final:</text:p>
      <text:p text:style-name="P864"><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37">[csmdpmrh@fs6803 GADGET_backup]$ cd assessment2019</text:p>
      <text:p text:style-name="P866">[csmdpmrh@fs6803 assessment2019]$ cd Anchovy2019_completo_ecocadiz2018_estesi_junio30_prueba2020</text:p>
      <text:p text:style-name="P866">[csmdpmrh@fs6803 Anchovy2019_completo_ecocadiz2018_estesi_junio30_prueba2020]$ sbatch --time=8:00:00 -p shared --qos=shared trabajo.sh</text:p>
      <text:p text:style-name="P866">Submitted batch job 3938103</text:p>
      <text:p text:style-name="P866"/>
      <text:p text:style-name="P867">Voy a intentar la prueba de correr el assessmnet del año pasado con el TAF:</text:p>
      <text:p text:style-name="P869">Esta no es la forma:</text:p>
      <text:p text:style-name="P870">Voy a Documentos/ICES grupos/TAF/2020_ane.27.9a_assessment y creo un nuevo folder llamado <text:span text:style-name="T365">P</text:span>rueba1 copiando todo lo que había salvo el .git y el Rproject.</text:p>
      <text:p text:style-name="P871">Copio el TAF_code.r en Prueba1 y modifico el setwd</text:p>
      <text:list xml:id="list3353587473" text:style-name="L4">
        <text:list-item>
          <text:p text:style-name="P99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8">In the console locally: cd <text:span text:style-name="T22">GADGET/Realgadgetgit/gadgetanchovy </text:span></text:p>
      <text:p text:style-name="P707"><text:s/><text:tab/>git add .</text:p>
      <text:p text:style-name="P711"><text:span text:style-name="T23">git </text:span>commit -m "Files for benchmark analysis ...”</text:p>
      <text:p text:style-name="P538"><text:soft-page-break/>git push [mmrinconh Nugr]</text:p>
      <text:p text:style-name="P540">Cambio en /home/marga/Documents/ICES grupos/TAF/2020_ane.27.9a_assessment/Prueba1/bootstrap/DATA.bib el source por </text:p>
      <text:p text:style-name="P532"><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44">siguiendo el TAF_code hago un run del setwd y luego taf.bootstrap<text:span text:style-name="T366">()</text:span></text:p>
      <text:p text:style-name="P545">TAF_code_4prueba.r guarda los pasos de lo que hice aunque estuviera mal</text:p>
      <text:p text:style-name="P544"/>
      <text:p text:style-name="P650">Usar releases mejor <text:span text:style-name="T370">NOOOOOO</text:span></text:p>
      <text:p text:style-name="P548">Creo un release desde github en el repositorio del assessment le doy a releases y me pregunta si creo un nuevo release <text:span text:style-name="T367">le digo que si le pongo un tag que es v0.0 y se llama Prueba 1</text:span></text:p>
      <text:p text:style-name="P548"/>
      <text:p text:style-name="P651">ESTE SI</text:p>
      <text:p text:style-name="P653">He subido a github los archivos de <text:span text:style-name="T212">Anchovy2019_completo_ecocadiz2018_estesi_junio30_prueba2020:</text:span></text:p>
      <text:list xml:id="list182415219498006" text:continue-numbering="true" text:style-name="L4">
        <text:list-item>
          <text:p text:style-name="P99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99">In the console locally: cd <text:span text:style-name="T22">GADGET/Realgadgetgit/gadgetanchovy </text:span></text:p>
      <text:p text:style-name="P708"><text:s/><text:tab/>git add .</text:p>
      <text:p text:style-name="P712"><text:span text:style-name="T23">git </text:span>commit -m "Files for benchmark analysis ...”</text:p>
      <text:p text:style-name="P539">git push [mmrinconh Nugr]</text:p>
      <text:p text:style-name="P543"/>
      <text:p text:style-name="P714">Copiar localmente el repositorio: <text:span text:style-name="T371">Ahora se llama: 2020_ane.27.9a_assessment_prueba</text:span></text:p>
      <text:p text:style-name="P714">sin el .git y sin el Rproject, borrar las carpetas bootstrap/data <text:s/><text:span text:style-name="T368">library SOFTWARE.bib and software, modificar las entradas </text:span></text:p>
      <text:p text:style-name="P716">(aquí lo mismo pero en inglés por si acaso entiendo más en inglés que en español el día que relea:</text:p>
      <text:p text:style-name="P714">I deleted everything in the bootstrap folder except the initial folder and DATA.bib where I put the right path to the new sources<text:span text:style-name="T371">)</text:span></text:p>
      <text:p text:style-name="P714"/>
      <text:p text:style-name="P541">Cambio en /home/marga/Documents/ICES grupos/TAF/2020_ane.27.9a_assessment_<text:span text:style-name="T371">p</text:span>rueba/bootstrap/DATA.bib el source por </text:p>
      <text:p text:style-name="P556"><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9"/>
      <text:p text:style-name="P551">No es necesario crear un documento vacío que se llame param.in (no sé por qué tengo eso en las notas)</text:p>
      <text:p text:style-name="P549">...run TAFbootstrap() and bootstrap/data folder was created with the right files, then I copy the original SOFTWARE.bib into bootstrap folder and again run  TAFbootstrap() it creates the "software" and "library" folders </text:p>
      <text:p text:style-name="P553">A veces no funciona y saca un error en bubbles, cerrar y abrir de nuevo Rstudio su<text:span text:style-name="T371">e</text:span>le funcionar</text:p>
      <text:p text:style-name="P654">Esto teóricam<text:span text:style-name="T372">e</text:span>n<text:span text:style-name="T372">te</text:span> funciona pero no reproduce el assessment del año pasado tal cual hay 200 toneladas de más en la cuota <text:span text:style-name="T373">es normal y es debido al algoritmo de optimización de Gadget ver </text:span><text:a xlink:type="simple" xlink:href="https://hafro.github.io/gadget2/userguide/chap-optim.html#sec:repeat" text:style-name="Internet_20_link" text:visited-style-name="Visited_20_Internet_20_Link"><text:span text:style-name="T373">https://hafro.github.io/gadget2/userguide/chap-optim.html#sec:repeat</text:span></text:a></text:p>
      <text:p text:style-name="P655">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55">seed <text:s text:c="6"/>5 <text:s text:c="4"/>;</text:p>
      <text:p text:style-name="P553"><text:soft-page-break/></text:p>
      <text:p text:style-name="P554">Plan B</text:p>
      <text:p text:style-name="P554">El antiguo funciona si se instala el Rgadget de la época:</text:p>
      <text:p text:style-name="P554">remotes::install_github('hafro/rgadget', ref = '0949c54') </text:p>
      <text:p text:style-name="P554">y si se define </text:p>
      <text:p text:style-name="P892">matageyeardf&lt;-data.frame(year=rep(1988:2016,times=4),age=rep(0:3,each=29),propmat=1) en la línea 977 y se borra todo lo referente a matageyear</text:p>
      <text:p text:style-name="P892"/>
      <text:p text:style-name="P893">El Rnw funciona correctamente! :)</text:p>
      <text:p text:style-name="P893"/>
      <text:p text:style-name="P893">Ahora <text:span text:style-name="T374">parto de </text:span></text:p>
      <text:p text:style-name="P894"><text:span text:style-name="T374">home/marga/GADGET/Assessment/Assessment2019/</text:span>setupanchovy_Prueba_1988_2015_completo_fleet_number_As2018_endyear2017_estesi_3_2019_2_fvmay27_fromcesga_mejorado</text:p>
      <text:p text:style-name="P894"/>
      <text:p text:style-name="P872">Ahora creo la carpeta GADGET/Assessment/Assessment2<text:span text:style-name="T374">020_pandemia</text:span> y meto ahí una copia de <text:span text:style-name="T375">setupanchovy_Prueba_1988_2015_completo_fleet_number_As2018_endyear2017_estesi_3_2019_2_fvmay27_fromcesga_mejorado </text:span><text:span text:style-name="T376">que ahora se llama</text:span></text:p>
      <text:p text:style-name="P896">setupanchovy_Prueba_1988_2015_completo_fleet_number_As2018_endyear2017_estesi_3_2019_2_fvmay27_fromcesga_mejorado_2020</text:p>
      <text:p text:style-name="P895"/>
      <text:p text:style-name="P896">Creo un proyecto en R para el assessment del 2020 en <text:s/><text:span text:style-name="T379">GADGET/Assessment/Assessment2</text:span><text:span text:style-name="T380">020_pandemia</text:span></text:p>
      <text:p text:style-name="P949"/>
      <text:p text:style-name="P949"/>
      <text:p text:style-name="P949"/>
      <text:p text:style-name="P847">Cambio <text:span text:style-name="T377">en set</text:span>wd a Assessment20<text:span text:style-name="T377">20_pandemia</text:span> y el nombre del Gadget directory <text:span text:style-name="T385">cambiando</text:span> Anchovy2018_benchmark_allnumbers_A2018endyear_estesisisi_3_2019_2 <text:span text:style-name="T385">por gadget_directory("Anchovy2020")</text:span></text:p>
      <text:p text:style-name="P846"/>
      <text:p text:style-name="P848">Cambio en <text:span text:style-name="T281">(Línea 611) </text:span></text:p>
      <text:p text:style-name="P849">for (i in c(2015:2018)) 2018 por 2019</text:p>
      <text:p text:style-name="P851">for (i in c(2015:2019)){</text:p>
      <text:p text:style-name="P851"><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34"/>
      <text:p text:style-name="P833"/>
      <text:p text:style-name="P215"/>
      <text:p text:style-name="P333"><text:span text:style-name="T386">Revisar que </text:span>el ALK_ECOCADIZ_201<text:span text:style-name="T399">9</text:span> <text:span text:style-name="T386">cumpla los formatos. Ver </text:span></text:p>
      <text:p text:style-name="P473">/home/marga/GADGET/DATOS/Guiaparaformatodedatos4gadget.doc <text:span text:style-name="T404">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 text:c="2"/>name&lt;-paste("Ecocadiz",i,sep="")</text:p>
      <text:p text:style-name="P347"><text:soft-page-break/><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88">No es necesario q</text:span>uitar edades cero de la ecocadiz <text:span text:style-name="T388">se hace solo en la aldist</text:span></text:p>
      <text:p text:style-name="P441">Susana en un correo: Las ALK de landings del algarve no hay</text:p>
      <text:p text:style-name="P362"/>
      <text:p text:style-name="P533"><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36"><text:s/>header = TRUE, startCol = 1, </text:p>
      <text:p text:style-name="P536"><text:s text:c="25"/>startRow = 5, endCol = 4, </text:p>
      <text:p text:style-name="P536"><text:s text:c="25"/>endRow = 26, useCachedValues=TRUE</text:p>
      <text:p text:style-name="P533"/>
      <text:p text:style-name="P536">startCol = 1, startRow = 6, endCol = 5, endRow = 27 y la biomasa en el col 10 fila 5 </text:p>
      <text:p text:style-name="P534"><text:span text:style-name="T58">pelago_comp_ald </text:span>usar el pelago201<text:span text:style-name="T401">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87">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8"/>
      <text:p text:style-name="P951"><text:span text:style-name="T380">H</text:span><text:span text:style-name="T378">e puesto el mismo número del año pasado multiplicado por 10 en </text:span><text:span text:style-name="T381">p</text:span><text:span text:style-name="T378">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3"><text:span text:style-name="T82">de </text:span><text:span text:style-name="T80">pelago_comp solo <text:s/>se usa </text:span><text:bookmark text:name="rstudio_console_output21"/><text:span text:style-name="T282">pelago_bio_pre</text:span></text:p>
      <text:p text:style-name="P872"/>
      <text:p text:style-name="P874"><text:s/><text:span text:style-name="T389">Actualizar Catches_Algarve hasta 2019 que están en /home/marga/GADGET/DATOS/Algarve/Landings_Metier_9aS_alg_2019.xlsx, están en tons así que no hay que multiplicar</text:span></text:p>
      <text:p text:style-name="P874"/>
      <text:p text:style-name="P874"/>
      <text:p text:style-name="P882"><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391">(Recordar que lo que quiero es saber números de las capturas del año pasado en el Algarve</text:span></text:p>
      <text:p text:style-name="P437">Year4bio2num&lt;-2019 <text:span text:style-name="T390">cambiando esto se actualiza NUMPT y BIOMTOT y <text:s/>catchesallfleetsPTSP</text:span></text:p>
      <text:p text:style-name="P436"><text:soft-page-break/></text:p>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392">20</text:span></text:p>
      <text:p text:style-name="P382">fleet.allptsp&lt;-add_row(fleet.allptsp,year=2018,month=c(3,6),count=c(Numb20181,Numb20182))</text:p>
      <text:p text:style-name="P879"/>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55">remotes::install_github('<text:span text:style-name="T393">mareframe/mfdb</text:span>', ref = '<text:a xlink:type="simple" xlink:href="https://github.com/mareframe/mfdb/commit/d4bbd4ee6a6d704eb65b3367dc82ff99531d11ee" text:style-name="Internet_20_link" text:visited-style-name="Visited_20_Internet_20_Link"><text:span text:style-name="T394">d4bbd4</text:span></text:a><text:a xlink:type="simple" xlink:href="https://github.com/mareframe/mfdb/commit/d4bbd4ee6a6d704eb65b3367dc82ff99531d11ee" text:style-name="Internet_20_link" text:visited-style-name="Visited_20_Internet_20_Link"><text:span text:style-name="T396">e</text:span></text:a>')</text:p>
      <text:p text:style-name="P558">Errores sobre todo en fleets</text:p>
      <text:p text:style-name="P475">Lo que salga compararlo co<text:span text:style-name="T421">Taleda</text:span>n <text:span text:style-name="T395">Anchovy2019_completo_ecocadiz2018_estesi_junio30</text:span> del cesga</text:p>
      <text:p text:style-name="P476">Lo de fleet lo voy a cambiar manualmente en el meld, <text:span text:style-name="T397">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398">Busco catches <text:s/>catches20201alton y actualizo con un correo de Susana que se llama Fwd: Re: wd e apresentação pelago20</text:span></text:p>
      <text:p text:style-name="P479"/>
      <text:p text:style-name="P480">Hay un error en el la ecocadiz ld y ald del año pasado <text:span text:style-name="T400">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Aggfiles identical</text:p>
      <text:p text:style-name="P481">aldist.ecocadiz <text:span text:style-name="T403">y ldist.ecocadiz</text:span> se ve el error del año pasado pero ya está bien y está el 2019 <text:soft-page-break/>también</text:p>
      <text:p text:style-name="P481"/>
      <text:p text:style-name="P481">aldist.pelago NA en 2017 <text:span text:style-name="T402">(corregido)</text:span></text:p>
      <text:p text:style-name="P482">Ojo que las alk del 2019 son las mismas que del 2018 <text:span text:style-name="T403">para el primer trimestre (error o posible error que viene de los archivos)</text:span></text:p>
      <text:p text:style-name="P483">initfiles copiados tal cual <text:span text:style-name="T406">recordar cambiar anch.rec poniendo 1 año más de reclutamiento 2019 2,3 y 4</text:span></text:p>
      <text:p text:style-name="P483">area, <text:span text:style-name="T405">main</text:span> y time arreglados manualmente</text:p>
      <text:p text:style-name="P486">no olvidar cambiar params.in <text:span text:style-name="T407">rec19 P319 P419 y P218 </text:span>y el archivo del reclutamiento </text:p>
      <text:p text:style-name="P491"><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408">catches20201alton[1, 1] </text:span><text:span text:style-name="T409">y ahora es sólo un número sacado de un correo de Susana pero lo pongo en Anchovy2020_2 para robarme sólo el archivo de capturas, </text:span><text:span text:style-name="T410">la nueva carpeta es Anchovy2020_2 pero sólo es para robarme las capturas </text:span><text:span text:style-name="T411">(que además no están bien todavía, es sólo para hacer la prueba</text:span><text:span text:style-name="T412">) me las he robado manualmente pero el <text:s/></text:span><text:span text:style-name="T415">setupanchovy_fromcesga_mejorado_2020_conpelago.r</text:span><text:span text:style-name="T413"> </text:span><text:span text:style-name="T414">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5">Copiar localmente el repositorio: <text:span text:style-name="T371">Ahora se llama: </text:span><text:span text:style-name="T93">2020_ane.27.9a_assessment_prueba1</text:span></text:p>
      <text:p text:style-name="P715">sin el .git y sin el Rproject, borrar las carpetas bootstrap/data <text:s/><text:span text:style-name="T368">library SOFTWARE.bib and software, modificar las entradas, borrar también el folder report </text:span></text:p>
      <text:p text:style-name="P717">(aquí lo mismo pero en inglés por si acaso entiendo más en inglés que en español el día que relea:</text:p>
      <text:p text:style-name="P715">I deleted everything in the bootstrap folder except the initial folder and DATA.bib where I put the right path to the new sources<text:span text:style-name="T371">)</text:span></text:p>
      <text:p text:style-name="P715"/>
      <text:p text:style-name="P542">Cambio en /home/marga/Documents/ICES grupos/TAF/2020_ane.27.9a_assessment_<text:span text:style-name="T371">p</text:span>rueba/bootstrap/DATA.bib el source por </text:p>
      <text:p text:style-name="P557"><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0"/>
      <text:p text:style-name="P552">No es necesario crear un documento vacío que se llame param.in (no sé por qué tengo eso en las notas)</text:p>
      <text:p text:style-name="P559">cambiar el folder con setwd("~/Documents/ICES grupos/TAF/2020_ane.27.9a_assessment_prueba1")</text:p>
      <text:p text:style-name="P652">...run TAFbootstrap() and bootstrap/data folder was created with the right files, then I copy the original SOFTWARE.bib into bootstrap folder and again run  TAFbootstrap() it creates the "software" and "library" folders </text:p>
      <text:p text:style-name="P652"/>
      <text:p text:style-name="P656">Cosas a cambiar en el .Rnw</text:p>
      <text:p text:style-name="P657">Ahora voy a report.r</text:p>
      <text:p text:style-name="P686"><text:span text:style-name="T418">y corro el código, error: </text:span><text:bookmark text:name="rstudio_console_output4"/><text:span text:style-name="T408">Error: <text:s/>chunk 1 </text:span></text:p>
      <text:p text:style-name="P975"><text:soft-page-break/>Error : Column `newyear` must be length 126 (the number of rows) or one, not 122</text:p>
      <text:p text:style-name="P975">In addition: There were 50 or more warnings (use warnings() to see the first 50)</text:p>
      <text:p text:style-name="P658">en newyear he cambiado </text:p>
      <text:p text:style-name="P658">newyear=c(1988,1988,rep(1989:2018,each=4))</text:p>
      <text:p text:style-name="P560"><text:span text:style-name="T58">newyear=c(1988,1988,rep(1989:(last(fit$stock.prey$year)-1),each=4)) </text:span><text:span text:style-name="T91">está definido dos veces así que lo he cambiado dos veces</text:span></text:p>
      <text:p text:style-name="P659">es necesario revisar y actualizar los datos que calculan fvSUMARYplots que es el archivo que le suelo mandar a Ruth</text:p>
      <text:p text:style-name="P660">Recordar despertar</text:p>
      <text:p text:style-name="P561"><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87"><text:span text:style-name="T419">s</text:span><text:span text:style-name="T420">i da eror </text:span><text:bookmark text:name="rstudio_console_output5"/><text:span text:style-name="T408">rror in rename(., name = Component) : unused argument (name = Component)</text:span></text:p>
      <text:p text:style-name="P661">slir y correr de nuevo</text:p>
      <text:p text:style-name="P662">Ya funciona ahora hacemos el update</text:p>
      <text:p text:style-name="P663">Agregar</text:p>
      <text:p text:style-name="P663">matageyeardf&lt;- add_row(matageyeardf,year=2020,age=c(0,1,2,3),propmat=1)</text:p>
      <text:p text:style-name="P664">ylimrecruitment&lt;-max(rec_order.by.year$recruitment[rec_order.by.year$year&lt;2019] /1e+06)</text:p>
      <text:p text:style-name="P664">recSSB&lt;-merge(SSBbyyear,rec_order.by.year,by="year")%&gt;%mutate(rect=c(recruitment[2:length(recruitment)],0))%&gt;%filter(year&lt;2020)</text:p>
      <text:p text:style-name="P562">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22">20</text:span>&lt;-fit$res.by.year$total.biomass[fit$res.by.year$year==20<text:span text:style-name="T422">20</text:span>] <text:span text:style-name="T423">ya no es así en los dos años anteriores ya ahora se saca de la SSB by year</text:span></text:p>
      <text:p text:style-name="P440">B2019&lt;-SSBbyyear$SSByearly[SSBbyyear$year==2019]</text:p>
      <text:p text:style-name="P410">Actualizar RatioB20<text:span text:style-name="T422">20</text:span> <text:s/><text:span text:style-name="T353">y Latestadvice&lt;-6290</text:span></text:p>
      <text:p text:style-name="P410"/>
      <text:p text:style-name="P410">y cambiarlo en la línea Advice&lt;-</text:p>
      <text:p text:style-name="P410"><text:span text:style-name="T354">#</text:span>Advice&lt;-RatioB*landsydisc2018</text:p>
      <text:p text:style-name="P414">Advice&lt;-RatioB20<text:span text:style-name="T424">20</text:span>*Latestadvice</text:p>
      <text:p text:style-name="P418">cambiar</text:p>
      <text:p text:style-name="P418">ylimrecruitment&lt;-max(rec_order.by.year$recruitment[rec_order.by.year$year&lt;2018] /1e+06)</text:p>
      <text:p text:style-name="P420">Cambiar 2018 por 2019 en ICESplots <text:span text:style-name="T355">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26">9</text:span> por 20<text:span text:style-name="T426">20</text:span> en recSSB</text:p>
      <text:p text:style-name="P424">recSSB&lt;-merge(SSBbyyear,rec_order.by.year,by="year")%&gt;%mutate(rect=c(recruitment[2:length(recruitment)],0))%&gt;%filter(year&lt;201<text:span text:style-name="T426">9</text:span>)</text:p>
      <text:p text:style-name="P424"/>
      <text:p text:style-name="P451">Hay un patrón retrospectivo y quiero ver qué tanto ha influido el error de la ecocadiz, <text:span text:style-name="T425">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Anchovy2019_completo_ecocadiz2018_estesi_junio30_prueba2020_conecocadizcorregida]$ <text:soft-page-break/>sbatch --time=8:00:00 -p shared --qos=shared trabajo.sh</text:p>
      <text:p text:style-name="P452">Submitted batch job 3991686</text:p>
      <text:p text:style-name="P424"/>
      <text:p text:style-name="P665">Ojo en el TAF </text:p>
      <text:p text:style-name="P665">2020_ane.27.9a_assessment_prueba tiene el Rnw de 2019</text:p>
      <text:p text:style-name="P665">y 2020_ane.27.9a_assessment_prueba1 tiene el Rnw de 2020</text:p>
      <text:p text:style-name="P665"/>
      <text:p text:style-name="P667"/>
      <text:p text:style-name="P666"/>
      <text:p text:style-name="P668">Error en 2019 el taleda incluye descartes y no debería (parece que pasa lo mismo en el 2016) hay que revisar desde el 2014 que se incluyeron discards</text:p>
      <text:p text:style-name="P668">2014 mal </text:p>
      <text:p text:style-name="P668">2015 mal</text:p>
      <text:p text:style-name="P668">2016 mal</text:p>
      <text:p text:style-name="P668">2017 landings bien</text:p>
      <text:p text:style-name="P668">2018 landings</text:p>
      <text:p text:style-name="P668">2019 mal</text:p>
      <text:p text:style-name="P668">Resulta que las capturasdel año en curso son solo landings y entonces se calcula el porcentaje de junio rrspecto a enero-mayo usando landings</text:p>
      <text:p text:style-name="P668"/>
      <text:p text:style-name="P668">voy a cambiar 2017 y 2018 para que quede todo con discards es decir que quede todo mal, <text:span text:style-name="T428">hecho...ahora todo son discards y landings, los archivos viejos de 2017 y 2018 se llaman igual pero al final dice solo_landings</text:span></text:p>
      <text:p text:style-name="P670">Tengo que generar un nuevo archivo y aprovecho para meter las landings de españa 2020 bien</text:p>
      <text:p text:style-name="P670"/>
      <text:p text:style-name="P572">corro <text:s/>setupanchovy_fromcesga_mejorado_2020_conpelago_ycatches2020.r</text:p>
      <text:p text:style-name="P563">que tiene datos de capturas 2020 <text:span text:style-name="T428">y corregidos los ALK de 2017 y 2018 para que incluyan discards</text:span></text:p>
      <text:p text:style-name="P564">El nuevo folder de datos de base se llama <text:span text:style-name="T94">anchovy2020_3 </text:span><text:span text:style-name="T95">(definitivo)</text:span></text:p>
      <text:p text:style-name="P566"><text:span text:style-name="T427">buscar </text:span>catches20202altonpre</text:p>
      <text:p text:style-name="P567">Asumo que discards de 2020 del primer y segundo trimestre son 0 y lo que tengo de landings del 2020 se convierte en catches del 2020 y así puedo pasar a número multiplicando por catches 2019/biomasa 2019</text:p>
      <text:p text:style-name="P574">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5">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4"/>
      <text:p text:style-name="P568">Con el meld comparo con anchovy2020 en el cesga <text:span text:style-name="T429">y lo dejo listo a nivel local, lo copio al cesga</text:span></text:p>
      <text:p text:style-name="P569">[csmdpmrh@fs6803 assessment2020]$ cd Anchovy2020_3</text:p>
      <text:p text:style-name="P569">[csmdpmrh@fs6803 Anchovy2020_3]$ sbatch --time=8:00:00 -p shared --qos=shared trabajo.sh</text:p>
      <text:p text:style-name="P569">Submitted batch job 4010056</text:p>
      <text:p text:style-name="P570">en el TAF he copiado el que termina en prueba1 y lo he renombrado, termina en <text:soft-page-break/>allinalmosthere</text:p>
      <text:p text:style-name="P570"/>
      <text:p text:style-name="P571">he despertado las writesheet to file que antes iban a un directorio local, <text:s/><text:span text:style-name="T430">no funcionan porque necesita los taledas que son internal</text:span></text:p>
      <text:p text:style-name="P565"/>
      <text:p text:style-name="P565"/>
      <text:p text:style-name="P576">Retrospective pattern</text:p>
      <text:p text:style-name="P576">el del 2018 está en /home/marga/Back up de MIPC/Documentos/TEXdocuments/Benchmark/Assessment2018/Anchovy2017_benchmark_allnumbers_59_2018_2_fv_june25_output_corrected</text:p>
      <text:p text:style-name="P576"/>
      <text:p text:style-name="P576"/>
      <text:p text:style-name="P669">2014 mal </text:p>
      <text:p text:style-name="P669">2015 mal</text:p>
      <text:p text:style-name="P669">2016 mal</text:p>
      <text:p text:style-name="P669">2017 landings bien</text:p>
      <text:p text:style-name="P669">2018 landings</text:p>
      <text:p text:style-name="P669">2019 mal</text:p>
      <text:p text:style-name="P669"/>
      <text:p text:style-name="P669"/>
      <text:p text:style-name="P577">Uno con los datos de 2020 pero con 2017 y 2018 como estaban antes</text:p>
      <text:p text:style-name="P577">El del 2019 añadiendo discards</text:p>
      <text:p text:style-name="P577"/>
      <text:p text:style-name="P578">[csmdpmrh@fs6804 Anchovy2020_4expsindiscards]$ sbatch --time=8:00:00 -p shared --qos=shared trabajo.sh</text:p>
      <text:p text:style-name="P578">Submitted batch job 4031176</text:p>
      <text:p text:style-name="P578"/>
      <text:p text:style-name="P578">[csmdpmrh@fs6804 Anchovy2019_completo_ecocadiz2018_estesi_junio30_prueba2020_conecocadizcorregida_condiscards]$ sbatch --time=8:00:00 -p shared --qos=shared trabajo.sh</text:p>
      <text:p text:style-name="P578">Submitted batch job 4031178</text:p>
      <text:p text:style-name="P578"/>
      <text:p text:style-name="P579">En las comparaciones el reclutamiento está bien</text:p>
      <text:p text:style-name="P580">newF la F anual es la media de las mortalidades de las edades 3 de cada año</text:p>
      <text:p text:style-name="P580"/>
      <text:p text:style-name="P581">Hay un reclutamiento gigante en el 2012 no consistente con el run del año pasado</text:p>
      <text:p text:style-name="P581">Buscando de donde viene <text:span text:style-name="T431">desde el assessment del 2020</text:span></text:p>
      <text:p text:style-name="P581">No pelago2020</text:p>
      <text:p text:style-name="P581">[csmdpmrh@fs6804 Anchovy2020_3_nopelago]$ sbatch --time=8:00:00 -p shared --qos=shared trabajo.sh</text:p>
      <text:p text:style-name="P581">Submitted batch job 4034367</text:p>
      <text:p text:style-name="P582">No ecocadiz 2019</text:p>
      <text:p text:style-name="P582">[csmdpmrh@fs6804 Anchovy2020_3_noecocadiz]$ sbatch --time=8:00:00 -p shared --qos=shared trabajo.sh</text:p>
      <text:p text:style-name="P582">Submitted batch job 4034430</text:p>
      <text:p text:style-name="P583">No catches 2019 3 2019 4 2020 1 2020 2no ldist catches 2019 no alk catches 2019</text:p>
      <text:p text:style-name="P583">[csmdpmrh@fs6804 Anchovy2020_3_nocatches]$ sbatch --time=8:00:00 -p shared --qos=shared trabajo.sh</text:p>
      <text:p text:style-name="P583">Submitted batch job 4034446</text:p>
      <text:p text:style-name="P583"/>
      <text:p text:style-name="P583">Ahora desde el 2019 (corregida ldist ecocadiz<text:span text:style-name="T432">)</text:span></text:p>
      <text:p text:style-name="P584">Veo que hay una diferencia gorda en el archivo area, debería estar hasta el 2020 <text:span text:style-name="T433">en el de </text:span><text:soft-page-break/><text:span text:style-name="T433">ayer sin discards (no es que no estaba mirando bien)</text:span></text:p>
      <text:p text:style-name="P584"/>
      <text:p text:style-name="P585">el del 2019 con ecocadiz corrected (que no tiene problemas con ese reclutamiento y le he agregado la pelago y el reclutamiento.</text:p>
      <text:p text:style-name="P585"/>
      <text:p text:style-name="P585">[csmdpmrh@fs6804 2019conecocor_maspelago2020]$ sbatch --time=8:00:00 -p shared --qos=shared trabajo.sh</text:p>
      <text:p text:style-name="P585">Submitted batch job 4034716</text:p>
      <text:p text:style-name="P585"/>
      <text:p text:style-name="P586">[csmdpmrh@fs6804 2019conecocor_mascatches]$ sbatch --time=8:00:00 -p shared --qos=shared trabajo.sh</text:p>
      <text:p text:style-name="P586">Submitted batch job 4034814</text:p>
      <text:p text:style-name="P586"/>
      <text:p text:style-name="P587">[csmdpmrh@fs6804 2019conecocor_mascatches_maseco2020]$ sbatch --time=8:00:00 -p shared --qos=shared trabajo.sh</text:p>
      <text:p text:style-name="P587">Submitted batch job 4034866</text:p>
      <text:p text:style-name="P587"/>
      <text:p text:style-name="P588">anchovy2020_4 cambié el límite superior del reclutamiento del 2012 <text:span text:style-name="T434">usando</text:span> la de 2020 sin pelago</text:p>
      <text:p text:style-name="P588"/>
      <text:p text:style-name="P588"/>
      <text:p text:style-name="P588"/>
      <text:p text:style-name="P589">length distribution de la ecocadiz incluye la edad 0 </text:p>
      <text:p text:style-name="P590">he usado el archivo de Jorge DATOS_NOEDAD_=.csv que está en el folder DATOS/ECOCADIZ <text:span text:style-name="T434">y ahora se </text:span></text:p>
      <text:p text:style-name="P590"/>
      <text:p text:style-name="P681">Copia de anchovy 2020_3 cambio el seed a 10 y uso el archivo de Jorge ahora se llama anchovy2020_5</text:p>
      <text:p text:style-name="P592"/>
      <text:p text:style-name="P592"/>
      <text:p text:style-name="P594">Copio Anchovy2019_completo_ecocadiz2018_estesi_junio30_prueba2020_conecocadizcorregida_condiscards y ahora se llama 2019conecoldistsinedad0_2020 <text:span text:style-name="T435">le cambio el seed a 10 y le meto el ldist de ecocadiz de Jorge</text:span></text:p>
      <text:p text:style-name="P594"/>
      <text:p text:style-name="P595">Run con límite al reclutamiento sacado de noecocadiz</text:p>
      <text:p text:style-name="P595"/>
      <text:p text:style-name="P595"/>
      <text:p text:style-name="P671">Para sacar las tablas voy al folder TAF y las genero <text:span text:style-name="T436">en el Rnw </text:span>aquí: <text:span text:style-name="T190">2020_ane.27.9a_assessment_allin_ecoldistcorrected</text:span></text:p>
      <text:p text:style-name="P546"/>
      <text:p text:style-name="P672">Con el setup mejorado y catches<text:span text:style-name="T438">2020 y sumarryplots</text:span> en GADGET/Assessment/...pandemia genero un BIOMTOT<text:span text:style-name="T437">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42">ojo BIOMTOT incluye discards, después se las tengo que restar</text:span></text:p>
      <text:p text:style-name="P598"/>
      <text:p text:style-name="P598"/>
      <text:p text:style-name="P596">La versión de e<text:span text:style-name="T438">l</text:span> fichero <text:span text:style-name="T438">Rnw en el TAF</text:span>tiene esto despierto writeWorksheetToFile(paste(m,"_Summaryplots.xlsx",sep=""), sheet="Hoja1", data = fvSUMARYplots)</text:p>
      <text:p text:style-name="P597"><text:soft-page-break/>El código de las summaryplots después de correr el fichero del assessment:</text:p>
      <text:p text:style-name="P674">load("~/GADGET/Assessment/Assessment2020_pandemia/BIOMTOTnewyeardiscards.Rdata") <text:span text:style-name="T438">ojo </text:span></text:p>
      <text:p text:style-name="P674">SUMARYplotsnewFBio&lt;-inner_join(newF, BIOMTOTnewyear)%&gt;%filter(newyear&gt;1988)%&gt;%mutate(year=newyear)</text:p>
      <text:p text:style-name="P674"/>
      <text:p text:style-name="P674">SUMMARYplots2019&lt;-full_join(SUMARYplotsnewFBio,SSBbyyear)%&gt;%select(year,Fyear,SSByearly,catonsur)</text:p>
      <text:p text:style-name="P676">DISCARDS&lt;-DISCARDS%&gt;%filter(year&gt;2013)</text:p>
      <text:p text:style-name="P676">fvSUMARYplots&lt;-full_join(SUMMARYplots2019,DISCARDS)%&gt;% select(year, Fyear, SSByearly,catonsur,newyeardiscardsouth)</text:p>
      <text:p text:style-name="P676">writeWorksheetToFile(paste(m,"_Summaryplots.xlsx",sep=""), sheet="Hoja1", data = fvSUMARYplots)</text:p>
      <text:p text:style-name="P677">Se ha guaradado en el folder report <text:span text:style-name="T443">del assessment que termina en que es donde se puede correr el Rnw </text:span><text:span text:style-name="T192">2020_ane.27.9a_assessment_allin_ecoldistcorrected</text:span></text:p>
      <text:p text:style-name="P547"/>
      <text:p text:style-name="P676"/>
      <text:p text:style-name="P679">recordar que el assessment es <text:span text:style-name="T227">anchovy 2020_</text:span><text:span text:style-name="T202">5</text:span></text:p>
      <text:p text:style-name="P599"/>
      <text:p text:style-name="P600">En el TAF hay que darle al Sweave tres veces, ahí deja de sacar errores</text:p>
      <text:p text:style-name="P601">Para deshacerel último cambio git checkout – report</text:p>
      <text:p text:style-name="P601"/>
      <text:p text:style-name="P602">Reunión con Andrés sobre data input y output</text:p>
      <text:p text:style-name="P603">Sugerencia: Las del second quarter no pasarlas al primero</text:p>
      <text:p text:style-name="P680">2000 pelago ajuste LD no aparece <text:span text:style-name="T441">esto es un problema de l función gadget.fit</text:span></text:p>
      <text:p text:style-name="P604">Quitar el 2014 ALK de la pelago</text:p>
      <text:p text:style-name="P604">Residuos más separaditos</text:p>
      <text:p text:style-name="P604">bubble plots residuos surveys</text:p>
      <text:p text:style-name="P604">Cambiar los límites del eje y que empiece en 0</text:p>
      <text:p text:style-name="P605">Selectividades estimadas de cada periodo</text:p>
      <text:p text:style-name="P605">F multiplicada por la población <text:span text:style-name="T441">por quarters</text:span></text:p>
      <text:p text:style-name="P606">Caption figura 13 especificar que es B1 plus</text:p>
      <text:p text:style-name="P607">Predicted catches tabla</text:p>
      <text:p text:style-name="P607">weight at age</text:p>
      <text:p text:style-name="P607">proportion of </text:p>
      <text:p text:style-name="P607">Fitted selection pattern</text:p>
      <text:p text:style-name="P607">weigth de los likelihood components</text:p>
      <text:p text:style-name="P607">residuos en tabla </text:p>
      <text:p text:style-name="P607">reproducir las tablas <text:span text:style-name="T439">del documento que me manda Andrés y que guardo en el disco duro porque pesa mucho</text:span></text:p>
      <text:p text:style-name="P608">ver gráfica log residuals, residuals por quarter y year.</text:p>
      <text:p text:style-name="P610">Seeds uncertainty</text:p>
      <text:p text:style-name="P610">verificar con diferent seeds</text:p>
      <text:p text:style-name="P610">Selectividad por tallas de este assessment y del anterior</text:p>
      <text:p text:style-name="P609"><text:span text:style-name="T440">ICES plots para este año y el anterior together</text:span> </text:p>
      <text:p text:style-name="P609"/>
      <text:p text:style-name="P690">Anchovy 2021 (pandemia más pérdida de datos)</text:p>
      <text:p text:style-name="P950">home/marga/GADGET/GADGETGIT/gadgetanchovy/Anchovy2018_benchmark_allnumbers_56.zip</text:p>
      <text:p text:style-name="P691">Aquí hay una versión que puede ser cercana a la del benchmark, <text:span text:style-name="T444">ahora en el github Anchovy_2020_3_all copia de </text:span><text:span text:style-name="T467">home/marga/GADGET/</text:span><text:span text:style-name="T444">Assessment</text:span></text:p>
      <text:p text:style-name="P692">/home/marga/GADGET/Assessment/Assessment2020_pandemia/ <text:soft-page-break/>Anchovy_2020_3</text:p>
      <text:p text:style-name="P693">ver video Abril 14 de 2021 donde comparo la likelihood del 3 con la likelihood del 5 (el que se usó en el assessment) hay problemas en <text:span text:style-name="T472">ldist.ecocadiz.noage, los datos de surveys iguales.</text:span></text:p>
      <text:p text:style-name="P696">Abril 15/2021</text:p>
      <text:p text:style-name="P695">Las diferencias son porque no habíamos quitado la edad 0 de las ldist para la ecocadiz. Yorch me envía <text:span text:style-name="T473">en un correo </text:span>un <text:span text:style-name="T468">DATOS_NOEDAD_</text:span><text:span text:style-name="T469">0</text:span>.rar <text:span text:style-name="T473">donde tiene un archivo <text:s/></text:span><text:span text:style-name="T468">DATOS_NOEDAD_</text:span><text:span text:style-name="T469">0</text:span><text:span text:style-name="T468">.csv </text:span><text:span text:style-name="T469">y que es igual al que generamos en los videos para <text:s/></text:span><text:span text:style-name="T472">ldist.ecocadiz.noage</text:span></text:p>
      <text:p text:style-name="P694"/>
      <text:p text:style-name="P696">Esto que escribí antes:</text:p>
      <text:p text:style-name="P696"/>
      <text:list xml:id="list1930561801" text:style-name="L5">
        <text:list-item>
          <text:p text:style-name="P992">corro <text:s/>setupanchovy_fromcesga_mejorado_2020_conpelago_ycatches2020.r <text:span text:style-name="T474">que tiene datos de capturas 2020 y corregidos los ALK de 2017 y 2018 para que incluyan discards</text:span></text:p>
          <text:p text:style-name="P993">El nuevo folder de datos de base se llama <text:span text:style-name="T94">anchovy2020_3 </text:span><text:span text:style-name="T95">(definitivo)</text:span></text:p>
        </text:list-item>
        <text:list-item>
          <text:p text:style-name="P994">“length distribution de la ecocadiz incluye la edad 0 </text:p>
        </text:list-item>
      </text:list>
      <text:p text:style-name="P591">he usado el archivo de Jorge DATOS_NOEDAD_=.csv que está en el folder DATOS/ECOCADIZ <text:span text:style-name="T434">y ahora se </text:span></text:p>
      <text:p text:style-name="P591"/>
      <text:list xml:id="list2346700613" text:style-name="L6">
        <text:list-item>
          <text:p text:style-name="P995">Copia de anchovy 2020_3 cambio el seed a 10 y uso el archivo de Jorge ahora se llama anchovy2020_5”</text:p>
        </text:list-item>
      </text:list>
      <text:p text:style-name="P593"/>
      <text:p text:style-name="P611">Me hace pensar <text:span text:style-name="T475">que el 2020_3 que tengo es el mismo <text:s/>que el 2020_5 salvo por ese archivo </text:span></text:p>
      <text:p text:style-name="P612"><text:span text:style-name="T477">ldist.ecocadiz.noage </text:span><text:span text:style-name="T478">y el seed.</text:span></text:p>
      <text:p text:style-name="P613"><text:span text:style-name="T478">D</text:span><text:span text:style-name="T476">igo también: “</text:span><text:span text:style-name="T480">Run con límite al reclutamiento sacado de noecocadiz” </text:span>no sé que quería decir, no es un cambio en el params.in porque son iguales el del Anchovy_2020_3 y el del output del 2020_5 a lo mejor en el archivo del reclutamiento como tal,</text:p>
      <text:p text:style-name="P614">existe la posibilidad de que no haya quedado guardado en el params.in y que le haya puesto un límite usando los datos de params.final del run sin la ecocadiz2019, eso lo puedo ver con SS<text:span text:style-name="T481">$data que está en el output de ese run.</text:span> </text:p>
      <text:p text:style-name="P614"/>
      <text:p text:style-name="P615">Voy a hacer dos experimentos <text:span text:style-name="T482">mandar un gadget igual al 2020_3 cambiando el archivo <text:s/>length distribution de la ecocadiz y usando el optfile y el params.in de 2020_5 </text:span></text:p>
      <text:p text:style-name="P616">Y otro usando <text:span text:style-name="T483">el params.out de un run anterior, sin embargo en el github hay un Anchovy2020_5_limrec lo que me hace pensar que efectivamente no le puse límite al reclutamiento</text:span></text:p>
      <text:p text:style-name="P616"/>
      <text:p text:style-name="P700"><text:span text:style-name="T446">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83">también tiene toda la configuración del modelo</text:span></text:p>
      <text:p text:style-name="P617"/>
      <text:p text:style-name="P697"/>
      <text:p text:style-name="P612"><text:span text:style-name="T479">Se puede recuperar todo el modelos a partir de los outputs salvo por las capturas</text:span><text:span text:style-name="T475"> (no, no es posible ahora, ni era posible antes)</text:span></text:p>
      <text:p text:style-name="P612"/>
      <text:p text:style-name="P620">En el CESGA en una sesión compute a través del link que hay en herramientas/SSH en el portal de usuarios del CESGA instalo devtools y Rgadget y así puedo correr el trabajo.sh, de lo contrario me salía error.</text:p>
      <text:p text:style-name="P620">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618">Envío al CESGA <text:span text:style-name="T484">el modelo que está en Asessment2020_5_recovery que es</text:span> uno igual al <text:span text:style-name="T482">2020_3 cambiando el archivo <text:s/>length distribution de la ecocadiz y usando el optfile y el params.in de 2020_5</text:span></text:p>
      <text:p text:style-name="P619">invitamr@fs6802 gadgetanchovy-master]$ cd Asessment2020_5_recovery</text:p>
      <text:p text:style-name="P619">[invitamr@fs6802 Asessment2020_5_recovery]$ sbatch --time=8:00:00 -p shared --qo</text:p>
      <text:p text:style-name="P619">s=shared trabajo.sh</text:p>
      <text:p text:style-name="P619">Submitted batch job 5702156</text:p>
      <text:p text:style-name="P619"/>
      <text:p text:style-name="P620">Para sacar los resultados, creo un repositorio nuevo en el Github <text:span text:style-name="T485">y lo clono en el CESGA sin problema:</text:span></text:p>
      <text:p text:style-name="P621">git clone <text:a xlink:type="simple" xlink:href="https://github.com/mmrinconh/recovery-results-2020.git" text:style-name="Internet_20_link" text:visited-style-name="Visited_20_Internet_20_Link">https://github.com/mmrinconh/recovery-results-2020.git</text:a></text:p>
      <text:p text:style-name="P621"/>
      <text:p text:style-name="P622">En esa carpeta que se ha creado en Gadget2021 meto el WGTS.Rdata, el Output.Rdata, el resbyyear.Rdata el params.in y el optfile y hago un push</text:p>
      <text:p text:style-name="P621">[invitamr@fs6802 Gadget2021]$ cd re*</text:p>
      <text:p text:style-name="P621">[invitamr@fs6802 recovery-results-2020]$ git add .</text:p>
      <text:p text:style-name="P621">[invitamr@fs6802 recovery-results-2020]$ git config user.email "mmrinconh@hotmai</text:p>
      <text:p text:style-name="P621">l.com"</text:p>
      <text:p text:style-name="P621">[invitamr@fs6802 recovery-results-2020]$ git config user.name "mmrinconh"</text:p>
      <text:p text:style-name="P621">[invitamr@fs6802 recovery-results-2020]$ git commit -m "Resultados del run recov</text:p>
      <text:p text:style-name="P621">ery, configuraciónn guardada en gadgetanchovy/Asessment2020_5_recovery, estos res</text:p>
      <text:p text:style-name="P621">ultados permiten crear el report"</text:p>
      <text:p text:style-name="P621">[invitamr@fs6802 recovery-results-2020]$ git push</text:p>
      <text:p text:style-name="P621"/>
      <text:p text:style-name="P621"/>
      <text:p text:style-name="P621"/>
      <text:p text:style-name="P623">He tenido que genearar un token en el github para poder descargar archivos del TAF es este:</text:p>
      <text:p text:style-name="P623">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</text:p>
      <text:p text:style-name="P623"/>
      <text:p text:style-name="P624">No he tenido que generarlo pero por si acaso y además caduca el password para github en junio</text:p>
      <text:p text:style-name="P624"/>
      <text:p text:style-name="P625">Abril 27 de 2021</text:p>
      <text:p text:style-name="P624"/>
      <text:p text:style-name="P573">corro setupanchovy_fromcesga_mejorado_2020_conpelago_ycatches2020.r <text:span text:style-name="T486">y el generado se llama Anchovy2021_recovery</text:span> <text:span text:style-name="T486">la diferencia del que se genera con Asessment2020_5_recovery (en el otro pc) sólo está en la ldist de la ecocadiz, las capturas son iguales, algún cambio en el area file que incluyes el trimestre 3 y 4 de 2020.</text:span></text:p>
      <text:p text:style-name="P573"/>
      <text:p text:style-name="P626">Me doy cuenta que debe de haber un seed por cada método de optimización, no es suficiente tener un solo seed, para comprobarlo haré una copia de anchovy recovery <text:s/><text:span text:style-name="T486">Asessment2020_5_recovery y otras dos copias con el mismo seed en cada uno de los métodos, los correré en el cesga y en el TAF para ver las diferencias</text:span><text:span text:style-name="T96"> (No es verdad, ver más adelante)</text:span></text:p>
      <text:p text:style-name="P626"/>
      <text:p text:style-name="P628">Lo voy a correr desde el otro PC</text:p>
      <text:p text:style-name="P629">En el CESGA en </text:p>
      <text:p text:style-name="P629"><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29"/>
      <text:p text:style-name="P629">Asessment2020_5_recovery_exp igual al Asessment2020_5_recovery, estructura en gadgetanchovy en github</text:p>
      <text:p text:style-name="P629">Asessment2020_5_recovery_exp_withseed1 poniendo seed a todos los optimizadores</text:p>
      <text:p text:style-name="P629">Asessment2020_5_recovery_exp_withseed2 poniendo seed a todos los optimizadores igual al anterior</text:p>
      <text:p text:style-name="P629"/>
      <text:p text:style-name="P630">[invitamr@fs6803 experimentos_con_el _2020]$ cd Asessment2020_5_recovery_exp</text:p>
      <text:p text:style-name="P630">[invitamr@fs6803 Asessment2020_5_recovery_exp]$ sbatch --time=8:00:00 -p shared --qos=shared trabajo.sh</text:p>
      <text:p text:style-name="P630">Submitted batch job 5749669</text:p>
      <text:p text:style-name="P630">[invitamr@fs6803 Asessment2020_5_recovery_exp]$ cd ..</text:p>
      <text:p text:style-name="P630">[invitamr@fs6803 experimentos_con_el _2020]$ cd Asessment2020_5_recovery_exp_withseed1</text:p>
      <text:p text:style-name="P630">[invitamr@fs6803 Asessment2020_5_recovery_exp_withseed1]$ sbatch --time=8:00:00 -p shared --qos=shared trabajo.sh</text:p>
      <text:p text:style-name="P630">Submitted batch job 5749672</text:p>
      <text:p text:style-name="P630">[invitamr@fs6803 Asessment2020_5_recovery_exp_withseed1]$ cd ..</text:p>
      <text:p text:style-name="P630">[invitamr@fs6803 experimentos_con_el _2020]$ cd Asessment2020_5_recovery_exp_withseed2</text:p>
      <text:p text:style-name="P630">[invitamr@fs6803 Asessment2020_5_recovery_exp_withseed2]$ sbatch --time=8:00:00 -p shared --qos=shared trabajo.sh</text:p>
      <text:p text:style-name="P630">Submitted batch job 5749674</text:p>
      <text:p text:style-name="P630">[invitamr@fs6803 Asessment2020_5_recovery_exp_withseed2]$ squeue -u $USER</text:p>
      <text:p text:style-name="P630"/>
      <text:p text:style-name="P630"/>
      <text:p text:style-name="P898">Este año estoy copiando los archivos en un folder del cesga recovery_2020 que está a su vez en github y hago push desde el cesga directamente.</text:p>
      <text:p text:style-name="P899">Estas notas están en gadgetanchovy en github también</text:p>
      <text:p text:style-name="P899"/>
      <text:p text:style-name="P901">NOTA: Hay más experimentos con el seed usando la última versión del gadget en /home/margarita/Documents/GADGET/experimentos_con_el_2020 en el pc local</text:p>
      <text:p text:style-name="P899"/>
      <text:p text:style-name="P634">En mi PC puedo correr <text:span text:style-name="T491">el gadget</text:span> y quiero pasar los resultados por el Rnw pero al ser nueva la versión del Gadget todo cambia, he creado mis propias funciones para sacar el reclutamiento y ya no uso el Res.by.year, porque fit&lt;-gadget.fit(wgts = "WGTS", steps = 2, printatstart = 0) <text:span text:style-name="T488">funciona.</text:span></text:p>
      <text:p text:style-name="P631">El Rnw está en mi PC, me pide que instale tinytex tinytex::install_tinytex() <text:span text:style-name="T489">y los paquetes de latex que faltan se instalan con una función parse algo del tinytex usando el archivo log </text:span></text:p>
      <text:p text:style-name="P899"/>
      <text:p text:style-name="P899"/>
      <text:p text:style-name="P900">Los optfiles con semillas iguales no funcionan, los resultados son diferentes, puede ser por la versión de Gadget que hay en el CESGA</text:p>
      <text:p text:style-name="P624"/>
      <text:p text:style-name="P627"><text:span text:style-name="T487">E</text:span>s suficiente tener un solo seed <text:span text:style-name="T487">para simulated annealing pero hay algo con la versión del Gadget del CESGA que no deja</text:span>, para comprobarlo haré una copia de <text:span text:style-name="T487">las dos copias con el mismo seed en cada uno de los métodos, los correré el PC de atrás para ver las diferencias (~/Documents/GADGET/experimentos_con_el_2020/Asessment2020_5_recovery_exp</text:span><text:soft-page-break/><text:span text:style-name="T487">_withseed1_2, y ~/Documents/GADGET/experimentos_con_el_2020/Asessment2020_5_recovery_exp_withseed2_2)</text:span></text:p>
      <text:p text:style-name="P637">El withseed1_2 me da la misma cuota (el ratio está por encima de 1.8) con un likelihood score de 10683</text:p>
      <text:p text:style-name="P632"/>
      <text:p text:style-name="P632"/>
      <text:p text:style-name="P632">He visto que lo del seed no funciona tampoco con la última versión del Gadget, <text:span text:style-name="T490">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2"/>
      <text:p text:style-name="P633">Creo una copia de este modelo: <text:span text:style-name="T487">~/Documents/GADGET/experimentos_con_el_2020/Asessment2020_5_recovery_exp_withseed1_2_</text:span>1</text:p>
      <text:p text:style-name="P633">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3"/>
      <text:p text:style-name="P682">Con esta versión se obtiene el mejor likelihood <text:span text:style-name="T492">score </text:span>general:</text:p>
      <text:p text:style-name="P636">Simulated Annealing algorithm ran for 1000001 function evaluations</text:p>
      <text:p text:style-name="P636">; and stopped when the likelihood value was 11638.424</text:p>
      <text:p text:style-name="P636">; because the maximum number of function evaluations was reached</text:p>
      <text:p text:style-name="P636">; Hooke &amp; Jeeves algorithm ran for 108213 function evaluations</text:p>
      <text:p text:style-name="P636">; and stopped when the likelihood value was 9527.1809</text:p>
      <text:p text:style-name="P636">; because the convergence criteria were met</text:p>
      <text:p text:style-name="P636">; BFGS algorithm ran for 13340 function evaluations</text:p>
      <text:p text:style-name="P636">; and stopped when the likelihood value was 9473.967</text:p>
      <text:p text:style-name="P636">; because the accuracy limit for the gradient calculation was reached</text:p>
      <text:p text:style-name="P633"/>
      <text:p text:style-name="P637">Sin embargo el valor del ratio para la cuota es 1.56</text:p>
      <text:p text:style-name="P635">La versión <text:span text:style-name="T487">Asessment2020_5_recovery_exp_withseed1_2_1_</text:span>1 es con el número de iteraciones de Simulated annealing igual a 3000000, el ordenador ha petado, lo voy a correr con 2000000, se llama <text:span text:style-name="T487">Asessment2020_5_recovery_exp_withseed1_2_1_</text:span>1_1</text:p>
      <text:p text:style-name="P977"><text:span text:style-name="T493">con </text:span><text:s/>este run no se obtiene un likelihood <text:span text:style-name="T492">tan bueno, sin embargo he visto que las capturas empiezan en 1989 según el fleet file del seine y que la ld empieza en 1988, lo voy a quitar y lo vuelvo a correr el archivo se llama Asessment2020_5_recovery_exp_withseed1_2_1_1_1_nozerocatches</text:span></text:p>
      <text:p text:style-name="P977"/>
      <text:p text:style-name="P897">Creo un proyecto en R para el assessment del 202<text:span text:style-name="T495">1</text:span> en <text:s/><text:span text:style-name="T379">GADGET/Assessment/Assessment2</text:span><text:span text:style-name="T380">02</text:span><text:span text:style-name="T382">1</text:span></text:p>
      <text:p text:style-name="P977"/>
      <text:p text:style-name="P979">Creando archivos para run <text:span text:style-name="T494">gd &lt;- gadget_directory("Anchovy2021_withoutLDandALK2020_1_2_data")</text:span></text:p>
      <text:p text:style-name="P978">gd &lt;- gadget_directory("Anchovy2021_withoutLDandALK2020_1_2_data")</text:p>
      <text:p text:style-name="P978"/>
      <text:p text:style-name="P980">Todos los <text:span text:style-name="T496">datos en folder </text:span><text:span text:style-name="T379">GADGET/Assessment/Assessment2</text:span><text:span text:style-name="T380">02</text:span><text:span text:style-name="T378">1/</text:span><text:span text:style-name="T383">Datos2021, </text:span><text:span text:style-name="T384">al final no han quedado bien esos archivos, los definitivos están en las rutas que usa el setup.</text:span></text:p>
      <text:p text:style-name="P981"><text:span text:style-name="T384">L</text:span><text:span text:style-name="T378">os datos de la ecocadiz y alk de boquerón 2020 están en un correo que se llama </text:span><text:span text:style-name="T128">“</text:span><text:span text:style-name="T127">ficheros </text:span><text:soft-page-break/><text:span text:style-name="T127">datos modelo”</text:span></text:p>
      <text:p text:style-name="P718"/>
      <text:p text:style-name="P718"/>
      <text:p text:style-name="P806">Cambio en <text:span text:style-name="T281">(Línea 611) </text:span></text:p>
      <text:p text:style-name="P850">for (i in c(2015:2018)) 2018 por 2019</text:p>
      <text:p text:style-name="P852">for (i in c(2015:2019)){</text:p>
      <text:p text:style-name="P852"><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35"/>
      <text:p text:style-name="P835"/>
      <text:p text:style-name="P216"/>
      <text:p text:style-name="P334"><text:span text:style-name="T386">Revisar que </text:span>el ALK_ECOCADIZ_20<text:span text:style-name="T497">20</text:span> <text:span text:style-name="T386">cumpla los formatos y que tenga una tabla al lado superior derecho con tallas y número de individuos</text:span><text:span text:style-name="T97"> sin individuos de edad 0</text:span><text:span text:style-name="T386">.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04">y agregar el sop de la edad 0 de la ecocadiz debe estar en la fila 103 columna 5</text:span></text:p>
      <text:p text:style-name="P525">Este año no cumplía losnúmeros donde deberían ir las filas, tuve que agregarle una fila vacía y cambiarle el nombre <text:span text:style-name="T498">(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 text:c="2"/>for (j in 1:4){</text:p>
      <text:p text:style-name="P201"><text:s text:c="4"/>name&lt;-paste("ALKcatches",i,j,sep="")</text:p>
      <text:p text:style-name="P201"><text:soft-page-break/></text:p>
      <text:p text:style-name="P363"/>
      <text:p text:style-name="P442">Susana en un correo: Las ALK de landings del algarve no hay</text:p>
      <text:p text:style-name="P363"/>
      <text:p text:style-name="P535"><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37"><text:s/>header = TRUE, startCol = 1, </text:p>
      <text:p text:style-name="P537"><text:s text:c="25"/>startRow = 5, endCol = 4, </text:p>
      <text:p text:style-name="P537"><text:s text:c="25"/>endRow = <text:span text:style-name="T99">29</text:span>, useCachedValues=TRUE</text:p>
      <text:p text:style-name="P535"/>
      <text:p text:style-name="P537">startCol = 1, startRow = 6, endCol = 5, endRow = 27 y la biomasa en el col 10 fila 5 </text:p>
      <text:p text:style-name="P535"><text:span text:style-name="T58">pelago_comp_ald </text:span>usar el pelago201<text:span text:style-name="T401">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87">es necesario actualizar el archivo</text:span><text:span text:style-name="T85"> /home/marga/GADGET/DATOS/PELAGO/results-ANE-PEL20.xlsx con lo que me mande Susana</text:span></text:p>
      <text:p text:style-name="P231"/>
      <text:p text:style-name="P454"><text:span text:style-name="T387">H</text:span>e comentado los datos de la Pelago2000, hemos visto que son datos de una campaña de Noviembreque no hace parte de la serie y lo he quitado <text:span text:style-name="T499">(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89"/>
      <text:p text:style-name="P952"><text:span text:style-name="T380">H</text:span><text:span text:style-name="T378">e puesto el mismo número del año pasado multiplicado por 10 en </text:span><text:span text:style-name="T381">p</text:span><text:span text:style-name="T378">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5"><text:span text:style-name="T82">de </text:span><text:span text:style-name="T80">pelago_comp solo <text:s/>se usa </text:span><text:bookmark text:name="rstudio_console_output211"/><text:span text:style-name="T282">pelago_bio_pre</text:span></text:p>
      <text:p text:style-name="P875"/>
      <text:p text:style-name="P876"><text:s/><text:span text:style-name="T389">Actualizar Catches_Algarve hasta 2020 que están en /home/marga/GADGET/DATOS/Algarve/landings_ANE_2020_9aS_PT.xlsx, están en KG así que hay que multiplicar</text:span></text:p>
      <text:p text:style-name="P875"/>
      <text:p text:style-name="P875"/>
      <text:p text:style-name="P883"><text:s/>(LandingsPortugal2018 Folja1, 2019 1 y 2 es 0 tons</text:p>
      <text:p text:style-name="P370"/>
      <text:p text:style-name="P370">Year4bio2num uno menos que el año en curso <text:span text:style-name="T391">(Recordar que lo que quiero es saber números de las capturas del año pasado en el Algarve</text:span></text:p>
      <text:p text:style-name="P438">Year4bio2num&lt;-2019 <text:span text:style-name="T390">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L[CatchesAllFleetsPTSP$YEAR==20</text:span><text:span text:style-name="T232">20</text:span><text:span text:style-name="T216"> &amp; CatchesAllFleetsPTSP$SEASON==1])/((BIOMTOT$TONPT+BIOMTOT$TONSP)</text:span><text:soft-page-break/><text:span text:style-name="T216">[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392">21</text:span></text:p>
      <text:p text:style-name="P383"><text:span text:style-name="T500">#</text:span>fleet.allptsp&lt;-add_row(fleet.allptsp,year=2018,month=c(3,6),count=c(Numb20181,Numb20182))</text:p>
      <text:p text:style-name="P459">fleet.allptsp&lt;-add_row(fleet.allptsp,year=2021,month=c(3,6),count=c(Numb20211,Numb20212))</text:p>
      <text:p text:style-name="P880"/>
      <text:p text:style-name="P234">Cambiar el año en defaults</text:p>
      <text:p text:style-name="P723"/>
      <text:p text:style-name="P797"><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25"/>
      <text:p text:style-name="P799"><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801"><text:span text:style-name="T234">Q</text:span><text:span text:style-name="T202">uito manualmente los datos del 88 del ldist.seine el fleet empieza en 1989</text:span></text:p>
      <text:p text:style-name="P802"><text:span text:style-name="T202">No me ha cogido los datos de 2021 en el fleet.seine, </text:span><text:span text:style-name="T235">faltaba un 1 en Numb20211 ahora si</text:span></text:p>
      <text:p text:style-name="P484"/>
      <text:p text:style-name="P484"><text:span text:style-name="T58">initfiles copiados tal cual </text:span><text:span text:style-name="T406">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19"><text:span text:style-name="T501">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07"> y el archivo del reclutamiento </text:span></text:p>
      <text:p text:style-name="P727"/>
      <text:p text:style-name="P721"><text:span text:style-name="T501">8 </text:span>runs en el cesga 4 con ALKy LD 2020_1_2 y 4 sin ellas, uno de cada con el optfile de Bjarki</text:p>
      <text:p text:style-name="P730">uno local en mi PC con el optfile de Bjarki</text:p>
      <text:p text:style-name="P732"/>
      <text:p text:style-name="P733">2 runs en Gadget antiguo beta-2.2.0 con 3M iteraciones</text:p>
      <text:p text:style-name="P733">intento 2 runs en gadget nuevo que se carga escribiendo</text:p>
      <text:p text:style-name="P733"><text:s/>touch $HOME/.cesga2020 y lo que sea en otra terminal, igual cuando se remueve con <text:s/>rm $HOME/.cesga2020, lo que sea en otra terminal <text:span text:style-name="T502">problemas para instalar Rgadget en una sesión compute porque no deja instalar RpostgreSQL que necesita una librería: libpsq, he abierto ticket en CESGA para que me ayuden.</text:span></text:p>
      <text:p text:style-name="P733"/>
      <text:p text:style-name="P734">Comparación de Gadgets 2021 para asesorar los del 2020 el output y el usado para el nuevo input <text:span text:style-name="T503">y los del 2021 respecto a la convergencia ya que el seed no funciona.</text:span></text:p>
      <text:p text:style-name="P735">Empiezo con este folder de base:</text:p>
      <text:p text:style-name="P735">/home/marga/Back up de MIPC/Documentos/TEXdocuments/Benchmark/Assessment2020/Comparison4report</text:p>
      <text:p text:style-name="P735"/>
      <text:p text:style-name="P736">Ver comparison_assessment2019_conecocadizldistcorrected20192020differentseeds2410.pdf en ese archivo donde se comparan diferentes seeds, me lo llevo para mi pc local.</text:p>
      <text:p text:style-name="P737">Si el modelo se corre con gadget2 no es necesario redefinir la F para que pille la F de junio a julio como lo tengo en el file de comparison, eso sólo si se hace con el Gadget viejo.</text:p>
      <text:p text:style-name="P738">En el pc local creo el folder <text:span text:style-name="T504">Comparison4report</text:span></text:p>
      <text:p text:style-name="P738"/>
      <text:p text:style-name="P738">Comparo todas las runs del 2020 recovery y presento una que tiene un likelihood similar al Assessment_2020_5 que es 2020_5_recoveryin2021_expseed1_2.</text:p>
      <text:p text:style-name="P738"/>
      <text:p text:style-name="P739">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05">y hago una copia para correrla de nuevo pero la lanzo con el gadget2 sin querer, hago una copia de esa para correrla con el gadget normal se llama Anchovy2021_withoutLDandALK2020_1_2_data_optBjarki_copy2_gadget2_2</text:span></text:p>
      <text:p text:style-name="P740">[invitamr@fs6804 Anchovy2021_withoutLDandALK2020_1_2_data_optBjarki_copy2_gadget2_2]$ sbatch --time=20:00:00 -p shared --qos=shared trabajo.sh</text:p>
      <text:p text:style-name="P740">Submitted batch job 5913166</text:p>
      <text:p text:style-name="P741">Este run resulta con un score <text:span text:style-name="T506">de </text:span><text:span text:style-name="T106">9982</text:span></text:p>
      <text:p text:style-name="P740"/>
      <text:p text:style-name="P740">Sacar los resultados del gadget2 para compararlos con el gadget1 me da un error en el reclutamiento, el orden del reclutamiento que sale del gadget2 es más pequeño.</text:p>
      <text:p text:style-name="P740"/>
      <text:p text:style-name="P771">Hay un archivo de r para copiar los archivos desde el CESGA al repositorio recovery-2020 para sacar los resultados copyfilesfromconsole_2021.r está en mi PC local</text:p>
      <text:p text:style-name="P742">el copy2 en el github es Anchovy2021_withLDandALK2020_1_2_data_copy2M <text:span text:style-name="T507">(aunque no tiene 2 millones de iteraciones)</text:span></text:p>
      <text:p text:style-name="P742">yla opt Bjarki (Anchovy2021_withLDandALK2020_1_2_data_optBjarki) en el github es Anchovy2021_withLDandALK2020_1_2_data_optBjarki2M</text:p>
      <text:p text:style-name="P742"/>
      <text:p text:style-name="P743">y el without en el github es Anchovy2021_withoutLDandALK2020_1_2_data_optBjarki2M</text:p>
      <text:p text:style-name="P744">y Anchovy2021_withoutLDandALK2020_1_2_data_optBjarki_copy2_gadget2_2 es en github <text:span text:style-name="T508">Anchovy2021_withoutLDandALK2020_1_2_data_optBjarki2M_</text:span>copy</text:p>
      <text:p text:style-name="P745">problema con mkdir, correr los mkdir primero</text:p>
      <text:p text:style-name="P745"/>
      <text:p text:style-name="P746">hacer un git <text:span text:style-name="T509">pull y luego git </text:span>push desde el folder recovery en el cesga</text:p>
      <text:p text:style-name="P746"/>
      <text:p text:style-name="P747">[invitamr@fs6802 2021]$ cd Anchovy2021_withoutLDandALK2020_1_2_data_copy2_1</text:p>
      <text:p text:style-name="P747">[invitamr@fs6802 Anchovy2021_withoutLDandALK2020_1_2_data_copy2_1]$ sbatch --time=20:00:00 -p shared --qos=shared trabajo.sh</text:p>
      <text:p text:style-name="P747">Submitted batch job 5919373</text:p>
      <text:p text:style-name="P747">[invitamr@fs6802 Anchovy2021_withoutLDandALK2020_1_2_data_copy2_1]$ cd ..</text:p>
      <text:p text:style-name="P747">[invitamr@fs6802 2021]$ cd Anchovy2021_withoutLDandALK2020_1_2_data_copy2_1_2M</text:p>
      <text:p text:style-name="P747">[invitamr@fs6802 Anchovy2021_withoutLDandALK2020_1_2_data_copy2_1_2M]$ sbatch --time=20:00:00 -p shared --qos=shared trabajo.sh</text:p>
      <text:p text:style-name="P747">Submitted batch job 5919374</text:p>
      <text:p text:style-name="P747">[invitamr@fs6802 Anchovy2021_withoutLDandALK2020_1_2_data_copy2_1_2M]$ cd ..</text:p>
      <text:p text:style-name="P747">[invitamr@fs6802 2021]$ cd Anchovy2021_withLDandALK2020_1_2_data_copy2_1</text:p>
      <text:p text:style-name="P747">[invitamr@fs6802 Anchovy2021_withLDandALK2020_1_2_data_copy2_1]$ sbatch --time=20:00:00 -p shared --qos=shared trabajo.sh</text:p>
      <text:p text:style-name="P747">Submitted batch job 5919375</text:p>
      <text:p text:style-name="P747">[invitamr@fs6802 Anchovy2021_withLDandALK2020_1_2_data_copy2_1]$ cd ..</text:p>
      <text:p text:style-name="P747">[invitamr@fs6802 2021]$ cd Anchovy2021_withLDandALK2020_1_2_data_copy2_1_2M</text:p>
      <text:p text:style-name="P747">[invitamr@fs6802 Anchovy2021_withLDandALK2020_1_2_data_copy2_1_2M]$ sbatch --time=20:00:00 -p shared --qos=shared trabajo.sh</text:p>
      <text:p text:style-name="P747">Submitted batch job 5919376</text:p>
      <text:p text:style-name="P738"/>
      <text:p text:style-name="P748">En términos relativos el withoptBjarki2M <text:span text:style-name="T510">es diferente los otros dan alrededor de 0.4.</text:span></text:p>
      <text:p text:style-name="P749"/>
      <text:p text:style-name="P749">Agrego a la comparación:</text:p>
      <text:p text:style-name="P749"><text:soft-page-break/>"Anchovy2021_withLDandALK2020_1_2_data_copy1" <text:s text:c="22"/>10550 LikelihoddScore</text:p>
      <text:p text:style-name="P749">en el github "/Anchovy2021_withLDandALK2020_1_2_data_copy1M"</text:p>
      <text:p text:style-name="P749"/>
      <text:p text:style-name="P749"><text:s/>"Anchovy2021_withLDandALK2020_1_2_data_copy2_1" <text:tab/><text:tab/>10485 LS</text:p>
      <text:p text:style-name="P749">en el github Anchovy2021_withLDandALK2020_1_2_data_copy2M_1" aunque no tenga 2M de iteraciones</text:p>
      <text:p text:style-name="P749"/>
      <text:p text:style-name="P749">"Anchovy2021_withoutLDandALK2020_1_2_data" <text:s text:c="25"/>LS 10422</text:p>
      <text:p text:style-name="P750">en el github es <text:span text:style-name="T511">/Anchovy2021_withoutLDandALK2020_1_2_data_1M</text:span></text:p>
      <text:p text:style-name="P750"/>
      <text:p text:style-name="P749">"Anchovy2021_withoutLDandALK2020_1_2_data_copy2_1"<text:tab/><text:tab/>LS 10484</text:p>
      <text:p text:style-name="P751">en github /Anchovy2021_withoutLDandALK2020_1_2_data_copy2M_1</text:p>
      <text:p text:style-name="P751"/>
      <text:p text:style-name="P752">En el folder de comparison el fit5 es para salidas del Gadget2, <text:span text:style-name="T512">pero sólo en el folder de comparison Gadget1_gadget2.</text:span></text:p>
      <text:p text:style-name="P752"/>
      <text:p text:style-name="P753">~/Documents/GADGET/Comparison4report/comparison_with_without_2021_morecomplete/comparison_with_without_2021_2runs.pdf definitivo con dos runs de cada uno que son consistentes en términos relativos</text:p>
      <text:p text:style-name="P754"/>
      <text:p text:style-name="P755"><text:span text:style-name="T58">Hay que cambiar el Taleda de 2020 poniendo en la ALK la ALK de la Pelago</text:span>, <text:span text:style-name="T107">lo he hecho manualmente</text:span> <text:span text:style-name="T513">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6">he hecho una copia de Assessment y de DATOS al pc hp porque también ha cambiado el taleda del 2020 primer y segundo trimestres.</text:p>
      <text:p text:style-name="P757">Ahora comparo el nuevo folder creado con el último del cesga </text:p>
      <text:p text:style-name="P757"/>
      <text:p text:style-name="P757">Recordar que el escogido por ahora es el copy2 con lk 10116</text:p>
      <text:p text:style-name="P757"/>
      <text:p text:style-name="P758">De mi hp hago meld con el cesga copy 2 <text:span text:style-name="T522">(ojo ldist.ecocadiz que tiene que estar actualizado con datos del último año))</text:span></text:p>
      <text:p text:style-name="P759">Recordar que el ldist.ecocadiz hay que cambiarlo manualmente y ojo hay que quitar la ldist seine 1988 manualmente tb. <text:span text:style-name="T514">Ha quedado completado el folder listo para correr en el hp GADGET/Assessment/Asessment_2021/Anchovy2021_withLD2018_2019_1_2_andALKpelago2020 y lo copio manualmente al CESGA Gadget2021/2021</text:span></text:p>
      <text:p text:style-name="P759"/>
      <text:p text:style-name="P760">invitamr@fs6803 2021]$ cd Anchovy2021_withLD2018_2019_1_2_andALKpelago2020</text:p>
      <text:p text:style-name="P760">[invitamr@fs6803 Anchovy2021_withLD2018_2019_1_2_andALKpelago2020]$ sbatch --time=10:00:00 -p shared --qos=shared trabajo.sh</text:p>
      <text:p text:style-name="P760">Submitted batch job 5933294</text:p>
      <text:p text:style-name="P760">[invitamr@fs6803 Anchovy2021_withLD2018_2019_1_2_andALKpelago2020]$ cd ..</text:p>
      <text:p text:style-name="P760">[invitamr@fs6803 2021]$ cd Anchovy2021_withLD2018_2019_1_2_andALKpelago2020_copy1</text:p>
      <text:p text:style-name="P760">[invitamr@fs6803 Anchovy2021_withLD2018_2019_1_2_andALKpelago2020_copy1]$ sbatch --time=10:00:00 -p shared --qos=shared trabajo.sh</text:p>
      <text:p text:style-name="P760">Submitted batch job 5933295</text:p>
      <text:p text:style-name="P760">[invitamr@fs6803 Anchovy2021_withLD2018_2019_1_2_andALKpelago2020_copy1]$ cd ..</text:p>
      <text:p text:style-name="P760">[invitamr@fs6803 2021]$ cd Anchovy2021_withLD2018_2019_1_2_andALKpelago2020_copy2</text:p>
      <text:p text:style-name="P760">[invitamr@fs6803 Anchovy2021_withLD2018_2019_1_2_andALKpelago2020_copy2]$ sbatch --time=10:00:00 -p shared --qos=shared trabajo.sh</text:p>
      <text:p text:style-name="P760">Submitted batch job 5933297</text:p>
      <text:p text:style-name="P760"><text:soft-page-break/>[invitamr@fs6803 Anchovy2021_withLD2018_2019_1_2_andALKpelago2020_copy2]$ cd ..</text:p>
      <text:p text:style-name="P760">[invitamr@fs6803 2021]$ cd Anchovy2021_withLD2018_2019_1_2_andALKpelago2020_copy2M</text:p>
      <text:p text:style-name="P760">[invitamr@fs6803 Anchovy2021_withLD2018_2019_1_2_andALKpelago2020_copy2M]$ sbatch --time=30:00:00 -p shared --qos=shared trabajo.sh</text:p>
      <text:p text:style-name="P760">Submitted batch job 5933299</text:p>
      <text:p text:style-name="P760">[invitamr@fs6803 Anchovy2021_withLD2018_2019_1_2_andALKpelago2020_copy2M]$ cd ..</text:p>
      <text:p text:style-name="P760">[invitamr@fs6803 2021]$ cd Anchovy2021_withLD2018_2019_1_2_andALKpelago2020_copy2M_copy</text:p>
      <text:p text:style-name="P760">[invitamr@fs6803 Anchovy2021_withLD2018_2019_1_2_andALKpelago2020_copy2M_copy]$ sbatch --time=30:00:00 -p shared --qos=shared trabajo.sh</text:p>
      <text:p text:style-name="P760">Submitted batch job 5933300</text:p>
      <text:p text:style-name="P760">[invitamr@fs6803 Anchovy2021_withLD2018_2019_1_2_andALKpelago2020_copy2M_copy]$ cd ..</text:p>
      <text:p text:style-name="P760">[invitamr@fs6803 2021]$ cd Anchovy2021_withLD2018_2019_1_2_andALKpelago2020_optBjarki2M</text:p>
      <text:p text:style-name="P760">[invitamr@fs6803 Anchovy2021_withLD2018_2019_1_2_andALKpelago2020_optBjarki2M]$ sbatch --time=40:00:00 -p shared --qos=shared trabajo.sh</text:p>
      <text:p text:style-name="P760">Submitted batch job 5933303</text:p>
      <text:p text:style-name="P760">[invitamr@fs6803 Anchovy2021_withLD2018_2019_1_2_andALKpelago2020_optBjarki2M]$ cd ..</text:p>
      <text:p text:style-name="P760">[invitamr@fs6803 2021]$ cd Anchovy2021_withLD2018_2019_1_2_andALKpelago2020_optBjarki2M_copy</text:p>
      <text:p text:style-name="P760">[invitamr@fs6803 Anchovy2021_withLD2018_2019_1_2_andALKpelago2020_optBjarki2M_copy]$ sbatch --time=40:00:00 -p shared --qos=shared trabajo.sh</text:p>
      <text:p text:style-name="P760">Submitted batch job 5933310</text:p>
      <text:p text:style-name="P760">[invitamr@fs6803 Anchovy2021_withLD2018_2019_1_2_andALKpelago2020_optBjarki2M_copy]$ cd ..</text:p>
      <text:p text:style-name="P760">[invitamr@fs6803 2021]$ cd Anchovy2021_withLD2018_2019_1_2_andALKpelago2020_optBjarki3M</text:p>
      <text:p text:style-name="P760">[invitamr@fs6803 Anchovy2021_withLD2018_2019_1_2_andALKpelago2020_optBjarki3M]$ sbatch --time=60:00:00 -p shared --qos=shared trabajo.sh</text:p>
      <text:p text:style-name="P760">Submitted batch job 5933315</text:p>
      <text:p text:style-name="P760"/>
      <text:p text:style-name="P761">Estos son los folders de configuración y se llaman igual en el github</text:p>
      <text:p text:style-name="P761"># [1] "Anchovy2021_withLD2018_2019_1_2_andALKpelago2020" <text:s text:c="18"/>"Anchovy2021_withLD2018_2019_1_2_andALKpelago2020_copy1" <text:s text:c="11"/></text:p>
      <text:p text:style-name="P761"># [3] "Anchovy2021_withLD2018_2019_1_2_andALKpelago2020_copy2" <text:s text:c="13"/>"Anchovy2021_withLD2018_2019_1_2_andALKpelago2020_optBjarki2M" <text:s text:c="5"/></text:p>
      <text:p text:style-name="P761"># [7] "Anchovy2021_withLD2018_2019_1_2_andALKpelago2020_optBjarki2M_copy" <text:s/>"Anchovy2021_withLD2018_2019_1_2_andALKpelago2020_optBjarki3M" <text:s text:c="2"/></text:p>
      <text:p text:style-name="P761"/>
      <text:p text:style-name="P763">Recordar que el paso de archivos ya no lo hago manual sino con <text:span text:style-name="T540">home/margarita/Documents/GADGET/</text:span><text:bookmark-start text:name="__DdeLink__6066_414035641"/>copyfromconsole_2021.r<text:bookmark-end text:name="__DdeLink__6066_414035641"/> <text:span text:style-name="T540">en el HP, los paso a un folder en el cesga y luego hago un push (hacer pull primero por si acaso) en recovery_results_2020 </text:span></text:p>
      <text:p text:style-name="P762"/>
      <text:p text:style-name="P764">Run definitivo: <text:span text:style-name="T58">Anchovy2021_withLD2018_2019_1_2_andALKpelago2020_optBjarki2M_copy</text:span></text:p>
      <text:p text:style-name="P765">Lo he metido en el TAF del 2021, en el Rnw del WD hay que buscar 2020 e ir cambiando o agregando lo que surja <text:span text:style-name="T516">y el Latestadvice</text:span></text:p>
      <text:p text:style-name="P749"><text:s/><text:span text:style-name="T515">El error al compilar =Component es de la línea bubbles sale por un problema con dplyr, la función </text:span><text:span text:style-name="T193">dplyr::rename</text:span><text:span text:style-name="T515"> se arregla con salir y volver a entrar:</text:span></text:p>
      <text:p text:style-name="P767">No olvidar cambiar los links a los params.in y al optfile.</text:p>
      <text:p text:style-name="P772"><text:soft-page-break/>Genero tablas para elemento del gadget_fit y lo guardo en un folder que se llama results en el TAF y lo copio tb al repositorio dónde están las salidas del modelo.</text:p>
      <text:p text:style-name="P767"/>
      <text:p text:style-name="P768">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68"/>
      <text:p text:style-name="P769">For the next year <text:span text:style-name="T517">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69"/>
      <text:p text:style-name="P770">Las summary plots:</text:p>
      <text:p text:style-name="P675">load("~/GADGET/Assessment/Assessment2020_pandemia/BIOMTOTnewyeardiscards.Rdata") <text:span text:style-name="T438">ojo </text:span></text:p>
      <text:p text:style-name="P675">SUMARYplotsnewFBio&lt;-inner_join(newF, BIOMTOTnewyear)%&gt;%filter(newyear&gt;1988)%&gt;%mutate(year=newyear)</text:p>
      <text:p text:style-name="P675"/>
      <text:p text:style-name="P675">SUMMARYplots2019&lt;-full_join(SUMARYplotsnewFBio,SSBbyyear)%&gt;%select(year,Fyear,SSByearly,catonsur)</text:p>
      <text:p text:style-name="P678">DISCARDS&lt;-DISCARDS%&gt;%filter(year&gt;2013)</text:p>
      <text:p text:style-name="P678">fvSUMARYplots&lt;-full_join(SUMMARYplots2019,DISCARDS)%&gt;% select(year, Fyear, SSByearly,catonsur,newyeardiscardsouth)</text:p>
      <text:p text:style-name="P678">writeWorksheetToFile(paste(m,"_Summaryplots.xlsx",sep=""), sheet="Hoja1", data = fvSUMARYplots)</text:p>
      <text:p text:style-name="P678"/>
      <text:p text:style-name="P638">meto este código en el Rnw del TAF (en el pc <text:span text:style-name="T518">hp</text:span>) para luego comentarlo</text:p>
      <text:p text:style-name="P639">He puesto 105 toneladas a mano de discards después de haber generado el archivo de las summaryplots, <text:span text:style-name="T519">problemas con pull en mi pc</text:span></text:p>
      <text:p text:style-name="P639"/>
      <text:p text:style-name="P639">#Código desde pc hp load("~/Documents/GADGET/Assessment/Assessment_2021/BIOMTOTnewyeardiscards.Rdata") <text:s/></text:p>
      <text:p text:style-name="P639"># SUMARYplotsnewFBio&lt;-inner_join(newF, BIOMTOTnewyear)%&gt;%filter(newyear&gt;1988)%&gt;%mutate(year=newyear)</text:p>
      <text:p text:style-name="P639"># #For 2021 is 2020</text:p>
      <text:p text:style-name="P639"># SUMMARYplots2020&lt;-full_join(SUMARYplotsnewFBio,SSBbyyear)%&gt;%select(year,Fyear,SSByearly,catonsur)</text:p>
      <text:p text:style-name="P639"># DISCARDS&lt;-DISCARDS%&gt;%filter(year&gt;2013)</text:p>
      <text:p text:style-name="P639"># fvSUMARYplots&lt;-full_join(SUMMARYplots2020,DISCARDS)%&gt;% select(year, Fyear, SSByearly,catonsur,newyeardiscardsouth)</text:p>
      <text:p text:style-name="P639"># writeWorksheetToFile(paste("../results/",m,"_Summaryplots.xlsx",sep=""), sheet="Hoja1", data = fvSUMARYplots)</text:p>
      <text:p text:style-name="P639"/>
      <text:p text:style-name="P640">Ojo revisar en el setup esta fórmula que estaba mal catches20212cakgpre&lt;-catches20212cakgpre+0.37*(catches20211cakg+catches20212cakgpre)+catches20211cakg <text:span text:style-name="T520">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0"/>
      <text:p text:style-name="P641">Ojo las tablas del advice van en números relativos, tengo un código para eso en la comparison final:</text:p>
      <text:p text:style-name="P641"><text:soft-page-break/>Biom1plusbyageyear&lt;-fit$stock.std%&gt;%filter(year&gt;1988)%&gt;%mutate(biomass1plus=number*mean_weight)%&gt;% <text:s/>filter(age&gt;0) %&gt;% <text:s text:c="56"/>group_by(year,model)%&gt;%summarize(B1=sum(biomass1plus))</text:p>
      <text:p text:style-name="P641">require(gridExtra)</text:p>
      <text:p text:style-name="P641">fit$res.by.year &lt;- </text:p>
      <text:p text:style-name="P641"><text:s text:c="2"/>fit$res.by.year %&gt;% </text:p>
      <text:p text:style-name="P641"><text:s text:c="2"/>group_by(model,year) %&gt;% </text:p>
      <text:p text:style-name="P641"><text:s text:c="2"/>summarise(stock='anch',area=1,catch=sum(catch),num.catch = sum(num.catch), F=max(F),</text:p>
      <text:p text:style-name="P641"><text:s text:c="12"/>total.number = sum(total.number),total.biomass=sum(total.biomass),ssb = sum(ssb),</text:p>
      <text:p text:style-name="P641"><text:s text:c="12"/>recruitment = exp(-0.15)*max(recruitment,na.rm=TRUE)) #%&gt;% </text:p>
      <text:p text:style-name="P641">#ungroup() %&gt;% </text:p>
      <text:p text:style-name="P641">#mutate(recruitment = lag(recruitment)) %&gt;% filter(year&gt;1988)</text:p>
      <text:p text:style-name="P641">fit$res.by.year&lt;-inner_join(fit$res.by.year, Biom1plusbyageyear)</text:p>
      <text:p text:style-name="P641">fit$res.by.year&lt;-fit$res.by.year%&gt;%group_by(model)%&gt;%mutate(B1mean=mean(B1), B2021=ifelse(year==2021,B1,0), B2020=ifelse(year==2020,B1,0), B2019=ifelse(year==2019,B1,0),Bratio=2*sum(B2021)/(sum(B2019)+sum(B2020)))</text:p>
      <text:p text:style-name="P641"/>
      <text:p text:style-name="P642">Ojo El B2021 es decir el del último año es con fit$res.by year pero los dos anteriores no </text:p>
      <text:p text:style-name="P644">Para el próximo año meter BIOMtot creado en el setup en el folder data del TAF</text:p>
      <text:p text:style-name="P644"/>
      <text:p text:style-name="P646">Hay un error en la LD de la ecocadiz está bien traerla del modelo anterior pero hay que <text:span text:style-name="T521">actualizarla</text:span> con el último año sin la edad 0.</text:p>
      <text:p text:style-name="P646"/>
      <text:p text:style-name="P647">Ojo para el summary recordar que hay que restar discards, que están incluidos en BIOMtot</text:p>
      <text:p text:style-name="P685">ojo BIOMTOT incluye discards, después se las tengo que restar</text:p>
      <text:p text:style-name="P673"/>
      <text:p text:style-name="P683">Ojo el BIOMTOTdiscards... en 2021 dice 5682 tons y debería ser 5784, si lo corro de nuevo en el lenovo queda bien, no sé de dónde ha salido el 5682</text:p>
      <text:p text:style-name="P683"/>
      <text:p text:style-name="P684">Creo que viene de restar 5784-catches Algarve 2021: <text:span text:style-name="T522">Nope me faltan 100 tons</text:span></text:p>
      <text:p text:style-name="P684"/>
      <text:p text:style-name="P704"><text:bookmark text:name="rstudio_console_output6"/>BIOMTOTnewyear$catonsur[33]-0.059-1.669</text:p>
      <text:p text:style-name="P976">[1] 5781.978</text:p>
      <text:p text:style-name="P684"><text:s/><text:span text:style-name="T522">Importante revisar el BIOMtot porque a veces se genera y se duerme el save sin tener todos los datos</text:span></text:p>
      <text:p text:style-name="P684"/>
      <text:p text:style-name="P702">Hola Leire,</text:p>
      <text:p text:style-name="P811">He visto que hay un error de 3 tons en las landings de la 9aS, donde dice 5682 (landings de 2020 management year) debería decir 5679</text:p>
      <text:p text:style-name="P811">El raising con el 37% se hace para el segundo trimestre de 2021 en los datos de España, </text:p>
      <text:p text:style-name="P811">Siendo estos son los valores por trimestre incluyendo discards:</text:p>
      <text:p text:style-name="P811">Year  Quarter PtCatches     Spcatches     Sp+pt catches</text:p>
      <text:p text:style-name="P811">2020      3      73.50840     2529.7990     2603.30740<text:line-break/> 2020      4      12.23000     1100.7980     1113.02800<text:line-break/><text:soft-page-break/> 2021      1       1.66900      616.2161      617.88514<text:line-break/> 2021      2       0.05900     <text:span text:style-name="T57">1449.4260</text:span>     1449.48503</text:p>
      <text:p text:style-name="P811">1449.4260=2021_(abril y mayo)+0.37*(2021_(enero a marzo)+2021_(abril y mayo)) y esto es igual a:</text:p>
      <text:p text:style-name="P811">1449.4260=891,552+0.37*(616,216+891,552)</text:p>
      <text:p text:style-name="P811">El valor de las catches SP+PT del management year es 5783.706 tons (sumando la columna Sp+pt catches) , para obtener las landings le restamos 105 tons de discards del management year y queda 5678.706 (redondeando 5679)</text:p>
      <text:p text:style-name="P701">Assessment 2022 mayo 3</text:p>
      <text:p text:style-name="P648">Para correr el assessment de 2021 que está en el TAF en el 2022 ha sido necesario reinstalar una versión previa de R lo he hecho con este código en la terminal, y he instalado la versión 3.6.0</text:p>
      <text:p text:style-name="P648"/>
      <text:p text:style-name="P648">Lo he hecho con este comando:</text:p>
      <text:p text:style-name="P648"><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48"><text:span text:style-name="Source_20_Text"/></text:p>
      <text:p text:style-name="P648"><text:span text:style-name="Source_20_Text">siguiendo las instrucciones aquí:</text:span></text:p>
      <text:p text:style-name="P648"><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48"><text:span text:style-name="Source_20_Text"/></text:p>
      <text:p text:style-name="P649"><text:span text:style-name="Source_20_Text"><text:span text:style-name="T523">Y para instalar Rjava</text:span></text:span></text:p>
      <text:p text:style-name="P902"><text:span text:style-name="Source_20_Text"><text:span text:style-name="T523">primero en la terminal </text:span></text:span></text:p>
      <text:p text:style-name="P902"><text:span text:style-name="Source_20_Text"><text:span text:style-name="T523">sudo /opt/R/3.6.0/bin/R CMD javareconf</text:span></text:span></text:p>
      <text:p text:style-name="P902"><text:span text:style-name="Source_20_Text"/></text:p>
      <text:p text:style-name="P903"><text:span text:style-name="Source_20_Text"><text:span text:style-name="T524">Hay que borrar todos los units = c("in", "cm", "mm") en los ggsave</text:span></text:span></text:p>
      <text:p text:style-name="P903"><text:span text:style-name="Source_20_Text"/></text:p>
      <text:p text:style-name="P904"><text:span text:style-name="Source_20_Text"><text:span text:style-name="T525">Si sale este error: Couldn’t find font “-adobe-helvetica-medium</text:span></text:span></text:p>
      <text:p text:style-name="P904"><text:span text:style-name="Source_20_Text"/></text:p>
      <text:p text:style-name="P904"><text:span text:style-name="Source_20_Text"><text:span text:style-name="T525">se soluciona en bash con: </text:span></text:span></text:p>
      <text:p text:style-name="P904"><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4"><text:span text:style-name="Source_20_Text"/></text:p>
      <text:p text:style-name="P904"><text:span text:style-name="Source_20_Text"><text:span text:style-name="T525">y restart</text:span></text:span></text:p>
      <text:p text:style-name="P904"><text:span text:style-name="Source_20_Text"/></text:p>
      <text:p text:style-name="P905"><text:span text:style-name="Source_20_Text"><text:span text:style-name="T526">Hay un problema con el paquete FSA pero no es necesario para el report, se soluciona haciendo &lt;&lt;</text:span></text:span><text:span text:style-name="Source_20_Text"><text:span text:style-name="T110">eval = F</text:span></text:span><text:span text:style-name="Source_20_Text"><text:span text:style-name="T526">, echo = F, include=F, results= hide <text:s/>,fig=false&gt;&gt;=</text:span></text:span></text:p>
      <text:p text:style-name="P905"><text:span text:style-name="Source_20_Text">library(FSA)</text:span></text:p>
      <text:p text:style-name="P905"><text:span text:style-name="Source_20_Text"/></text:p>
      <text:p text:style-name="P906"><text:span text:style-name="Source_20_Text"><text:span text:style-name="T527">Para correr el Gadget del assessment aceptado en el CESGA:</text:span></text:span></text:p>
      <text:p text:style-name="P906"><text:soft-page-break/><text:span text:style-name="Source_20_Text"><text:span text:style-name="T527">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27">csepcmrh@ft2.cesga.es</text:span></text:span></text:a></text:p>
      <text:p text:style-name="P907"><text:span text:style-name="Source_20_Text"/></text:p>
      <text:p text:style-name="P907"><text:span text:style-name="Source_20_Text"><text:span text:style-name="T528">module load cesga/2018</text:span></text:span></text:p>
      <text:p text:style-name="P907"><text:span text:style-name="Source_20_Text"/></text:p>
      <text:p text:style-name="P907"><text:span text:style-name="Source_20_Text"><text:span text:style-name="T528">module load gcc/6.4.0</text:span></text:span></text:p>
      <text:p text:style-name="P907"><text:span text:style-name="Source_20_Text"/></text:p>
      <text:p text:style-name="P907"><text:span text:style-name="Source_20_Text"><text:span text:style-name="T528">module load R/3.6.0 </text:span></text:span></text:p>
      <text:p text:style-name="P907"><text:span text:style-name="Source_20_Text"><text:span text:style-name="T528">module load gadget</text:span></text:span></text:p>
      <text:p text:style-name="P907"><text:span text:style-name="Source_20_Text"/></text:p>
      <text:p text:style-name="P907"><text:span text:style-name="Source_20_Text"><text:span text:style-name="T528">Para reproducir el del año pasado </text:span></text:span></text:p>
      <text:p text:style-name="P908"><text:span text:style-name="Source_20_Text"><text:span text:style-name="T529">Hay un error en la instalación del paquete Rpostgres que no pasa con la última versión de R 4.0.4 que pide la librería cesga/2020 voy a intentar con esa a ver cómo va</text:span></text:span></text:p>
      <text:p text:style-name="P909"><text:span text:style-name="Source_20_Text"><text:span text:style-name="T530">Intento en el ft3 porque el ft2 va a desaparecer</text:span></text:span></text:p>
      <text:p text:style-name="P909"><text:span text:style-name="Source_20_Text"><text:span text:style-name="T530">compute</text:span></text:span></text:p>
      <text:p text:style-name="P909"><text:span text:style-name="Source_20_Text"><text:span text:style-name="T530">module load cesga/2020</text:span></text:span></text:p>
      <text:p text:style-name="P909"><text:span text:style-name="Source_20_Text"><text:span text:style-name="T530">R</text:span></text:span></text:p>
      <text:p text:style-name="P909"><text:span text:style-name="Source_20_Text"><text:span text:style-name="T530">Pero hay un problema con los paquetes</text:span></text:span></text:p>
      <text:p text:style-name="P909"><text:span text:style-name="Source_20_Text"/></text:p>
      <text:p text:style-name="P955"><text:span text:style-name="Source_20_Text"><text:span text:style-name="T470">En el cesga muchos problemas con la instalación de Rgadget usando </text:span></text:span><text:span text:style-name="Source_20_Text">devtools::install_github("gadget-framework/rgadget")</text:span></text:p>
      <text:p text:style-name="P910"><text:span text:style-name="Source_20_Text"/></text:p>
      <text:p text:style-name="P910"><text:span text:style-name="Source_20_Text"><text:span text:style-name="T531">Me entero que el ft2 va a morir, hay que pasarse al ft3, y Carlos Mouriño me instala el Rgadget porque el error está en una librería stringi.so que no la encuentra.</text:span></text:span></text:p>
      <text:p text:style-name="P910"><text:span text:style-name="Source_20_Text"><text:span text:style-name="T531">En el ft3 sólo hay que escribir R, no hay que cargar ningún módulo, creo Anchovy2022_2 que es copia de la configuración aceptada hace un año y modifico el runner para poder mandarlo al sistema de colas</text:span></text:span></text:p>
      <text:p text:style-name="P911"><text:span text:style-name="Source_20_Text"><text:span text:style-name="T532">hay que instalar también gadget2 como paquete de R:</text:span></text:span></text:p>
      <text:p text:style-name="P959"><text:span text:style-name="Source_20_Text">remotes::install_github("gadget-framework/gadget2")</text:span></text:p>
      <text:p text:style-name="P959"><text:span text:style-name="Source_20_Text"/></text:p>
      <text:p text:style-name="P960"><text:span text:style-name="Source_20_Text"><text:span text:style-name="T533">Pruebas Anchovy2022_1 perdida la conexión</text:span></text:span></text:p>
      <text:p text:style-name="P961"><text:span text:style-name="Source_20_Text"><text:span text:style-name="T533">Anchovy2022_2 con 10 horas perdido </text:span></text:span></text:p>
      <text:p text:style-name="P961"><text:span text:style-name="Source_20_Text"><text:span text:style-name="T533">Anchovy2022_3 con 20 horas </text:span></text:span></text:p>
      <text:p text:style-name="P961"><text:span text:style-name="Source_20_Text"><text:span text:style-name="T533">Anchovy2022_4 con 60 horas </text:span></text:span></text:p>
      <text:p text:style-name="P961"><text:span text:style-name="Source_20_Text"><text:span text:style-name="T533">Anchovy2022_5 con 60 horas pero con menos iteraciones simaniter= 1000000 en vez de 2000000 y simanneps=1e-03 en vez de 1e-06 el objetivo es obtener al menos unos resultados que pueda correr en el entorno TAF</text:span></text:span></text:p>
      <text:p text:style-name="P961"><text:span text:style-name="Source_20_Text"/></text:p>
      <text:p text:style-name="P962"><text:span text:style-name="Source_20_Text"><text:span text:style-name="T534">Me pongo con el setup mientras corren estos en el cesga en el folder Gadget_2022</text:span></text:span></text:p>
      <text:p text:style-name="P962"><text:span text:style-name="Source_20_Text"/></text:p>
      <text:p text:style-name="P964"><text:span text:style-name="Source_20_Text"><text:span text:style-name="T536">He metido el setup último en el folder initial/software del TAF sin meterlo en el .bib</text:span></text:span></text:p>
      <text:p text:style-name="P964"><text:span text:style-name="Source_20_Text"/></text:p>
      <text:p text:style-name="P964"><text:span text:style-name="Source_20_Text"><text:span text:style-name="T536">Clono repositorio TAF en el HP</text:span></text:span></text:p>
      <text:p text:style-name="P965"><text:span text:style-name="Source_20_Text"><text:span text:style-name="T537">y clono repositorio gitlab boqueron_assessment en ICES_grupos del hp y del lenovo en GADGET/Assessment/Assessment_2022</text:span></text:span></text:p>
      <text:p text:style-name="P962"><text:span text:style-name="Source_20_Text"/></text:p>
      <text:p text:style-name="P963"><text:soft-page-break/><text:span text:style-name="Source_20_Text"><text:span text:style-name="T535">1. Correr el setup con datos actualizados y ver las diferencias con el modelo del año pasado</text:span></text:span></text:p>
      <text:p text:style-name="P963"><text:span text:style-name="Source_20_Text"/></text:p>
      <text:p text:style-name="P966"><text:span text:style-name="Source_20_Text"><text:span text:style-name="T538">He visto un video tutorial del taf y lo he puesto en gitlab en boqueron_assessment</text:span></text:span></text:p>
      <text:p text:style-name="P966"><text:span text:style-name="Source_20_Text"><text:span text:style-name="T538">He conectado archivos por ssh usando ssh://</text:span></text:span><text:a xlink:type="simple" xlink:href="mailto:marga@XXX.XXX.XX.XXX" text:style-name="Internet_20_link" text:visited-style-name="Visited_20_Internet_20_Link"><text:span text:style-name="Source_20_Text"><text:span text:style-name="T538">marga@XXX.XXX.XX.XXX</text:span></text:span></text:a><text:span text:style-name="Source_20_Text"><text:span text:style-name="T538"> donde las equis son la IP de donde me quiero conectar que se ve con ifconfig 168...etc</text:span></text:span></text:p>
      <text:p text:style-name="P966"><text:span text:style-name="Source_20_Text"/></text:p>
      <text:p text:style-name="P966"><text:span text:style-name="Source_20_Text"><text:span text:style-name="T538">Ha terminado de correr el Anchovy2022_5 que es realmente copia del de 2021, la versión de Rgadget no me deja crear ni el objeto stock ni el objeto recruitment</text:span></text:span></text:p>
      <text:p text:style-name="P907"><text:span text:style-name="Source_20_Text"/></text:p>
      <text:p text:style-name="P912"><text:span text:style-name="Source_20_Text"><text:span text:style-name="T539">Intento instalar las versiones de los paquetes que dice el TAF</text:span></text:span></text:p>
      <text:p text:style-name="P912"><text:span text:style-name="Source_20_Text"><text:span text:style-name="T539"><text:s/>remotes::install_github('hafro/rgadget', ref = '40ff4d6')</text:span></text:span></text:p>
      <text:p text:style-name="P913"><text:span text:style-name="Source_20_Text"><text:span text:style-name="T541">Me da un error con la librería xml2.so que lo ha solucionado Carlos del CESGA pero que en teoría se solucionaba con install.packages(“xml2”). Instalada esta versión de Rgadget</text:span></text:span></text:p>
      <text:p text:style-name="P913"><text:span text:style-name="Source_20_Text"/></text:p>
      <text:p text:style-name="P913"><text:span text:style-name="Source_20_Text"><text:span text:style-name="T541">Para que funcione el código que va desde la línea del gadget.fit hasta source en el runner es necesario cargar el módulo Gadget por fuera de R.module load gadget, lanzar R y llamar a la librería Rgadget.</text:span></text:span></text:p>
      <text:p text:style-name="P913"><text:span text:style-name="Source_20_Text"/></text:p>
      <text:p text:style-name="P914"><text:span text:style-name="Source_20_Text"><text:span text:style-name="T460">Recordar que el paso de archivos ya no lo hago manual sino con </text:span></text:span><text:span text:style-name="Source_20_Text"><text:span text:style-name="T461">home/margarita/Documents/GADGET/</text:span></text:span><text:bookmark-start text:name="__DdeLink__6066_4140356411"/><text:span text:style-name="Source_20_Text"><text:span text:style-name="T460">copyfromconsole_202</text:span></text:span><text:span text:style-name="Source_20_Text"><text:span text:style-name="T462">2</text:span></text:span><text:span text:style-name="Source_20_Text"><text:span text:style-name="T460">.r</text:span></text:span><text:bookmark-end text:name="__DdeLink__6066_4140356411"/><text:span text:style-name="Source_20_Text"><text:span text:style-name="T460"> </text:span></text:span><text:span text:style-name="Source_20_Text"><text:span text:style-name="T461">en el HP, los paso a un folder en el cesga y luego hago un push (hacer pull primero por si acaso) en recovery_results_2020 </text:span></text:span><text:span text:style-name="Source_20_Text"><text:span text:style-name="T542"><text:s/></text:span></text:span></text:p>
      <text:p text:style-name="P914"><text:span text:style-name="Source_20_Text"/></text:p>
      <text:p text:style-name="P915"><text:span text:style-name="Source_20_Text"><text:span text:style-name="T543">He decidido mezclar el copyfromconsole y el runner para que directamente cuando corra en el CESGA me pase los archivos que necesito al </text:span></text:span><text:span text:style-name="Source_20_Text"><text:span text:style-name="T461">recovery_results_2020</text:span></text:span><text:span text:style-name="Source_20_Text"><text:span text:style-name="T543"> (me faltaría decirle que hiciera push desde el cesga)</text:span></text:span></text:p>
      <text:p text:style-name="P915"><text:span text:style-name="Source_20_Text"><text:span text:style-name="T543">Para eso he instalado el paquete icesTAF en el cesga</text:span></text:span></text:p>
      <text:p text:style-name="P916"><text:span text:style-name="Source_20_Text"><text:span text:style-name="T544">Nuevo runner en /run/user/1000/gvfs/sftp:host=ft3.cesga.es,user=csepcmrh/mnt/netapp2/Home_FT2/home/csic/epc/mrh/Gadget_2022/Anchovy2022_5/Runner.r</text:span></text:span></text:p>
      <text:p text:style-name="P907"><text:span text:style-name="Source_20_Text"/></text:p>
      <text:p text:style-name="P917"><text:span text:style-name="Source_20_Text"><text:span text:style-name="T545">Creo un TAFfromscratch2022 en mi pc lenovo, al correrlo me da unos errores que se que ya he solucionado en el pc de sobremesa.</text:span></text:span></text:p>
      <text:p text:style-name="P906"><text:span text:style-name="Source_20_Text"/></text:p>
      <text:p text:style-name="P917"><text:span text:style-name="Source_20_Text"><text:span text:style-name="T545">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Gadgetoutputs2TAF me ha ayudado bastante.</text:span></text:span></text:p>
      <text:p text:style-name="P906"><text:span text:style-name="Source_20_Text"/></text:p>
      <text:p text:style-name="P918"><text:span text:style-name="Source_20_Text"><text:span text:style-name="T546">Escribo correo a Susana, copia de uno antiguo para el </text:span></text:span><text:soft-page-break/><text:span text:style-name="Source_20_Text"><text:span text:style-name="T546">formato de datos de la pelago Fwd: Formato length distribution pelago</text:span></text:span></text:p>
      <text:p text:style-name="P918"><text:span text:style-name="Source_20_Text"/></text:p>
      <text:p text:style-name="P919"><text:span text:style-name="Source_20_Text"><text:span text:style-name="T547">También pido capturas de Algarve, su archivo está en GADGET/Assessment/Assessment2022 </text:span></text:span></text:p>
      <text:p text:style-name="P919"><text:span text:style-name="Source_20_Text"/></text:p>
      <text:p text:style-name="P919"><text:span text:style-name="Source_20_Text"><text:span text:style-name="T547">Agrego una línea en la línea 73:</text:span></text:span></text:p>
      <text:p text:style-name="P919"><text:span text:style-name="Source_20_Text"><text:span text:style-name="T547">Catches_Algarve&lt;-add_row(Catches_Algarve, YEAR=2021, SEASON=1:4, totalton=c(1669, 1204.8,106140,110)*0.001)</text:span></text:span></text:p>
      <text:p text:style-name="P906"><text:span text:style-name="Source_20_Text"/></text:p>
      <text:p text:style-name="P920"><text:span text:style-name="Source_20_Text"><text:span text:style-name="T548">Me invento datos de la Pelago que aún no han llegado</text:span></text:span></text:p>
      <text:p text:style-name="P921"><text:span text:style-name="Source_20_Text"><text:span text:style-name="T549">en /home/marga/GADGET/DATOS/PELAGO/results-ANE-PEL22.xlsx</text:span></text:span></text:p>
      <text:p text:style-name="P921"><text:span text:style-name="Source_20_Text"/></text:p>
      <text:p text:style-name="P921"><text:span text:style-name="Source_20_Text"><text:span text:style-name="T549"><text:s text:c="2"/>name&lt;-"Pelago2022" #en miles</text:span></text:span></text:p>
      <text:p text:style-name="P921"><text:span text:style-name="Source_20_Text"><text:span text:style-name="T549"><text:s text:c="2"/>a&lt;-readWorksheetFromFile("/home/marga/GADGET/DATOS/PELAGO/results-ANE-PEL22.xlsx", sheet = "algarve+cadiz", </text:span></text:span></text:p>
      <text:p text:style-name="P921"><text:span text:style-name="Source_20_Text"><text:span text:style-name="T549"><text:s text:c="27"/>header = TRUE, startCol = 1, </text:span></text:span></text:p>
      <text:p text:style-name="P921"><text:span text:style-name="Source_20_Text"><text:span text:style-name="T549"><text:s text:c="27"/>startRow = 1, endCol = 2, </text:span></text:span></text:p>
      <text:p text:style-name="P921"><text:span text:style-name="Source_20_Text"><text:span text:style-name="T549"><text:s text:c="27"/>endRow = 30, useCachedValues=TRUE)</text:span></text:span></text:p>
      <text:p text:style-name="P921"><text:span text:style-name="Source_20_Text"><text:span text:style-name="T549"><text:s text:c="2"/>i&lt;-2022</text:span></text:span></text:p>
      <text:p text:style-name="P921"><text:span text:style-name="Source_20_Text"><text:span text:style-name="T549"><text:s text:c="2"/># b&lt;-readWorksheetFromFile(paste("/home/marga/GADGET/DATOS/PELAGO/Pelago",i,".xls",sep=""), sheet = "Sheet1",</text:span></text:span></text:p>
      <text:p text:style-name="P921"><text:span text:style-name="Source_20_Text"><text:span text:style-name="T549"><text:s text:c="2"/># header = F, startCol = 10,</text:span></text:span></text:p>
      <text:p text:style-name="P921"><text:span text:style-name="Source_20_Text"><text:span text:style-name="T549"><text:s text:c="2"/># startRow = 5, endCol = 10,</text:span></text:span></text:p>
      <text:p text:style-name="P921"><text:span text:style-name="Source_20_Text"><text:span text:style-name="T549"><text:s text:c="2"/># endRow = 5, useCachedValues=TRUE)</text:span></text:span></text:p>
      <text:p text:style-name="P921"><text:span text:style-name="Source_20_Text"><text:span text:style-name="T549"><text:s text:c="2"/>names(a)&lt;-c("length","count")</text:span></text:span></text:p>
      <text:p text:style-name="P921"><text:span text:style-name="Source_20_Text"><text:span text:style-name="T549"><text:s text:c="2"/>a$year&lt;-2022</text:span></text:span></text:p>
      <text:p text:style-name="P921"><text:span text:style-name="Source_20_Text"><text:span text:style-name="T549"><text:s text:c="2"/>a$month&lt;-4-3</text:span></text:span></text:p>
      <text:p text:style-name="P921"><text:span text:style-name="Source_20_Text"><text:span text:style-name="T549"><text:s text:c="2"/>a$type&lt;-"pelago_comp_ld"</text:span></text:span></text:p>
      <text:p text:style-name="P921"><text:span text:style-name="Source_20_Text"><text:span text:style-name="T549"><text:s text:c="2"/>#a$total&lt;-b[1,1]</text:span></text:span></text:p>
      <text:p text:style-name="P921"><text:span text:style-name="Source_20_Text"><text:span text:style-name="T549"><text:s text:c="2"/>a[is.na(a)] &lt;- 0</text:span></text:span></text:p>
      <text:p text:style-name="P921"><text:span text:style-name="Source_20_Text"><text:span text:style-name="T549"><text:s text:c="2"/>a$count&lt;-a$count*1000</text:span></text:span></text:p>
      <text:p text:style-name="P921"><text:span text:style-name="Source_20_Text"><text:span text:style-name="T549"><text:s text:c="2"/></text:span></text:span></text:p>
      <text:p text:style-name="P921"><text:span text:style-name="Source_20_Text"><text:span text:style-name="T549"><text:s text:c="2"/>mybiglist[[name]] &lt;- a </text:span></text:span></text:p>
      <text:p text:style-name="P921"><text:span text:style-name="Source_20_Text"/></text:p>
      <text:p text:style-name="P922"><text:span text:style-name="Source_20_Text"><text:span text:style-name="T550">Y creo un archivo </text:span></text:span><text:span text:style-name="Source_20_Text"><text:span text:style-name="T113">provisional</text:span></text:span><text:span text:style-name="Source_20_Text"><text:span text:style-name="T550"> Pelago2022</text:span></text:span></text:p>
      <text:p text:style-name="P922"><text:span text:style-name="Source_20_Text"><text:span text:style-name="T550">i&lt;-2022</text:span></text:span></text:p>
      <text:p text:style-name="P922"><text:span text:style-name="Source_20_Text"><text:span text:style-name="T550">name&lt;-"alPelago2022" #cadiz y Algarve</text:span></text:span></text:p>
      <text:p text:style-name="P922"><text:span text:style-name="Source_20_Text"><text:span text:style-name="T550">a&lt;-readWorksheetFromFile(paste("/home/marga/GADGET/DATOS/PELAGO/Pelago",i,".xls",sep=""), sheet = "Sheet1", </text:span></text:span></text:p>
      <text:p text:style-name="P922"><text:span text:style-name="Source_20_Text"><text:span text:style-name="T550"><text:s text:c="25"/>header = TRUE, startCol = 1, </text:span></text:span></text:p>
      <text:p text:style-name="P922"><text:span text:style-name="Source_20_Text"><text:span text:style-name="T550"><text:s text:c="25"/>startRow = 5, endCol = 4, </text:span></text:span></text:p>
      <text:p text:style-name="P922"><text:span text:style-name="Source_20_Text"><text:span text:style-name="T550"><text:s text:c="25"/>endRow = 29 , useCachedValues=TRUE)</text:span></text:span></text:p>
      <text:p text:style-name="P922"><text:span text:style-name="Source_20_Text"><text:span text:style-name="T550">#a&lt;-data.frame(cbind(a$Col1,0,a$X1,a$X2,a$X3))</text:span></text:span></text:p>
      <text:p text:style-name="P922"><text:span text:style-name="Source_20_Text"><text:span text:style-name="T550">a&lt;-data.frame(cbind(a[,1],0,a$X1,a$X2,a$X3))</text:span></text:span></text:p>
      <text:p text:style-name="P922"><text:span text:style-name="Source_20_Text"><text:span text:style-name="T550">names(a)&lt;-c("length", "0","1", "2", "3")</text:span></text:span></text:p>
      <text:p text:style-name="P922"><text:span text:style-name="Source_20_Text"><text:span text:style-name="T550">#names(a)&lt;-c("length", "1", "2", "3")</text:span></text:span></text:p>
      <text:p text:style-name="P922"><text:span text:style-name="Source_20_Text"><text:span text:style-name="T550">a$year&lt;-2022</text:span></text:span></text:p>
      <text:p text:style-name="P922"><text:span text:style-name="Source_20_Text"><text:span text:style-name="T550">a$month&lt;-4-3</text:span></text:span></text:p>
      <text:p text:style-name="P922"><text:span text:style-name="Source_20_Text"><text:span text:style-name="T550">a$type&lt;-"pelago_comp_ald"</text:span></text:span></text:p>
      <text:p text:style-name="P922"><text:soft-page-break/><text:span text:style-name="Source_20_Text"/></text:p>
      <text:p text:style-name="P922"><text:span text:style-name="Source_20_Text"><text:span text:style-name="T550">a[is.na(a)] &lt;- 0</text:span></text:span></text:p>
      <text:p text:style-name="P922"><text:span text:style-name="Source_20_Text"><text:span text:style-name="T550">mybiglist[[name]] &lt;- a</text:span></text:span></text:p>
      <text:p text:style-name="P922"><text:span text:style-name="Source_20_Text"/></text:p>
      <text:p text:style-name="P928"><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8"><text:span text:style-name="Source_20_Text"><text:span text:style-name="T111"/></text:span></text:p>
      <text:p text:style-name="P954"/>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7"><text:span text:style-name="Source_20_Text"><text:span text:style-name="T463">de </text:span></text:span><text:span text:style-name="Source_20_Text"><text:span text:style-name="T464">pelago_comp solo <text:s/>se usa </text:span></text:span><text:bookmark text:name="rstudio_console_output2111"/><text:span text:style-name="Source_20_Text"><text:span text:style-name="T282">pelago_bio_pre</text:span></text:span></text:p>
      <text:p text:style-name="P877"><text:span text:style-name="Source_20_Text"><text:span text:style-name="T284"/></text:span></text:p>
      <text:p text:style-name="P371">Year4bio2num uno menos que el año en curso <text:span text:style-name="T391">(Recordar que lo que quiero es saber números de las capturas del año pasado) Year4bio2num es lo que conecta con las ALK y las ld de capturas, he guardado el archivo BOQUERON_ALK_2021 en la carpeta GADGET/DATOS</text:span></text:p>
      <text:p text:style-name="P884"><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84"><text:span text:style-name="Source_20_Text"><text:span text:style-name="T288"/></text:span></text:p>
      <text:p text:style-name="P884"><text:span text:style-name="Source_20_Text"><text:span text:style-name="T288"/></text:span></text:p>
      <text:p text:style-name="P884"><text:span text:style-name="Source_20_Text"><text:span text:style-name="T288"/></text:span></text:p>
      <text:p text:style-name="P884"><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51">con esto veo que junio 2022 será igual al </text:span><text:span text:style-name="T115">36 porciento</text:span><text:span text:style-name="T551"> NO de las capturas enero-mayo 2022</text:span></text:p>
      <text:p text:style-name="P461">Hay un error en el archivo porque la media no se calcula teniendo en cuenta los datos desde 2009 sino que empieza en 2011, <text:span text:style-name="T569">así sale un </text:span><text:span text:style-name="T117">39% </text:span><text:span text:style-name="T118">hay que corregirlo en el setup...</text:span></text:p>
      <text:p text:style-name="P232">Repito provisionalmente los valores de 2021 <text:span text:style-name="T552">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392">22</text:span></text:p>
      <text:p text:style-name="P384"><text:span text:style-name="T500">#</text:span>fleet.allptsp&lt;-add_row(fleet.allptsp,year=2018,month=c(3,6),count=c(Numb20181,Numb20182))</text:p>
      <text:p text:style-name="P460">fleet.allptsp&lt;-add_row(fleet.allptsp,year=202<text:span text:style-name="T553">2</text:span>,month=c(3,6),count=c(Numb202<text:span text:style-name="T553">2</text:span>1,Numb202<text:span text:style-name="T553">2</text:span>2))</text:p>
      <text:p text:style-name="P881"/>
      <text:p text:style-name="P886">Este año no hay ECOCADIZ pero si hubiera ojo a las ldist que vayan sin edad 0, y verificar que en la columna NOEDAD0 esté la cosa redondeada el ECOCADIZ_ALK_2020 es buen ejemplo</text:p>
      <text:p text:style-name="P888">Agregar la fila de discards (pedírselo a Ferni en management year) <text:span text:style-name="T571">un año menos al del assessment al ser management year 2021 y corregir 2020 que para el año anterior siempre los dos últimos trimestres del management year (1 y 2 del calendar) son provisionales.</text:span></text:p>
      <text:p text:style-name="P887"><text:s/>DISCARDS&lt;-add_row(DISCARDS, newyear=2020, newyeardiscardsouth=87, year=2020)</text:p>
      <text:p text:style-name="P235">Cambiar el año en defaults <text:span text:style-name="T560">1989:2022 en este caso</text:span></text:p>
      <text:p text:style-name="P724"/>
      <text:p text:style-name="P798"><text:soft-page-break/><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26"/>
      <text:p text:style-name="P800"><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807"><text:span text:style-name="T447">no coge los datos de edad 0 desde 2014 hasta 201</text:span><text:span text:style-name="T448">8</text:span><text:span text:style-name="T447"> </text:span><text:span text:style-name="T449">pero si en </text:span><text:span text:style-name="T448">2019 y</text:span><text:span text:style-name="T449"> 2020 :), </text:span><text:span text:style-name="T448">manualmente </text:span><text:span text:style-name="T454">lo cojo </text:span><text:span text:style-name="T450">de</text:span><text:span text:style-name="T448"> los otros años, ojo que los datos de 2019 y 2020 tienen decimales, corrijo para que no sea así </text:span><text:span text:style-name="T451">multiplicando por mil </text:span><text:span text:style-name="T452">y redondeando (</text:span><text:span text:style-name="T554">=ROUND(Q20*1000)</text:span><text:span text:style-name="T559">)</text:span><text:span text:style-name="T451"> en los archivos ALK columna 19 </text:span><text:span text:style-name="T450">de los años 2019 y 2020</text:span><text:span text:style-name="T451">, porque no sé por qué están divididos por 10</text:span><text:span text:style-name="T452">0</text:span><text:span text:style-name="T451">0 respecto a la columna de la LD, </text:span><text:span text:style-name="T453">ojo que en del 2019 ya estaban multiplicados por mil (Margarita del pasado habrá pensado esto mismo), sólo hay que redondear</text:span><text:span text:style-name="T451"> </text:span><text:span text:style-name="T450">(aunque para efectos de la LD de igual porque los números los coge en términos relativos)</text:span></text:p>
      <text:p text:style-name="P803"><text:span text:style-name="T202">Hay un problema con las LD, no me coge las de 2021, </text:span><text:span text:style-name="T246">solucionado cambiando por Year4bio2num aquí:</text:span></text:p>
      <text:p text:style-name="P781">for (i in 2014:Year4bio2num){</text:p>
      <text:p text:style-name="P781"><text:s text:c="2"/>for (j in 1:4){</text:p>
      <text:p text:style-name="P781"><text:s text:c="4"/>name&lt;-paste("ALKcatches",i,j,sep="")</text:p>
      <text:p text:style-name="P781"><text:s text:c="4"/>name1&lt;-paste("LDcatches",i,j,sep="") </text:p>
      <text:p text:style-name="P804"><text:span text:style-name="T246">C</text:span><text:span text:style-name="T202">orro de nuevo el setup y se crea Anchovy2022_1, hago una copia que es la que voy a completar con los otros archivos</text:span></text:p>
      <text:p text:style-name="P782">El setup, el Anchovy2022_1 y el folder de datos actualizados están en el gitlab del CSIC carpeta boqueron_assessment</text:p>
      <text:p text:style-name="P805"><text:span text:style-name="T202">Anchovy2022_1</text:span><text:span text:style-name="T247">(copy) </text:span></text:p>
      <text:p text:style-name="P729"/>
      <text:p text:style-name="P485"><text:span text:style-name="T58">initfiles copiados tal cual </text:span><text:span text:style-name="T406">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0"><text:span text:style-name="T501">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07"> y el archivo del reclutamiento </text:span></text:p>
      <text:p text:style-name="P773">cambio el optfile con <text:span text:style-name="T501">con el optfile de Bjarki sacado de la configuración final que está ahora en el TAF/</text:span>bootstrap/software<text:span text:style-name="T501">.</text:span></text:p>
      <text:p text:style-name="P728"/>
      <text:p text:style-name="P722"><text:span text:style-name="T501">8 </text:span>runs en el cesga 4 con ALKy LD 2020_1_2 y 4 sin ellas, uno de cada con el optfile de Bjarki</text:p>
      <text:p text:style-name="P728">uno local en mi PC con el optfile de Bjarki sacado de la configuración final que está ahora en el TAF.</text:p>
      <text:p text:style-name="P731"/>
      <text:p text:style-name="P774">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4"/>
      <text:p text:style-name="P775">Un problema con el params.in que faltaba el valor de beta (no sé por qué) y con el main que no se habían guardado <text:span text:style-name="T561">los cambios que hice en el meld</text:span></text:p>
      <text:p text:style-name="P775"/>
      <text:p text:style-name="P776">Intento este del 2022 sin datos definitivos por probar el tiempo de run que necesita,</text:p>
      <text:p text:style-name="P776">[csepcmrh@login209-18 Anchovy2022_1_condatos2022]$ sbatch --mem-per-cpu=2G --time=60:00:00 trabajo.sh</text:p>
      <text:p text:style-name="P776">sbatch: slurm_job_submit: setting QoS to Partition QoS value: medium</text:p>
      <text:p text:style-name="P776"><text:soft-page-break/>Submitted batch job 168955</text:p>
      <text:p text:style-name="P776"/>
      <text:p text:style-name="P776">El Anchovy2022_6 es igual al 2022_5 pero quiero ponerle el mismo optfile del condatos2022 (el de Bjarki) a ver qué pasa</text:p>
      <text:p text:style-name="P776">Recordar que faltaba la ld de la ecocadiz de 2020, ese Gadget será el que compararé con el de los datos definitivos.</text:p>
      <text:p text:style-name="P777">Uno igual al del año pasado con los datos de la ecocadiz<text:span text:style-name="T562">ld hasta 2020 y el optfile de Bjarki y el runner y el trabajo.sh del condatos2022</text:span></text:p>
      <text:p text:style-name="P777"/>
      <text:p text:style-name="P778">[csepcmrh@login209-18 Anchovy2022_6]$ sbatch --mem-per-cpu=1G --time=60:00:00 trabajo.sh</text:p>
      <text:p text:style-name="P778">sbatch: slurm_job_submit: setting QoS to Partition QoS value: medium</text:p>
      <text:p text:style-name="P778">Submitted batch job 168956</text:p>
      <text:p text:style-name="P778"/>
      <text:p text:style-name="P778">Y una copia del condatos2022 que pedí 2G de CPU y se ha quedado en la cola</text:p>
      <text:p text:style-name="P778">[csepcmrh@login209-18 Anchovy2022_1_condatos2022_2]$ sbatch --mem-per-cpu=1G --time=60:00:00 trabajo.sh</text:p>
      <text:p text:style-name="P778">sbatch: slurm_job_submit: setting QoS to Partition QoS value: medium</text:p>
      <text:p text:style-name="P778">Submitted batch job 168957</text:p>
      <text:p text:style-name="P778"/>
      <text:p text:style-name="P780">Hago una copia del 2022_6 con el optfile que no es el de Bjarki 2022_7 y tiene un optfile más relajado</text:p>
      <text:p text:style-name="P780"/>
      <text:p text:style-name="P783">No olvidar hacer push de lo que se corra en el cesga al recovery</text:p>
      <text:p text:style-name="P783"/>
      <text:p text:style-name="P784">el 2022_7 termina antes de 4 horas y el resultado es bastante parecido al del año pasado.</text:p>
      <text:p text:style-name="P784"/>
      <text:p text:style-name="P785">Corro el TAF, <text:span text:style-name="T563">el setup</text:span> y las comparisons aquí con <text:span text:style-name="T563">mfdb (3.x) </text:span>R 3.6.3 y el Rgadget <text:span text:style-name="Source_20_Text"><text:span text:style-name="T539">remotes::install_github('hafro/rgadget', ref = '40ff4d6')</text:span></text:span></text:p>
      <text:p text:style-name="P778"/>
      <text:p text:style-name="P786">Anchovy2022_8 tiene ya las capturas oficiales de España <text:span text:style-name="T577">pero ojo que el runner es viejo</text:span></text:p>
      <text:p text:style-name="P786"/>
      <text:p text:style-name="P787">Falta una versión que tenga arreglado un error en el tercer trimestre de la LD de las capturas, lo correré todo cuando tenga también la pelago.</text:p>
      <text:p text:style-name="P787"/>
      <text:p text:style-name="P788">El 2022_6 y 7 son iguales excepto por el optfile y reproducen lo del año pasado añadiéndole la ld ecocadiz 2020.</text:p>
      <text:p text:style-name="P788"/>
      <text:p text:style-name="P779">condatos2022 <text:span text:style-name="T564">y <text:s/></text:span>condatos2022_2 <text:span text:style-name="T564">son iguales excepto por la memoria que he pedido al cesga.</text:span></text:p>
      <text:p text:style-name="P789">Voy a hacer un TAF provisional del 2022 para ir viendo que necesito cambiar en el WD.</text:p>
      <text:p text:style-name="P791">El TAF se corre con R 3.6.3 y Rgadget 0.5 cargado con taflibrary en el pc lenovo</text:p>
      <text:p text:style-name="P766">en el <text:span text:style-name="T566">TAF un error que no encuentra likelihood_value, se soluciona </text:span></text:p>
      <text:p text:style-name="P790">escribiendo names(fit$likelihoodsummary)[6]&lt;-"likelihood_value"</text:p>
      <text:p text:style-name="P766"><text:span text:style-name="T567">En el </text:span>Rnw del WD hay que buscar 202<text:span text:style-name="T565">1</text:span> e ir cambiando o agregando lo que surja <text:span text:style-name="T516">y el Latestadvice</text:span></text:p>
      <text:p text:style-name="P792">Entre esos:</text:p>
      <text:p text:style-name="P792">agregar B2022 copiando B2021</text:p>
      <text:p text:style-name="P643">Ojo El B202<text:span text:style-name="T568">2</text:span> es decir el del último año es con fit$res.by year pero los dos anteriores no </text:p>
      <text:p text:style-name="P645">Para el próximo año meter BIOMtot creado en el setup en el folder data del TAF</text:p>
      <text:p text:style-name="P645"/>
      <text:p text:style-name="P703">los discards <text:span text:style-name="T570">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70">Sin embargo el archivo </text:span>"Landings <text:soft-page-break/>and discards ...._2019.xls <text:span text:style-name="T570">es un resumen del otro de 2014 más datos adicionales.</text:span></text:p>
      <text:p text:style-name="P812">Pedir a Ferni discards en management year, hay un error en las summaryplots del año pasado es necesario restar las discards de caton porque en la tabla del advice aparecen como landings y no lo son :(, <text:span text:style-name="T572">ya está corregido en el setup que genera un archivo BIOMTOTnewyeardiscards.Rdata que debería entrar como datos en el TAF y se llama ahora la columna landings y ya tiene restados los descartes :)</text:span></text:p>
      <text:p text:style-name="P813">Ya está generado ese archivo y lo he puesto en el TAF initial data con su respectiva entrada en el bib, antes había que despertar un pedazo de código en el Rnw y dormirlo luego porque este archivo se cogía de una ruta local.</text:p>
      <text:p text:style-name="P813">He comparado los Rnw del año pasado y de este para ver diferencias en los cambios, ya que casi todos los cambios de año los hago manualmente, <text:span text:style-name="T573">la comparación la he hecho buscando los 2021 en el Rnw de 2021 y los 2022 en el Rnw de 2022.</text:span></text:p>
      <text:p text:style-name="P814">También he puesto el setup y el SessionInfoen el TAF</text:p>
      <text:p text:style-name="P930">Como el gadget con datos de 2022 lo he corrido con el Rgadget antiguo cargando Gadget como módulo y no como paquete de R el error <text:s/>que aparece ahora es </text:p>
      <text:p text:style-name="P967"><text:bookmark text:name="rstudio_console_output7"/>object 'likelihood.value' not found</text:p>
      <text:p text:style-name="P967"/>
      <text:p text:style-name="P808">He creado un setup que incluya la ecocadiz reclutas y los datos provisionales de la pelago de 2022, el <text:span text:style-name="T574">creado por el setup</text:span> está en GADGET/Assessment/A<text:span text:style-name="T574">ss</text:span>essment_2022 <text:span text:style-name="T574">y se llama Anchovy2022_conecocadizrecyprovpelago hago una copia Anchovy2022_conecocadizrecyprovpelago4cesga y comparo con la copia que ha ido para el cesga Anchovy2022_8_forcesga</text:span></text:p>
      <text:p text:style-name="P809">Recordar que hay que modificar manualmente los datos de la ecocadiz.ldist <text:span text:style-name="T575">y hay una diferencia en la catchdistribution.ldist.seine por el cambio que me mandó Yorch </text:span></text:p>
      <text:p text:style-name="P968">2021<text:tab/>3<text:tab/>IXa<text:tab/>all<text:tab/>len17.5<text:tab/>4547 este es el dato que si! Y en fleet.seine.data por lo mismo.</text:p>
      <text:p text:style-name="P970">Veo que el Runner de Anchovy2022_8 no es el más actualizado así que mejor comparo directamente con uno del cesga pero no me deja conectar porque la licencia del forticlient ha expirado.</text:p>
      <text:p text:style-name="P969">Tengo que instalar el forticlient antiguo <text:span text:style-name="T576">(</text:span>en el hp que es el que estoy usando para conectarme al cesga<text:span text:style-name="T576">)</text:span> siguiendo las instrucciones del portal de usuarios del cesga porque el forticlient nuevo ya no funciona por un problema con la licencia</text:p>
      <text:p text:style-name="P969">En el cesga veo que no está el <text:s/><text:span text:style-name="T574">Anchovy2022_8, </text:span>así que copio <text:span text:style-name="T574">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69"/>
      <text:p text:style-name="P971">Mandados uno con el opt file de Bjarki y otro con el del <text:s/><text:span text:style-name="T459">2022_7 </text:span><text:span text:style-name="T445">que terminó en 4 horas.</text:span></text:p>
      <text:p text:style-name="P972"/>
      <text:p text:style-name="P971">[csepcmrh@login210-18 Anchovy2022_conecocadizrecyprovpelagoforcesga]$ sbatch --mem-per-cpu=1G --time=60:00:00 trabajo.sh</text:p>
      <text:p text:style-name="P971">sbatch: slurm_job_submit: setting QoS to Partition QoS value: medium</text:p>
      <text:p text:style-name="P971">Submitted batch job 196859</text:p>
      <text:p text:style-name="P971">[csepcmrh@login210-18 Anchovy2022_conecocadizrecyprovpelagoforcesga]$ cd ..</text:p>
      <text:p text:style-name="P971">[csepcmrh@login210-18 Gadget_2022]$ cd <text:soft-page-break/>Anchovy2022_conecocadizrecyprovpelagoforcesga_s*</text:p>
      <text:p text:style-name="P971">[csepcmrh@login210-18 Anchovy2022_conecocadizrecyprovpelagoforcesga_shortopt]$ sbatch --mem-per-cpu=1G --time=60:00:00 trabajo.sh</text:p>
      <text:p text:style-name="P971">sbatch: slurm_job_submit: setting QoS to Partition QoS value: medium</text:p>
      <text:p text:style-name="P971">Submitted batch job 196862</text:p>
      <text:p text:style-name="P930"/>
      <text:p text:style-name="P930"/>
      <text:p text:style-name="P931">Llegan los datos de la pelago, actualizo la carpeta y me doy cuenta que no había puesto 0 capturas en el Algarve para 2022_1 y 2022_2</text:p>
      <text:p text:style-name="P931"/>
      <text:p text:style-name="P931">Se llama Anchovy2022_def_estesi_4run</text:p>
      <text:p text:style-name="P931">Lo comparo con el de la ecocadiz de ayer, <text:span text:style-name="T578">cambio manualmente el ecocadiz.ldist y pongo los archivos que faltan</text:span></text:p>
      <text:p text:style-name="P932">Corriendo:</text:p>
      <text:p text:style-name="P932">[csepcmrh@login211-1 Anchovy2022_def_estesi_4run]$ sbatch --mem-per-cpu=1G --time=60:00:00 trabajo.sh</text:p>
      <text:p text:style-name="P932">sbatch: slurm_job_submit: setting QoS to Partition QoS value: medium</text:p>
      <text:p text:style-name="P932">Submitted batch job 200086</text:p>
      <text:p text:style-name="P932">[csepcmrh@login211-1 Anchovy2022_def_estesi_4run]$ cd Anchovy2022_def_estesi_4run_shortopt</text:p>
      <text:p text:style-name="P932">-bash: cd: Anchovy2022_def_estesi_4run_shortopt: No such file or directory</text:p>
      <text:p text:style-name="P932">[csepcmrh@login211-1 Anchovy2022_def_estesi_4run]$ cd ..</text:p>
      <text:p text:style-name="P932">[csepcmrh@login211-1 Gadget_2022]$ cd Anchovy2022_def_estesi_4run_shortopt</text:p>
      <text:p text:style-name="P932">[csepcmrh@login211-1 Anchovy2022_def_estesi_4run_shortopt]$ sbatch --mem-per-cpu=1G --time=60:00:00 trabajo.sh</text:p>
      <text:p text:style-name="P932">sbatch: slurm_job_submit: setting QoS to Partition QoS value: medium</text:p>
      <text:p text:style-name="P932">Submitted batch job 200087</text:p>
      <text:p text:style-name="P932"/>
      <text:p text:style-name="P933">Manualmente hago uno con pelago def y ecorec</text:p>
      <text:p text:style-name="P933">[csepcmrh@login211-1 Gadget_2022]$ cd Anchovy2022_conecocadizrecyoelagodef </text:p>
      <text:p text:style-name="P933">[csepcmrh@login211-1 Anchovy2022_conecocadizrecyoelagodef]$ sbatch --mem-per-cpu=1G --time=60:00:00 trabajo.sh</text:p>
      <text:p text:style-name="P933">sbatch: slurm_job_submit: setting QoS to Partition QoS value: medium</text:p>
      <text:p text:style-name="P933">Submitted batch job 200602</text:p>
      <text:p text:style-name="P933">[csepcmrh@login211-1 Anchovy2022_conecocadizrecyoelagodef]$ cd ..</text:p>
      <text:p text:style-name="P933">[csepcmrh@login211-1 Gadget_2022]$ cd Anchovy2022_conecocadizrecyoelagodef_shortopt</text:p>
      <text:p text:style-name="P933">[csepcmrh@login211-1 Anchovy2022_conecocadizrecyoelagodef_shortopt]$ sbatch --mem-per-cpu=1G --time=60:00:00 trabajo.sh</text:p>
      <text:p text:style-name="P933">sbatch: slurm_job_submit: setting QoS to Partition QoS value: medium</text:p>
      <text:p text:style-name="P933">Submitted batch job 200604</text:p>
      <text:p text:style-name="P933"/>
      <text:p text:style-name="P935">Ha muerto por falta de memoria <text:span text:style-name="T580">este Anchovy2022_def_estesi_4run_shortopt, lo he vuelto a correr con 2G de memoria (ahora si)</text:span></text:p>
      <text:p text:style-name="P935"/>
      <text:p text:style-name="P936">Me da miedo que muera <text:s/><text:span text:style-name="T580">Anchovy2022_def_estesi_4run </text:span>así que hago una copia y lo lanzo con 2G</text:p>
      <text:p text:style-name="P937">Y uno de estos <text:s/><text:span text:style-name="T579">Anchovy2022_conecocadizrecyoelagodef </text:span>y de estos</text:p>
      <text:p text:style-name="P934">Anchovy2022_conecocadizrecyoelagodef_<text:span text:style-name="T581">shortrun</text:span></text:p>
      <text:p text:style-name="P934"/>
      <text:p text:style-name="P938">[csepcmrh@login211-1 Anchovy2022_def_estesi_4run_copy]$ sbatch --mem-per-cpu=2G --time=60:00:00 trabajo.sh</text:p>
      <text:p text:style-name="P938"><text:soft-page-break/>sbatch: slurm_job_submit: setting QoS to Partition QoS value: medium</text:p>
      <text:p text:style-name="P938">Submitted batch job 202926</text:p>
      <text:p text:style-name="P938">[csepcmrh@login211-1 Anchovy2022_def_estesi_4run_copy]$ cd ..</text:p>
      <text:p text:style-name="P938">[csepcmrh@login211-1 Gadget_2022]$ cd Anchovy2022_conecocadizrecyoelagodef_shortopt_copy</text:p>
      <text:p text:style-name="P938">[csepcmrh@login211-1 Anchovy2022_conecocadizrecyoelagodef_shortopt_copy]$ sbatch --mem-per-cpu=2G --time=60:00:00 trabajo.sh</text:p>
      <text:p text:style-name="P938">sbatch: slurm_job_submit: setting QoS to Partition QoS value: medium</text:p>
      <text:p text:style-name="P938">Submitted batch job 202928</text:p>
      <text:p text:style-name="P938">[csepcmrh@login211-1 Anchovy2022_conecocadizrecyoelagodef_shortopt_copy]$ cd ..</text:p>
      <text:p text:style-name="P938">[csepcmrh@login211-1 Gadget_2022]$ cd Anchovy2022_conecocadizrecyoelagodef_copy</text:p>
      <text:p text:style-name="P938">[csepcmrh@login211-1 Anchovy2022_conecocadizrecyoelagodef_copy]$ sbatch --mem-per-cpu=2G --time=60:00:00 trabajo.sh</text:p>
      <text:p text:style-name="P938">sbatch: slurm_job_submit: setting QoS to Partition QoS value: medium</text:p>
      <text:p text:style-name="P938">Submitted batch job 202929</text:p>
      <text:p text:style-name="P936"/>
      <text:p text:style-name="P939">El setupfinal y la configuración final usada para el report está en el TAF en bootstrap/initial/data/GADGET</text:p>
      <text:p text:style-name="P939"/>
      <text:p text:style-name="P939"/>
      <text:p text:style-name="P939">SessionInfo for running the report en TAF:</text:p>
      <text:p text:style-name="P973"><text:bookmark text:name="rstudio_console_output8"/>R version 3.6.3 (2020-02-29)</text:p>
      <text:p text:style-name="P976">Platform: x86_64-pc-linux-gnu (64-bit)</text:p>
      <text:p text:style-name="P976">Running under: Ubuntu 16.04.7 LTS</text:p>
      <text:p text:style-name="P974"/>
      <text:p text:style-name="P976">Matrix products: default</text:p>
      <text:p text:style-name="P976">BLAS: <text:s text:c="2"/>/usr/lib/openblas-base/libblas.so.3</text:p>
      <text:p text:style-name="P976">LAPACK: /usr/lib/libopenblasp-r0.2.18.so</text:p>
      <text:p text:style-name="P974"/>
      <text:p text:style-name="P976">locale:</text:p>
      <text:p text:style-name="P974"><text:s/><text:span text:style-name="T47">[1] LC_CTYPE=en_US.UTF-8 <text:s text:c="9"/>LC_NUMERIC=C <text:s text:c="17"/>LC_TIME=en_US.UTF-8 <text:s text:c="9"/></text:span></text:p>
      <text:p text:style-name="P974"><text:s/><text:span text:style-name="T47">[4] LC_COLLATE=en_US.UTF-8 <text:s text:c="7"/>LC_MONETARY=en_US.UTF-8 <text:s text:c="6"/>LC_MESSAGES=en_US.UTF-8 <text:s text:c="5"/></text:span></text:p>
      <text:p text:style-name="P974"><text:s/><text:span text:style-name="T47">[7] LC_PAPER=en_US.UTF-8 <text:s text:c="9"/>LC_NAME=en_US.UTF-8 <text:s text:c="10"/>LC_ADDRESS=en_US.UTF-8 <text:s text:c="6"/></text:span></text:p>
      <text:p text:style-name="P976">[10] LC_TELEPHONE=en_US.UTF-8 <text:s text:c="5"/>LC_MEASUREMENT=en_US.UTF-8 <text:s text:c="3"/>LC_IDENTIFICATION=en_US.UTF-8</text:p>
      <text:p text:style-name="P974"/>
      <text:p text:style-name="P976">attached base packages:</text:p>
      <text:p text:style-name="P976">[1] stats <text:s text:c="4"/>graphics <text:s/>grDevices utils <text:s text:c="4"/>datasets <text:s/>methods <text:s text:c="2"/>base <text:s text:c="4"/></text:p>
      <text:p text:style-name="P974"/>
      <text:p text:style-name="P976">other attached packages:</text:p>
      <text:p text:style-name="P974"><text:s/><text:span text:style-name="T47">[1] FSA_0.8.31 <text:s text:c="7"/>reshape_0.8.8 <text:s text:c="4"/>writexl_1.4.0 <text:s text:c="4"/>gridExtra_2.3 <text:s text:c="4"/>repmis_0.5 <text:s text:c="6"/></text:span></text:p>
      <text:p text:style-name="P974"><text:s/><text:span text:style-name="T47">[6] knitr_1.30 <text:s text:c="7"/>icesTAF_3.6.0 <text:s text:c="4"/>ggpmisc_0.3.7 <text:s text:c="4"/>Rgadget_0.5 <text:s text:c="6"/>gdata_2.18.0 <text:s text:c="4"/></text:span></text:p>
      <text:p text:style-name="P976">[11] mfdb_3.2-0 <text:s text:c="7"/>forcats_0.5.0 <text:s text:c="4"/>stringr_1.4.0 <text:s text:c="4"/>dplyr_1.0.7 <text:s text:c="6"/>purrr_0.3.4 <text:s text:c="5"/></text:p>
      <text:p text:style-name="P976">[16] readr_1.4.0 <text:s text:c="6"/>tidyr_1.1.4 <text:s text:c="6"/>tibble_3.1.5 <text:s text:c="5"/>tidyverse_1.3.0 <text:s text:c="2"/>viridis_0.5.1 <text:s text:c="3"/></text:p>
      <text:p text:style-name="P976">[21] viridisLite_0.4.0 reshape2_1.4.4 <text:s text:c="3"/>XLConnect_1.0.1 <text:s text:c="2"/>latex2exp_0.4.0 <text:s text:c="2"/>hrbrthemes_0.8.0 </text:p>
      <text:p text:style-name="P976">[26] here_0.1 <text:s text:c="9"/>ggpubr_0.4.0 <text:s text:c="5"/>ggplot2_3.3.5 <text:s text:c="4"/>DEGreport_1.22.0 </text:p>
      <text:p text:style-name="P974"/>
      <text:p text:style-name="P976">loaded via a namespace (and not attached):</text:p>
      <text:p text:style-name="P974"><text:soft-page-break/><text:s text:c="2"/><text:span text:style-name="T47">[1] utf8_1.2.2 <text:s text:c="17"/>R.utils_2.10.1 <text:s text:c="13"/>tidyselect_1.1.1 <text:s text:c="10"/></text:span></text:p>
      <text:p text:style-name="P974"><text:s text:c="2"/><text:span text:style-name="T47">[4] RSQLite_2.2.1 <text:s text:c="14"/>AnnotationDbi_1.48.0 <text:s text:c="7"/>htmlwidgets_1.5.2 <text:s text:c="9"/></text:span></text:p>
      <text:p text:style-name="P974"><text:s text:c="2"/><text:span text:style-name="T47">[7] grid_3.6.3 <text:s text:c="17"/>BiocParallel_1.20.1 <text:s text:c="8"/>devtools_2.4.2 <text:s text:c="12"/></text:span></text:p>
      <text:p text:style-name="P974"><text:s/><text:span text:style-name="T47">[10] munsell_0.5.0 <text:s text:c="14"/>withr_2.4.2 <text:s text:c="16"/>colorspace_2.0-2 <text:s text:c="10"/></text:span></text:p>
      <text:p text:style-name="P974"><text:s/><text:span text:style-name="T47">[13] Biobase_2.46.0 <text:s text:c="13"/>rstudioapi_0.13 <text:s text:c="12"/>stats4_3.6.3 <text:s text:c="14"/></text:span></text:p>
      <text:p text:style-name="P974"><text:s/><text:span text:style-name="T47">[16] ggsignif_0.6.0 <text:s text:c="13"/>rJava_0.9-13 <text:s text:c="15"/>Rttf2pt1_1.3.8 <text:s text:c="12"/></text:span></text:p>
      <text:p text:style-name="P974"><text:s/><text:span text:style-name="T47">[19] labeling_0.4.2 <text:s text:c="13"/>lasso2_1.2-20 <text:s text:c="14"/>GenomeInfoDbData_1.2.2 <text:s text:c="4"/></text:span></text:p>
      <text:p text:style-name="P974"><text:s/><text:span text:style-name="T47">[22] mnormt_2.0.2 <text:s text:c="15"/>bit64_4.0.5 <text:s text:c="16"/>farver_2.1.0 <text:s text:c="14"/></text:span></text:p>
      <text:p text:style-name="P974"><text:s/><text:span text:style-name="T47">[25] rprojroot_1.3-2 <text:s text:c="12"/>vctrs_0.3.8 <text:s text:c="16"/>generics_0.1.0 <text:s text:c="12"/></text:span></text:p>
      <text:p text:style-name="P974"><text:s/><text:span text:style-name="T47">[28] xfun_0.19 <text:s text:c="18"/>R6_2.5.1 <text:s text:c="19"/>GenomeInfoDb_1.22.1 <text:s text:c="7"/></text:span></text:p>
      <text:p text:style-name="P974"><text:s/><text:span text:style-name="T47">[31] clue_0.3-57 <text:s text:c="16"/>locfit_1.5-9.4 <text:s text:c="13"/>bitops_1.0-6 <text:s text:c="14"/></text:span></text:p>
      <text:p text:style-name="P974"><text:s/><text:span text:style-name="T47">[34] cachem_1.0.6 <text:s text:c="15"/>DelayedArray_0.12.3 <text:s text:c="8"/>assertthat_0.2.1 <text:s text:c="10"/></text:span></text:p>
      <text:p text:style-name="P974"><text:s/><text:span text:style-name="T47">[37] scales_1.1.1 <text:s text:c="15"/>nnet_7.3-14 <text:s text:c="16"/>gtable_0.3.0 <text:s text:c="14"/></text:span></text:p>
      <text:p text:style-name="P974"><text:s/><text:span text:style-name="T47">[40] processx_3.5.2 <text:s text:c="13"/>rlang_0.4.11 <text:s text:c="15"/>genefilter_1.68.0 <text:s text:c="9"/></text:span></text:p>
      <text:p text:style-name="P974"><text:s/><text:span text:style-name="T47">[43] systemfonts_0.3.2 <text:s text:c="10"/>GlobalOptions_0.1.2 <text:s text:c="8"/>splines_3.6.3 <text:s text:c="13"/></text:span></text:p>
      <text:p text:style-name="P974"><text:s/><text:span text:style-name="T47">[46] rstatix_0.6.0 <text:s text:c="14"/>extrafontdb_1.0 <text:s text:c="12"/>broom_0.7.2 <text:s text:c="15"/></text:span></text:p>
      <text:p text:style-name="P974"><text:s/><text:span text:style-name="T47">[49] checkmate_2.0.0 <text:s text:c="12"/>abind_1.4-5 <text:s text:c="16"/>modelr_0.1.8 <text:s text:c="14"/></text:span></text:p>
      <text:p text:style-name="P974"><text:s/><text:span text:style-name="T47">[52] backports_1.2.0 <text:s text:c="12"/>Hmisc_4.4-1 <text:s text:c="16"/>extrafont_0.17 <text:s text:c="12"/></text:span></text:p>
      <text:p text:style-name="P974"><text:s/><text:span text:style-name="T47">[55] usethis_2.0.1 <text:s text:c="14"/>tools_3.6.3 <text:s text:c="16"/>psych_2.0.9 <text:s text:c="15"/></text:span></text:p>
      <text:p text:style-name="P974"><text:s/><text:span text:style-name="T47">[58] RPostgreSQL_0.6-2 <text:s text:c="10"/>logging_0.10-108 <text:s text:c="11"/>ellipsis_0.3.2 <text:s text:c="12"/></text:span></text:p>
      <text:p text:style-name="P974"><text:s/><text:span text:style-name="T47">[61] RColorBrewer_1.1-2 <text:s text:c="9"/>ggdendro_0.1.22 <text:s text:c="12"/>BiocGenerics_0.32.0 <text:s text:c="7"/></text:span></text:p>
      <text:p text:style-name="P974"><text:s/><text:span text:style-name="T47">[64] sessioninfo_1.1.1 <text:s text:c="10"/>polynom_1.4-0 <text:s text:c="14"/>Rcpp_1.0.7 <text:s text:c="16"/></text:span></text:p>
      <text:p text:style-name="P974"><text:s/><text:span text:style-name="T47">[67] plyr_1.8.6 <text:s text:c="17"/>base64enc_0.1-3 <text:s text:c="12"/>zlibbioc_1.32.0 <text:s text:c="11"/></text:span></text:p>
      <text:p text:style-name="P974"><text:s/><text:span text:style-name="T47">[70] RCurl_1.98-1.2 <text:s text:c="13"/>prettyunits_1.1.1 <text:s text:c="10"/>ps_1.4.0 <text:s text:c="18"/></text:span></text:p>
      <text:p text:style-name="P974"><text:s/><text:span text:style-name="T47">[73] rpart_4.1-15 <text:s text:c="15"/>GetoptLong_1.0.4 <text:s text:c="11"/>cowplot_1.1.0 <text:s text:c="13"/></text:span></text:p>
      <text:p text:style-name="P974"><text:s/><text:span text:style-name="T47">[76] S4Vectors_0.24.4 <text:s text:c="11"/>SummarizedExperiment_1.16.1 haven_2.3.1 <text:s text:c="15"/></text:span></text:p>
      <text:p text:style-name="P974"><text:s/><text:span text:style-name="T47">[79] ggrepel_0.8.2 <text:s text:c="14"/>cluster_2.1.0 <text:s text:c="14"/>fs_1.5.0 <text:s text:c="18"/></text:span></text:p>
      <text:p text:style-name="P974"><text:s/><text:span text:style-name="T47">[82] magrittr_2.0.1 <text:s text:c="13"/>data.table_1.13.2 <text:s text:c="10"/>openxlsx_4.2.3 <text:s text:c="12"/></text:span></text:p>
      <text:p text:style-name="P974"><text:s/><text:span text:style-name="T47">[85] circlize_0.4.11 <text:s text:c="12"/>reprex_0.3.0 <text:s text:c="15"/>tmvnsim_1.0-2 <text:s text:c="13"/></text:span></text:p>
      <text:p text:style-name="P974"><text:s/><text:span text:style-name="T47">[88] R.cache_0.14.0 <text:s text:c="13"/>matrixStats_0.57.0 <text:s text:c="9"/>pkgload_1.2.2 <text:s text:c="13"/></text:span></text:p>
      <text:p text:style-name="P974"><text:s/><text:span text:style-name="T47">[91] hms_1.1.1 <text:s text:c="18"/>evaluate_0.14 <text:s text:c="14"/>xtable_1.8-4 <text:s text:c="14"/></text:span></text:p>
      <text:p text:style-name="P974"><text:s/><text:span text:style-name="T47">[94] XML_3.99-0.3 <text:s text:c="15"/>rio_0.5.16 <text:s text:c="17"/>jpeg_0.1-8.1 <text:s text:c="14"/></text:span></text:p>
      <text:p text:style-name="P974"><text:s/><text:span text:style-name="T47">[97] readxl_1.3.1 <text:s text:c="15"/>IRanges_2.20.2 <text:s text:c="13"/>shape_1.4.5 <text:s text:c="15"/></text:span></text:p>
      <text:p text:style-name="P976">[100] testthat_3.0.4 <text:s text:c="13"/>compiler_3.6.3 <text:s text:c="13"/>crayon_1.4.1 <text:s text:c="14"/></text:p>
      <text:p text:style-name="P976">[103] R.oo_1.24.0 <text:s text:c="16"/>htmltools_0.5.2 <text:s text:c="12"/>mgcv_1.8-33 <text:s text:c="15"/></text:p>
      <text:p text:style-name="P976">[106] Formula_1.2-4 <text:s text:c="14"/>geneplotter_1.64.0 <text:s text:c="9"/>lubridate_1.7.9 <text:s text:c="11"/></text:p>
      <text:p text:style-name="P976">[109] DBI_1.1.0 <text:s text:c="18"/>dbplyr_2.0.0 <text:s text:c="15"/>ComplexHeatmap_2.2.0 <text:s text:c="6"/></text:p>
      <text:p text:style-name="P976">[112] MASS_7.3-53 <text:s text:c="16"/>Matrix_1.2-18 <text:s text:c="14"/>car_3.0-10 <text:s text:c="16"/></text:p>
      <text:p text:style-name="P976">[115] cli_3.0.1 <text:s text:c="18"/>R.methodsS3_1.8.1 <text:s text:c="10"/>parallel_3.6.3 <text:s text:c="12"/></text:p>
      <text:p text:style-name="P976">[118] GenomicRanges_1.38.0 <text:s text:c="7"/>pkgconfig_2.0.3 <text:s text:c="12"/>foreign_0.8-76 <text:s text:c="12"/></text:p>
      <text:p text:style-name="P976">[121] roxygen2_7.1.1 <text:s text:c="13"/>xml2_1.3.2 <text:s text:c="17"/>annotate_1.64.0 <text:s text:c="11"/></text:p>
      <text:p text:style-name="P976">[124] XVector_0.26.0 <text:s text:c="13"/>rvest_0.3.6 <text:s text:c="16"/>callr_3.7.0 <text:s text:c="15"/></text:p>
      <text:p text:style-name="P976">[127] digest_0.6.28 <text:s text:c="14"/>ConsensusClusterPlus_1.50.0 rmarkdown_2.5 <text:s text:c="13"/></text:p>
      <text:p text:style-name="P976">[130] cellranger_1.1.0 <text:s text:c="11"/>htmlTable_2.1.0 <text:s text:c="12"/>edgeR_3.28.1 <text:s text:c="14"/></text:p>
      <text:p text:style-name="P976">[133] gdtools_0.2.2 <text:s text:c="14"/>curl_4.3 <text:s text:c="19"/>gtools_3.8.2 <text:s text:c="14"/></text:p>
      <text:p text:style-name="P976">[136] rjson_0.2.20 <text:s text:c="15"/>lifecycle_1.0.1 <text:s text:c="12"/>nlme_3.1-150 <text:s text:c="14"/></text:p>
      <text:p text:style-name="P976">[139] jsonlite_1.7.2 <text:s text:c="13"/>carData_3.0-4 <text:s text:c="14"/>desc_1.3.0 <text:s text:c="16"/></text:p>
      <text:p text:style-name="P976"><text:soft-page-break/>[142] limma_3.42.2 <text:s text:c="15"/>fansi_0.5.0 <text:s text:c="16"/>pillar_1.6.3 <text:s text:c="14"/></text:p>
      <text:p text:style-name="P976">[145] lattice_0.20-41 <text:s text:c="12"/>Nozzle.R1_1.1-1 <text:s text:c="12"/>pkgbuild_1.2.0 <text:s text:c="12"/></text:p>
      <text:p text:style-name="P976">[148] fastmap_1.1.0 <text:s text:c="14"/>httr_1.4.2 <text:s text:c="17"/>survival_3.2-7 <text:s text:c="12"/></text:p>
      <text:p text:style-name="P976">[151] remotes_2.4.0 <text:s text:c="14"/>glue_1.4.2 <text:s text:c="17"/>zip_2.1.1 <text:s text:c="17"/></text:p>
      <text:p text:style-name="P976">[154] png_0.1-7 <text:s text:c="18"/>bit_4.0.4 <text:s text:c="18"/>stringi_1.5.3 <text:s text:c="13"/></text:p>
      <text:p text:style-name="P976">[157] blob_1.2.1 <text:s text:c="17"/>DESeq2_1.26.0 <text:s text:c="14"/>latticeExtra_0.6-29 <text:s text:c="7"/></text:p>
      <text:p text:style-name="P976">[160] memoise_2.0.0 <text:s text:c="3"/></text:p>
      <text:p text:style-name="P939"/>
      <text:p text:style-name="P953">Assessment 2023</text:p>
      <text:p text:style-name="P953"/>
      <text:p text:style-name="P940">Empiezo a finales de marzo porque necesitamos hacer un experimento para el MSE correr el Gadget de 2022 pero cambiando los datos de las capturas, aumentándolas x1.5 x2 x2.5 y ver si la capturabilidad cambia</text:p>
      <text:p text:style-name="P940"/>
      <text:p text:style-name="P940">Para eso lo primero correr el .Rnw en el pc HP, <text:span text:style-name="T582">errores varios y para correr con rjava tenía que iniciar rstudio desde la consola</text:span></text:p>
      <text:p text:style-name="P940"/>
      <text:p text:style-name="P940">margarita@pc-cdieo-linux-1:~/Documents/ICES groups/2022_ane.27.9a_south_assessment/report$ sudo R CMD javareconf JAVA_HOME=/usr/lib/jvm/java-1.8.0-openjdk-amd64</text:p>
      <text:p text:style-name="P940"/>
      <text:p text:style-name="P956"><text:span text:style-name="T456">margarita@pc-cdieo-linux-1:~/Documents/ICES groups/2022_ane.27.9a_south_assessment/report$ </text:span><text:span text:style-name="T457">rstudio</text:span></text:p>
      <text:p text:style-name="P941"/>
      <text:p text:style-name="P957"><text:span text:style-name="T455">Muchos errores decido correrlo en el lenovo con R 3.6.0, </text:span><text:span text:style-name="T458">me da el error de likelihood.value que soluciono cambiando likelihood_value por likelihood.value en la línea 265 antes de crear la gráfica likelihood.pdf </text:span></text:p>
      <text:p text:style-name="P942"/>
      <text:p text:style-name="P958"><text:span text:style-name="T458">R</text:span><text:span text:style-name="T455">nw corre en el lenovo</text:span></text:p>
      <text:p text:style-name="P943">Entro al cesga por el hp <text:span text:style-name="T583">usando el forticlient_cli que está en Descargas</text:span></text:p>
      <text:p text:style-name="P943"/>
      <text:p text:style-name="P944">Código para cuadrar los archivos del experimento de aumentar las capturas en la carpeta Gadget2023 <text:s/>/run/user/1000/gvfs/sftp:host=ft3.cesga.es,user=csepcmrh/home/csic/epc/mrh/Gadget2023/capturabilityexp4MSE.R</text:p>
      <text:p text:style-name="P944"/>
      <text:p text:style-name="P944">Gadgets mandados al cesga</text:p>
      <text:p text:style-name="P944">[csepcmrh@login209-18 Gadget2023]$ cd Anchovy2022_def_estesi_4run_shortopt</text:p>
      <text:p text:style-name="P944">[csepcmrh@login209-18 Anchovy2022_def_estesi_4run_shortopt]$ sbatch --mem-per-cpu=2G --time=60:00:00 trabajo.sh</text:p>
      <text:p text:style-name="P944">sbatch: slurm_job_submit: setting QoS to Partition QoS value: medium</text:p>
      <text:p text:style-name="P944">Submitted batch job 2424962</text:p>
      <text:p text:style-name="P944">[csepcmrh@login209-18 Anchovy2022_def_estesi_4run_shortopt]$ cd ..</text:p>
      <text:p text:style-name="P944">[csepcmrh@login209-18 Gadget2023]$ cd Anchovy2022_def_estesi_4run_shortopt_2</text:p>
      <text:p text:style-name="P944">[csepcmrh@login209-18 Anchovy2022_def_estesi_4run_shortopt_2]$ sbatch --mem-per-cpu=2G --time=60:00:00 trabajo.sh</text:p>
      <text:p text:style-name="P944">sbatch: slurm_job_submit: setting QoS to Partition QoS value: medium</text:p>
      <text:p text:style-name="P944">Submitted batch job 2424964</text:p>
      <text:p text:style-name="P944">[csepcmrh@login209-18 Anchovy2022_def_estesi_4run_shortopt_2]$ cd ..</text:p>
      <text:p text:style-name="P944">[csepcmrh@login209-18 Gadget2023]$ cd Anchovy2022_def_estesi_4run_shortopt_3</text:p>
      <text:p text:style-name="P944">[csepcmrh@login209-18 Anchovy2022_def_estesi_4run_shortopt_3]$ sbatch --mem-per-cpu=2G --time=60:00:00 trabajo.sh</text:p>
      <text:p text:style-name="P944">sbatch: slurm_job_submit: setting QoS to Partition QoS value: medium</text:p>
      <text:p text:style-name="P944"><text:soft-page-break/>Submitted batch job 2424972</text:p>
      <text:p text:style-name="P944">[csepcmrh@login209-18 Anchovy2022_def_estesi_4run_shortopt_3]$ cd ..</text:p>
      <text:p text:style-name="P944">[csepcmrh@login209-18 Gadget2023]$ cd Anchovy2022_def_estesi_4run_shortopt_4</text:p>
      <text:p text:style-name="P944">[csepcmrh@login209-18 Anchovy2022_def_estesi_4run_shortopt_4]$ sbatch --mem-per-cpu=2G --time=60:00:00 trabajo.sh</text:p>
      <text:p text:style-name="P944">sbatch: slurm_job_submit: setting QoS to Partition QoS value: medium</text:p>
      <text:p text:style-name="P944">Submitted batch job 2424977</text:p>
      <text:p text:style-name="P944"/>
      <text:p text:style-name="P945">STEP BY STEP <text:span text:style-name="T119">26 de abril</text:span></text:p>
      <text:p text:style-name="P945">1. Git pull the notes on lenovo PC</text:p>
      <text:p text:style-name="P945">marga@Marganchovy:~/GADGET/Realgadgetgit/gadgetanchovy/Notes$ git pull</text:p>
      <text:p text:style-name="P945">(if I need token, look for token in hotmail)</text:p>
      <text:p text:style-name="P945">2. Write on Benchmark_evolution_fvfv2022_2.odt file</text:p>
      <text:p text:style-name="P945">3. Ask for data to Jorge and save it in marga@Marganchovy:~/GADGET/DATOS/Taledas_allfleets_1988_2016$</text:p>
      <text:p text:style-name="P945">4. Create this folder marga@Marganchovy:~/GADGET/Assessment/Assessment_2023$</text:p>
      <text:p text:style-name="P946">5. <text:span text:style-name="T584">C</text:span>opy last setup from Assessment_2022 folder <text:span text:style-name="T585">y renombrar: setupanchovy_fromcesga_mejorado_2020_conpelago_ycatches2020_ysumarryplots_noLDyALK2020_1_2_for2023</text:span></text:p>
      <text:p text:style-name="P946"/>
      <text:p text:style-name="P923"><text:span text:style-name="Source_20_Text"><text:span text:style-name="T547">También pido capturas de Algarve, su archivo debería estar en GADGET/Assessment/Assessment_2023 </text:span></text:span></text:p>
      <text:p text:style-name="P926"><text:span text:style-name="Source_20_Text"><text:span text:style-name="T122">Apunte Mayo 26</text:span></text:span><text:span text:style-name="Source_20_Text"><text:span text:style-name="T595">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3"><text:span text:style-name="Source_20_Text"/></text:p>
      <text:p text:style-name="P923"><text:span text:style-name="Source_20_Text"><text:span text:style-name="T547">Agrego una línea </text:span></text:span><text:span text:style-name="Source_20_Text"><text:span text:style-name="T120">provisional</text:span></text:span><text:span text:style-name="Source_20_Text"><text:span text:style-name="T547"> mientras llega el dato real en la línea 76 igual a los datos de 2021:</text:span></text:span></text:p>
      <text:p text:style-name="P923"><text:span text:style-name="Source_20_Text"><text:span text:style-name="T547">Catches_Algarve&lt;-add_row(Catches_Algarve, YEAR=2022, SEASON=1:4, totalton=c(1669, 1204.8,106140,110)*0.001)</text:span></text:span></text:p>
      <text:p text:style-name="P923"><text:span text:style-name="Source_20_Text"/></text:p>
      <text:p text:style-name="P927"><text:span text:style-name="Source_20_Text"><text:span text:style-name="T122">Apunte Mayo 26:</text:span></text:span><text:span text:style-name="Source_20_Text"><text:span text:style-name="T595"> Catches_Algarve&lt;-add_row(Catches_Algarve, YEAR=2022, SEASON=1:4, totalton=c(0, 0,0.09,0))</text:span></text:span></text:p>
      <text:p text:style-name="P372">Year4bio2num uno menos que el año en curso <text:span text:style-name="T391">(Recordar que lo que quiero es saber números de las capturas del año pasado) Year4bio2num es lo que conecta con las ALK y las ld de capturas, he guardado el archivo BOQUERON_ALK_2021 en la carpeta GADGET/DATOS</text:span></text:p>
      <text:p text:style-name="P885"><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23"><text:span text:style-name="Source_20_Text"/></text:p>
      <text:p text:style-name="P794"><text:span text:style-name="Source_20_Text"><text:span text:style-name="T548">Me invento datos de la Pelago que aún no han llegado</text:span></text:span></text:p>
      <text:p text:style-name="P795"><text:span text:style-name="Source_20_Text"><text:span text:style-name="T124">Apunte Mayo 29: </text:span></text:span><text:span text:style-name="Source_20_Text"><text:span text:style-name="T597">Los datos han llegado en un correo de Ana Moreno “Pelago 23 File by Pablo” guardo el fichero en GADGET/DATOS/PELAGO </text:span></text:span></text:p>
      <text:p text:style-name="P796"><text:span text:style-name="Source_20_Text"><text:span text:style-name="T597"><text:s text:c="2"/>/ANE-assess-PELAGOS0323.xls <text:s/>paso a Pelago2023 y a results-ANE-PEL23, hay que cambiar el formato para que queden enteros y no decimales en la ALK</text:span></text:span></text:p>
      <text:p text:style-name="P923"><text:span text:style-name="Source_20_Text"><text:span text:style-name="T549">en /home/marga/GADGET/DATOS/PELAGO/results-ANE-PEL23.xlsx igual a los datos de 2022</text:span></text:span></text:p>
      <text:p text:style-name="P923"><text:span text:style-name="Source_20_Text"/></text:p>
      <text:p text:style-name="P925"><text:span text:style-name="Source_20_Text"><text:span text:style-name="T586"><text:s/>name&lt;-"Pelago2023" #en miles</text:span></text:span></text:p>
      <text:p text:style-name="P925"><text:span text:style-name="Source_20_Text"><text:span text:style-name="T586"><text:s text:c="2"/>a&lt;-readWorksheetFromFile("/home/marga/GADGET/DATOS/PELAGO/re</text:span></text:span><text:soft-page-break/><text:span text:style-name="Source_20_Text"><text:span text:style-name="T586">sults-ANE-PEL23.xlsx", sheet = "algarve+cadiz", </text:span></text:span></text:p>
      <text:p text:style-name="P925"><text:span text:style-name="Source_20_Text"><text:span text:style-name="T586"><text:s text:c="27"/>header = TRUE, startCol = 1, </text:span></text:span></text:p>
      <text:p text:style-name="P925"><text:span text:style-name="Source_20_Text"><text:span text:style-name="T586"><text:s text:c="27"/>startRow = 1, endCol = 2, </text:span></text:span></text:p>
      <text:p text:style-name="P925"><text:span text:style-name="Source_20_Text"><text:span text:style-name="T586"><text:s text:c="27"/>endRow = 30, useCachedValues=TRUE)</text:span></text:span></text:p>
      <text:p text:style-name="P925"><text:span text:style-name="Source_20_Text"><text:span text:style-name="T586"><text:s text:c="2"/>i&lt;-2023</text:span></text:span></text:p>
      <text:p text:style-name="P925"><text:span text:style-name="Source_20_Text"><text:span text:style-name="T586"><text:s text:c="2"/>names(a)&lt;-c("length","count")</text:span></text:span></text:p>
      <text:p text:style-name="P925"><text:span text:style-name="Source_20_Text"><text:span text:style-name="T586"><text:s text:c="2"/>a$year&lt;-2023</text:span></text:span></text:p>
      <text:p text:style-name="P925"><text:span text:style-name="Source_20_Text"><text:span text:style-name="T586"><text:s text:c="2"/>a$month&lt;-4-3</text:span></text:span></text:p>
      <text:p text:style-name="P925"><text:span text:style-name="Source_20_Text"><text:span text:style-name="T586"><text:s text:c="2"/>a$type&lt;-"pelago_comp_ld"</text:span></text:span></text:p>
      <text:p text:style-name="P925"><text:span text:style-name="Source_20_Text"><text:span text:style-name="T586"><text:s text:c="2"/>#a$total&lt;-b[1,1]</text:span></text:span></text:p>
      <text:p text:style-name="P925"><text:span text:style-name="Source_20_Text"><text:span text:style-name="T586"><text:s text:c="2"/>a[is.na(a)] &lt;- 0</text:span></text:span></text:p>
      <text:p text:style-name="P925"><text:span text:style-name="Source_20_Text"><text:span text:style-name="T586"><text:s text:c="2"/>a$count&lt;-a$count*1000</text:span></text:span></text:p>
      <text:p text:style-name="P925"><text:span text:style-name="Source_20_Text"><text:span text:style-name="T586"><text:s text:c="2"/></text:span></text:span></text:p>
      <text:p text:style-name="P925"><text:span text:style-name="Source_20_Text"><text:span text:style-name="T586"><text:s text:c="2"/>mybiglist[[name]] &lt;- a </text:span></text:span></text:p>
      <text:p text:style-name="P925"><text:span text:style-name="Source_20_Text"><text:span text:style-name="T586"><text:s text:c="2"/></text:span></text:span></text:p>
      <text:p text:style-name="P923"><text:span text:style-name="Source_20_Text"/></text:p>
      <text:p text:style-name="P923"><text:span text:style-name="Source_20_Text"><text:span text:style-name="T550">Y creo un archivo </text:span></text:span><text:span text:style-name="Source_20_Text"><text:span text:style-name="T113">provisional</text:span></text:span><text:span text:style-name="Source_20_Text"><text:span text:style-name="T550"> Pelago2023 igual al del 2022</text:span></text:span></text:p>
      <text:p text:style-name="P924"><text:span text:style-name="Source_20_Text"/></text:p>
      <text:p text:style-name="P495"><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71">Línea 186</text:span></text:span><text:span text:style-name="T58"> (Aunque la mayoría de datos </text:span><text:span text:style-name="T79">de otros años</text:span><text:span text:style-name="T58"> están ponderados y no sirven en el loop se saca la biomasa que si nos sirve)</text:span></text:p>
      <text:p text:style-name="P878"><text:span text:style-name="Source_20_Text"><text:span text:style-name="T465">de </text:span></text:span><text:span text:style-name="Source_20_Text"><text:span text:style-name="T466">pelago_comp solo <text:s/>se usa </text:span></text:span><text:bookmark text:name="rstudio_console_output21111"/><text:span text:style-name="Source_20_Text"><text:span text:style-name="T284">pelago_bio_pre</text:span></text:span></text:p>
      <text:p text:style-name="P923"/>
      <text:p text:style-name="P793"><text:span text:style-name="Source_20_Text"><text:span text:style-name="T550"><text:s text:c="6"/>i&lt;-2023</text:span></text:span></text:p>
      <text:p text:style-name="P793"><text:span text:style-name="Source_20_Text"><text:span text:style-name="T587">name&lt;-"alPelago2023" #cadiz y Algarve</text:span></text:span></text:p>
      <text:p text:style-name="P793"><text:span text:style-name="Source_20_Text"><text:span text:style-name="T587">a&lt;-readWorksheetFromFile(paste("/home/marga/GADGET/DATOS/PELAGO/Pelago",i,".xls",sep=""), sheet = "Sheet1", </text:span></text:span></text:p>
      <text:p text:style-name="P793"><text:span text:style-name="Source_20_Text"><text:span text:style-name="T587"><text:s text:c="25"/>header = TRUE, startCol = 1, </text:span></text:span></text:p>
      <text:p text:style-name="P793"><text:span text:style-name="Source_20_Text"><text:span text:style-name="T587"><text:s text:c="25"/>startRow = 5, endCol = 4, </text:span></text:span></text:p>
      <text:p text:style-name="P793"><text:span text:style-name="Source_20_Text"><text:span text:style-name="T587"><text:s text:c="25"/>endRow = 29 , useCachedValues=TRUE)</text:span></text:span></text:p>
      <text:p text:style-name="P793"><text:span text:style-name="Source_20_Text"><text:span text:style-name="T587">#a&lt;-data.frame(cbind(a$Col1,0,a$X1,a$X2,a$X3))</text:span></text:span></text:p>
      <text:p text:style-name="P793"><text:span text:style-name="Source_20_Text"><text:span text:style-name="T587">a&lt;-data.frame(cbind(a[,1],0,a$X1,a$X2,a$X3))</text:span></text:span></text:p>
      <text:p text:style-name="P793"><text:span text:style-name="Source_20_Text"><text:span text:style-name="T587">names(a)&lt;-c("length", "0","1", "2", "3")</text:span></text:span></text:p>
      <text:p text:style-name="P793"><text:span text:style-name="Source_20_Text"><text:span text:style-name="T587">#names(a)&lt;-c("length", "1", "2", "3")</text:span></text:span></text:p>
      <text:p text:style-name="P793"><text:span text:style-name="Source_20_Text"><text:span text:style-name="T587">a$year&lt;-2023</text:span></text:span></text:p>
      <text:p text:style-name="P793"><text:span text:style-name="Source_20_Text"><text:span text:style-name="T587">a$month&lt;-4-3</text:span></text:span></text:p>
      <text:p text:style-name="P793"><text:span text:style-name="Source_20_Text"><text:span text:style-name="T587">a$type&lt;-"pelago_comp_ald"</text:span></text:span></text:p>
      <text:p text:style-name="P793"><text:span text:style-name="Source_20_Text"/></text:p>
      <text:p text:style-name="P793"><text:span text:style-name="Source_20_Text"><text:span text:style-name="T587">a[is.na(a)] &lt;- 0</text:span></text:span></text:p>
      <text:p text:style-name="P793"><text:span text:style-name="Source_20_Text"/></text:p>
      <text:p text:style-name="P793"><text:span text:style-name="Source_20_Text"><text:span text:style-name="T587">mybiglist[[name]] &lt;- a</text:span></text:span></text:p>
      <text:p text:style-name="P923"><text:span text:style-name="Source_20_Text"/></text:p>
      <text:p text:style-name="P929"><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48"/>
      <text:p text:style-name="P946"/>
      <text:p text:style-name="P947"><text:span text:style-name="T588">Segundo</text:span> cambiar una a una todas las estancias donde diga 2022 por 2023 <text:span text:style-name="T588">(sólo cambié dos relativas a los nombres del folder padre y del folder que se va a crear y he parado porque tenía que seguir con la pelago</text:span></text:p>
      <text:p text:style-name="P945"/>
      <text:p text:style-name="P496"><text:span text:style-name="Source_20_Text"><text:span text:style-name="T288"/></text:span></text:p>
      <text:p text:style-name="P458"><text:soft-page-break/>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89">21</text:span> <text:span text:style-name="T589">que está en el folder de los Taledas</text:span></text:p>
      <text:p text:style-name="P526"><text:span text:style-name="T250">Yorch me manda el de este año, recordar que debo agregar </text:span><text:span text:style-name="T251">sólo una celda con </text:span><text:span text:style-name="T250">lo siguiente a lo que me manda Yorch y ya está: </text:span><text:span text:style-name="T555">=AVERAGE(B29:O29) </text:span><text:span text:style-name="T556">porque quiero la media de los porcentajes reales </text:span><text:span text:style-name="T557">(que es lo que me manda él) </text:span><text:span text:style-name="T558">y se queda igual que el año pasado en un 39%</text:span></text:p>
      <text:p text:style-name="P463"/>
      <text:p text:style-name="P458"/>
      <text:p text:style-name="P233">Repito provisionalmente los valores de 202<text:span text:style-name="T590">2</text:span> <text:span text:style-name="T552">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591">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529"><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596">el correo está en el hilo del que envió Isabel!</text:span></text:p>
      <text:p text:style-name="P528">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594">(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text:span><text:soft-page-break/><text:span text:style-name="T253">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392">23</text:span></text:p>
      <text:p text:style-name="P385"><text:span text:style-name="T500">#</text:span>fleet.allptsp&lt;-add_row(fleet.allptsp,year=2018,month=c(3,6),count=c(Numb20181,Numb20182))</text:p>
      <text:p text:style-name="P497"><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8"><text:span text:style-name="Source_20_Text"><text:span text:style-name="T294">fleet.allptsp&lt;-add_row(fleet.allptsp,year=2023,month=c(3,6),count=c(Numb20231,Numb20232))</text:span></text:span></text:p>
      <text:p text:style-name="P498"><text:span text:style-name="Source_20_Text"><text:span text:style-name="T294"/></text:span></text:p>
      <text:p text:style-name="P499"><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9"><text:span text:style-name="Source_20_Text"><text:span text:style-name="T295"/></text:span></text:p>
      <text:p text:style-name="P501"><text:span text:style-name="Source_20_Text"><text:span text:style-name="T298">Antes de correr verificar que se ha cambiado el año aquí: </text:span></text:span></text:p>
      <text:p text:style-name="P501"><text:span text:style-name="Source_20_Text"><text:span text:style-name="T298">defaults &lt;- list(</text:span></text:span></text:p>
      <text:p text:style-name="P501"><text:span text:style-name="Source_20_Text"><text:span text:style-name="T298"><text:s text:c="2"/>area = "IXa",</text:span></text:span></text:p>
      <text:p text:style-name="P501"><text:span text:style-name="Source_20_Text"><text:span text:style-name="T298"><text:s text:c="2"/>timestep = mfdb_timestep_quarterly,</text:span></text:span></text:p>
      <text:p text:style-name="P501"><text:span text:style-name="Source_20_Text"><text:span text:style-name="T298"><text:s text:c="2"/>year = 1989:2022, species="ANE")</text:span></text:span></text:p>
      <text:p text:style-name="P502"><text:span text:style-name="Source_20_Text"><text:span text:style-name="T291">Cambiar 2022 por 2023</text:span></text:span></text:p>
      <text:p text:style-name="P499"><text:span text:style-name="Source_20_Text"><text:span text:style-name="T295"/></text:span></text:p>
      <text:p text:style-name="P500"><text:span text:style-name="Source_20_Text"><text:span text:style-name="T297">Correr el setup hasta esta línea</text:span></text:span></text:p>
      <text:p text:style-name="P500"><text:span text:style-name="Source_20_Text"><text:span text:style-name="T297">gadget_dir_write(gd, gadget_file("Aggfiles/surveyindices.ecocadiz.survey.len.agg", list(list(all=c(3,22)))))</text:span></text:span></text:p>
      <text:p text:style-name="P500"><text:span text:style-name="Source_20_Text"><text:span text:style-name="T297"/></text:span></text:p>
      <text:p text:style-name="P503"><text:span text:style-name="Source_20_Text"><text:span text:style-name="T299">Copia de datos provisionales y carpeta Assessment del lenovo en una USB de CEPSA</text:span></text:span></text:p>
      <text:p text:style-name="P503"><text:span text:style-name="Source_20_Text"><text:span text:style-name="T299"/></text:span></text:p>
      <text:p text:style-name="P504"><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4"><text:span text:style-name="Source_20_Text"><text:span text:style-name="T302"/></text:span></text:p>
      <text:p text:style-name="P505"><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6"><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6"><text:span text:style-name="Source_20_Text"><text:span text:style-name="T302"/></text:span></text:p>
      <text:p text:style-name="P506"><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7"><text:span text:style-name="Source_20_Text"><text:span text:style-name="T305">Listo para correr en el CESGA forticlient ya no funciona</text:span></text:span></text:p>
      <text:p text:style-name="P506"><text:span text:style-name="Source_20_Text"><text:span text:style-name="T310"/></text:span></text:p>
      <text:h text:style-name="P982"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642089207" text:style-name="L7">
        <text:list-item>
          <text:p text:style-name="P1001">Change the permissions of the file to make it executable: <text:span text:style-name="Source_20_Text">chmod a+x snx</text:span></text:p>
        </text:list-item>
        <text:list-item>
          <text:p text:style-name="P1001">Install the <text:span text:style-name="Strong_20_Emphasis">required dependencies</text:span>, multiarch must be enable because snx is a i386 binary:</text:p>
        </text:list-item>
      </text:list>
      <text:list xml:id="list2051348785" text:style-name="L8">
        <text:list-item>
          <text:p text:style-name="P1002"><text:span text:style-name="Source_20_Text">sudo dpkg --add-architecture i386</text:span></text:p>
        </text:list-item>
        <text:list-item>
          <text:p text:style-name="P1002"><text:span text:style-name="Source_20_Text">sudo apt update</text:span></text:p>
        </text:list-item>
        <text:list-item>
          <text:p text:style-name="P1002"><text:span text:style-name="Source_20_Text">sudo apt install libaudit1:i386 libbsd0:i386 libc6:i386 libcap-ng0:i386 libgcc-s1:i386 libpam0g:i386 libstdc++5:i386 libx11-6:i386 libxau6:i386 libxcb1:i386 libxdmcp6:i386</text:span></text:p>
        </text:list-item>
      </text:list>
      <text:list xml:id="list2631637084" text:style-name="L9">
        <text:list-item>
          <text:p text:style-name="P1003"><text:soft-page-break/>Once the installation is complete, to start the VPN connection you must execute the following command: <text:span text:style-name="Source_20_Text">sudo ./snx -s pasarela.cesga.es -u </text:span><text:span text:style-name="Source_20_Text"><text:span text:style-name="T592">csepcmrh</text:span></text:span></text:p>
        </text:list-item>
        <text:list-item>
          <text:p text:style-name="P1003"><text:s/>You will need to enter your username and password.</text:p>
        </text:list-item>
      </text:list>
      <text:p text:style-name="P815"/>
      <text:p text:style-name="P816">Ojo como empiezo con sudo me pide password del pc y luego password del cesga <text:span text:style-name="T593">UGRNabirth y luego hacer</text:span></text:p>
      <text:p text:style-name="P817">ssh -x csepcmrh@ft3.cesga.es</text:p>
      <text:p text:style-name="P508"><text:span text:style-name="Source_20_Text"><text:span text:style-name="T317">h</text:span></text:span><text:span text:style-name="Source_20_Text"><text:span text:style-name="T313">Corriendo en el CESGA versión provisional.</text:span></text:span><text:span text:style-name="Source_20_Text"><text:span text:style-name="T314"> Recordar hacer un push al recovery desde el CESGA.</text:span></text:span></text:p>
      <text:p text:style-name="P508"><text:span text:style-name="Source_20_Text"><text:span text:style-name="T314"/></text:span></text:p>
      <text:p text:style-name="P508"><text:span text:style-name="Source_20_Text"><text:span text:style-name="T315">Veo el video del TAF que quiero poner en boqueron_assessment en el gitlab</text:span></text:span></text:p>
      <text:p text:style-name="P508"><text:span text:style-name="Source_20_Text"><text:span text:style-name="T315"/></text:span></text:p>
      <text:p text:style-name="P527"><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9"><text:span text:style-name="Source_20_Text"><text:span text:style-name="T314"/></text:span></text:p>
      <text:p text:style-name="P510"><text:span text:style-name="Source_20_Text"><text:span text:style-name="T316">hanges in Rnw file change everyplace where it says 2022 by Assyear</text:span></text:span></text:p>
      <text:p text:style-name="P510"><text:span text:style-name="Source_20_Text"><text:span text:style-name="T316"/></text:span></text:p>
      <text:p text:style-name="P511"><text:span text:style-name="Source_20_Text"><text:span text:style-name="T318">Mayo 29 copia de seguridad de datos y Assesment creado con el setup en usb </text:span></text:span><text:span text:style-name="Source_20_Text"><text:span text:style-name="T319"><text:s/></text:span></text:span><text:span text:style-name="Source_20_Text"><text:span text:style-name="T318">CEPSA <text:s/></text:span></text:span><text:span text:style-name="Source_20_Text"><text:span text:style-name="T319">junto con la conf final, la comparación con meld la hago en el lenovo </text:span></text:span><text:span text:style-name="Source_20_Text"><text:span text:style-name="T320">creando en Asessment_2023 una carpeta llamada Anchovy2023_def_estesi_conpelago_4run que es igual a la que creé con el setup y que se llama <text:s/>Anchovy2023_def_estesi_conpelago, </text:span></text:span><text:span text:style-name="Source_20_Text"><text:span text:style-name="T321">el4run es para incorporar los cambios con el meld</text:span></text:span></text:p>
      <text:p text:style-name="P511"><text:span text:style-name="Source_20_Text"><text:span text:style-name="T321"/></text:span></text:p>
      <text:p text:style-name="P512"><text:span text:style-name="Source_20_Text"><text:span text:style-name="T322">Había un error en los datos porque la ALK incluía individuos de tallas no muestreadas, así que había que filtrar primero </text:span></text:span><text:span text:style-name="Source_20_Text"><text:span text:style-name="T323">con las tallas muestreadas y Ana dijo que había un error así que el último archivo es: ANE-assess-PELAGOS0323_revisedAMoreno.xls</text:span></text:span></text:p>
      <text:p text:style-name="P512"><text:span text:style-name="Source_20_Text"><text:span text:style-name="T323"/></text:span></text:p>
      <text:p text:style-name="P513"><text:span text:style-name="Source_20_Text"><text:span text:style-name="T324">El nuevo folder se llama <text:s/></text:span></text:span><text:span text:style-name="Source_20_Text"><text:span text:style-name="T320">Anchovy2023_def_estesi_conpelago_</text:span></text:span><text:span text:style-name="Source_20_Text"><text:span text:style-name="T324">def y la copia <text:s/></text:span></text:span><text:span text:style-name="Source_20_Text"><text:span text:style-name="T320">Anchovy2023_def_estesi_conpelago_</text:span></text:span><text:span text:style-name="Source_20_Text"><text:span text:style-name="T324">def_4run </text:span></text:span><text:span text:style-name="Source_20_Text"><text:span text:style-name="T325">lo convierto con el meld y lo paso de la USB al CESGA directamente en el pc hp</text:span></text:span></text:p>
      <text:p text:style-name="P513"><text:span text:style-name="Source_20_Text"><text:span text:style-name="T325"/></text:span></text:p>
      <text:p text:style-name="P514"><text:span text:style-name="Source_20_Text"><text:span text:style-name="T326">Lo he pegado usando el remmina pc hp Durango es la conexión psw ugr</text:span></text:span></text:p>
      <text:p text:style-name="P514"><text:span text:style-name="Source_20_Text"><text:span text:style-name="T326">[csepcmrh@login210-18 Anchovy2023_def_estesi_conpelago_def_4run]$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296</text:span></text:span></text:p>
      <text:p text:style-name="P514"><text:span text:style-name="Source_20_Text"><text:span text:style-name="T326">[csepcmrh@login210-18 Anchovy2023_def_estesi_conpelago_def_4run]$ cd ..</text:span></text:span></text:p>
      <text:p text:style-name="P514"><text:span text:style-name="Source_20_Text"><text:span text:style-name="T326">[csepcmrh@login210-18 Assessment_2023]$ cd Anchovy2023_def_estesi_conpelago_def_4run_2</text:span></text:span></text:p>
      <text:p text:style-name="P514"><text:span text:style-name="Source_20_Text"><text:span text:style-name="T326">[csepcmrh@login210-18 Anchovy2023_def_estesi_conpelago_def_4run_2]$ sbatch --mem-per-cpu=2G --time=60:00:00 trabajo.sh</text:span></text:span></text:p>
      <text:p text:style-name="P514"><text:span text:style-name="Source_20_Text"><text:span text:style-name="T326">sbatch: slurm_job_submit: setting QoS to Partition QoS value: medium</text:span></text:span></text:p>
      <text:p text:style-name="P514"><text:span text:style-name="Source_20_Text"><text:span text:style-name="T326">Submitted batch job 2954310</text:span></text:span></text:p>
      <text:p text:style-name="P514"><text:span text:style-name="Source_20_Text"><text:span text:style-name="T326">[csepcmrh@login210-18 Anchovy2023_def_estesi_conpelago_def_4run_2]$ cd ..</text:span></text:span></text:p>
      <text:p text:style-name="P514"><text:span text:style-name="Source_20_Text"><text:span text:style-name="T326">[csepcmrh@login210-18 Assessment_2023]$ cd Anchovy2023_def_estesi_conpelago_def_4run_3</text:span></text:span></text:p>
      <text:p text:style-name="P514"><text:span text:style-name="Source_20_Text"><text:span text:style-name="T326">[csepcmrh@login210-18 Anchovy2023_def_estesi_conpelago_def_4run_3]$ sbatch --mem-per-cpu=2G --time=60:00:00 trabajo.sh</text:span></text:span></text:p>
      <text:p text:style-name="P514"><text:soft-page-break/><text:span text:style-name="Source_20_Text"><text:span text:style-name="T326">sbatch: slurm_job_submit: setting QoS to Partition QoS value: medium</text:span></text:span></text:p>
      <text:p text:style-name="P514"><text:span text:style-name="Source_20_Text"><text:span text:style-name="T326">Submitted batch job 2954314</text:span></text:span></text:p>
      <text:p text:style-name="P514"><text:span text:style-name="Source_20_Text"><text:span text:style-name="T326"/></text:span></text:p>
      <text:p text:style-name="P515"><text:span text:style-name="Source_20_Text"><text:span text:style-name="T327">Prueba run sin la distribución por edades del 2023 para la pelago!</text:span></text:span></text:p>
      <text:p text:style-name="P515"><text:span text:style-name="Source_20_Text"><text:span text:style-name="T327"/></text:span></text:p>
      <text:p text:style-name="P516"><text:span text:style-name="Source_20_Text"><text:span text:style-name="T328">3 runs</text:span></text:span></text:p>
      <text:p text:style-name="P516"><text:span text:style-name="Source_20_Text"><text:span text:style-name="T328"/></text:span></text:p>
      <text:p text:style-name="P517"><text:span text:style-name="Source_20_Text"><text:span text:style-name="T329">Hago el push en el cesga y copio el folder del TAF tal cual tres veces sin la carpeta report, </text:span></text:span><text:span text:style-name="Source_20_Text"><text:span text:style-name="T330">borro en bootstrap/data los archivos que han sido exportados desde github, </text:span></text:span><text:span text:style-name="Source_20_Text"><text:span text:style-name="T331">cambio en DATA.bib las rutas</text:span></text:span><text:span text:style-name="Source_20_Text"><text:span text:style-name="T330"> y corro report.R en la carpeta que esté (verificar la carpeta)</text:span></text:span></text:p>
      <text:p text:style-name="P517"><text:span text:style-name="Source_20_Text"><text:span text:style-name="T330"/></text:span></text:p>
      <text:p text:style-name="P518"><text:span text:style-name="Source_20_Text"><text:span text:style-name="T332">Las comparaciones se hacen con un markdown que está en el hp en Documents/GADGET/Comparison4report</text:span></text:span></text:p>
      <text:p text:style-name="P518"><text:span text:style-name="Source_20_Text"><text:span text:style-name="T332"/></text:span></text:p>
      <text:p text:style-name="P519"><text:span text:style-name="Source_20_Text"><text:span text:style-name="T333">He descubierto un error en el cálculo del blim relativo, ya que la media de la SSB en el denominador no incluía el último año, ya está arreglado en la línea </text:span></text:span><text:span text:style-name="Source_20_Text"><text:span text:style-name="T334">1071 de TAF2023_sinagecomp2023pelago_2 que tiene pinta que va a ser el definitivo para el assessment, </text:span></text:span><text:span text:style-name="Source_20_Text"><text:span text:style-name="T335">pero es un cambio mínimo al orden del tercer decimal.</text:span></text:span></text:p>
      <text:p text:style-name="P519"><text:span text:style-name="Source_20_Text"><text:span text:style-name="T335"/></text:span></text:p>
      <text:p text:style-name="P520"><text:span text:style-name="Source_20_Text"><text:span text:style-name="T338">Los datos para las summary plots están en la carpeta Results</text:span></text:span></text:p>
      <text:p text:style-name="P519"><text:span text:style-name="Source_20_Text"><text:span text:style-name="T335"/></text:span></text:p>
      <text:p text:style-name="P521"><text:span text:style-name="Source_20_Text"><text:span text:style-name="T336">He pasado los archivos desde </text:span></text:span><text:span text:style-name="Source_20_Text"><text:span text:style-name="T334">TAF2023_sinagecomp2023pelago_2 </text:span></text:span><text:span text:style-name="Source_20_Text"><text:span text:style-name="T336">al repositorio TAF oficial, he agregado que se ha eliminado la age composition de la PELAGO en 2023 y he agregado el cálculo de la captura recomendada usando la constant harvest rate, </text:span></text:span><text:span text:style-name="Source_20_Text"><text:span text:style-name="T337">hago un push del TAF en el lenovo para retomarlo en el hp y poner la configuración final de Gadget y las gráficas de la comparación con el run de años anteriores.</text:span></text:span></text:p>
      <text:p text:style-name="P521"><text:span text:style-name="Source_20_Text"><text:span text:style-name="T337"/></text:span></text:p>
      <text:p text:style-name="P522"><text:span text:style-name="Source_20_Text"><text:span text:style-name="T340">Preparación benchmark 2023</text:span></text:span></text:p>
      <text:p text:style-name="P522"><text:span text:style-name="Source_20_Text"><text:span text:style-name="T340"/></text:span></text:p>
      <text:p text:style-name="P522"><text:span text:style-name="Source_20_Text"><text:span text:style-name="T340">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1">en el hp contiene el setup y corre bien. </text:span></text:span></text:p>
      <text:p text:style-name="P522"><text:span text:style-name="Source_20_Text"><text:span text:style-name="T341"/></text:span></text:p>
      <text:p text:style-name="P523"><text:span text:style-name="Source_20_Text"><text:span text:style-name="T341">Lo he corrido y he comparado el archivo resultante que termina en autom con el archivo que termina en conf_final_definitiva y el cambio importante está en la ecocadiz ldist, </text:span></text:span><text:span text:style-name="Source_20_Text"><text:span text:style-name="T342">que normalmente se toma del archivo anterior tal cual,</text:span></text:span><text:span text:style-name="Source_20_Text"><text:span text:style-name="T341"> manualmente hay que cambiar también el main.</text:span></text:span></text:p>
      <text:p text:style-name="P523"><text:span text:style-name="Source_20_Text"><text:span text:style-name="T341"/></text:span></text:p>
      <text:p text:style-name="P524"><text:span text:style-name="Source_20_Text"><text:span text:style-name="T342">Voy a meter la info de la ecocadiz reclutas </text:span></text:span><text:span text:style-name="Source_20_Text"><text:span text:style-name="T343">y su flota respectiva</text:span></text:span><text:span text:style-name="Source_20_Text"><text:span text:style-name="T342"> y </text:span></text:span><text:span text:style-name="Source_20_Text"><text:span text:style-name="T343">de la bocadeva</text:span></text:span></text:p>
      <text:p text:style-name="P522"><text:span text:style-name="Source_20_Text"><text:span text:style-name="T339"/></text:span></text:p>
      <text:p text:style-name="P522"><text:span text:style-name="Source_20_Text"><text:span text:style-name="T339"/></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oft-page-break/><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list xml:id="list3655315977" text:style-name="L10">
        <text:list-item>
          <text:p text:style-name="P996"><text:span text:style-name="Source_20_Text"><text:span text:style-name="T416">Sección</text:span></text:span></text:p>
          <text:p text:style-name="P996"><text:span text:style-name="Source_20_Text"><text:span text:style-name="T417"/></text:span></text:p>
          <text:p text:style-name="P996"><text:span text:style-name="Source_20_Text"><text:span text:style-name="T417">Párrafo</text:span></text:span></text:p>
        </text:list-item>
      </text:list>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8"><text:span text:style-name="Source_20_Text"><text:span text:style-name="T332"/></text:span></text:p>
      <text:p text:style-name="P513"><text:span text:style-name="Source_20_Text"><text:span text:style-name="T32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14:21:55.350554066</meta:creation-date>
    <meta:editing-duration>P6DT8H6M31S</meta:editing-duration>
    <meta:editing-cycles>179</meta:editing-cycles>
    <meta:generator>LibreOffice/6.4.7.2$Linux_X86_64 LibreOffice_project/40$Build-2</meta:generator>
    <dc:date>2023-08-11T13:46:38.389903906</dc:date>
    <meta:document-statistic meta:table-count="0" meta:image-count="1" meta:object-count="0" meta:page-count="67" meta:paragraph-count="1837" meta:word-count="20233" meta:character-count="155337" meta:non-whitespace-character-count="131946"/>
  </office:meta>
</office:document-meta>
</file>